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Table_20_Contents">
      <style:paragraph-properties fo:text-align="center" style:justify-single-word="false"/>
    </style:style>
    <style:style style:name="P182" style:family="paragraph" style:parent-style-name="Standard">
      <style:paragraph-properties fo:break-before="page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6" style:family="paragraph" style:parent-style-name="Standard">
      <style:paragraph-properties fo:break-before="page" fo:background-color="transparent">
        <style:background-image/>
      </style:paragraph-properties>
    </style:style>
    <style:style style:name="P187" style:family="paragraph" style:parent-style-name="Standard">
      <style:paragraph-properties fo:background-color="transparent">
        <style:background-image/>
      </style:paragraph-properties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2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0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01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6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7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8" style:family="paragraph" style:parent-style-name="Table_20_Contents">
      <style:paragraph-properties fo:margin-top="0cm" fo:margin-bottom="0.499cm" style:contextual-spacing="false"/>
    </style:style>
    <style:style style:name="P209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10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11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12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3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4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5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22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23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24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5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6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5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6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37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8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9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5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8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5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6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7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8" style:family="paragraph" style:parent-style-name="Standard" style:list-style-name="L8">
      <style:text-properties fo:language="en" fo:country="US" style:text-underline-style="none"/>
    </style:style>
    <style:style style:name="P259" style:family="paragraph" style:parent-style-name="Standard" style:list-style-name="L10"/>
    <style:style style:name="P260" style:family="paragraph" style:parent-style-name="Standard" style:list-style-name="L38">
      <style:text-properties fo:font-size="12pt" style:font-size-asian="12pt" style:font-size-complex="12pt"/>
    </style:style>
    <style:style style:name="P261" style:family="paragraph" style:parent-style-name="Standard" style:list-style-name="L74">
      <style:text-properties fo:font-size="12pt" style:font-size-asian="12pt" style:font-size-complex="12pt"/>
    </style:style>
    <style:style style:name="P262" style:family="paragraph" style:parent-style-name="Standard" style:list-style-name="L75">
      <style:text-properties fo:font-size="12pt" style:text-underline-style="none" style:font-size-asian="12pt" style:font-size-complex="12pt"/>
    </style:style>
    <style:style style:name="P263" style:family="paragraph" style:parent-style-name="Standard" style:list-style-name="L76">
      <style:text-properties fo:font-size="12pt" style:text-underline-style="none" style:font-size-asian="12pt" style:font-size-complex="12pt"/>
    </style:style>
    <style:style style:name="P264" style:family="paragraph" style:parent-style-name="Standard" style:list-style-name="L76">
      <style:text-properties fo:font-size="12pt" style:text-underline-style="solid" style:text-underline-width="auto" style:text-underline-color="font-color" style:font-size-asian="12pt" style:font-size-complex="12pt"/>
    </style:style>
    <style:style style:name="P265" style:family="paragraph" style:parent-style-name="Standard" style:list-style-name="L51"/>
    <style:style style:name="P266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7" style:family="paragraph" style:parent-style-name="Standard" style:list-style-name="L54"/>
    <style:style style:name="P268" style:family="paragraph" style:parent-style-name="Standard" style:list-style-name="L58"/>
    <style:style style:name="P269" style:family="paragraph" style:parent-style-name="Standard" style:list-style-name="L60"/>
    <style:style style:name="P270" style:family="paragraph" style:parent-style-name="Standard" style:list-style-name="L61"/>
    <style:style style:name="P271" style:family="paragraph" style:parent-style-name="Standard" style:list-style-name="L62"/>
    <style:style style:name="P272" style:family="paragraph" style:parent-style-name="Standard" style:list-style-name="L62">
      <style:text-properties fo:font-weight="normal" style:font-weight-asian="normal" style:font-weight-complex="normal"/>
    </style:style>
    <style:style style:name="P273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4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5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6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7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9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1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2" style:family="paragraph" style:parent-style-name="Standard">
      <style:paragraph-properties fo:background-color="transparent">
        <style:background-image/>
      </style:paragraph-properties>
    </style:style>
    <style:style style:name="P283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4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5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86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87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88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89" style:family="paragraph" style:parent-style-name="Standard" style:list-style-name="L70">
      <style:paragraph-properties fo:background-color="transparent">
        <style:background-image/>
      </style:paragraph-properties>
    </style:style>
    <style:style style:name="P290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91" style:family="paragraph" style:parent-style-name="Standard" style:list-style-name="L72">
      <style:paragraph-properties fo:background-color="transparent">
        <style:background-image/>
      </style:paragraph-properties>
    </style:style>
    <style:style style:name="P292" style:family="paragraph" style:parent-style-name="Standard" style:list-style-name="L73">
      <style:paragraph-properties fo:background-color="transparent">
        <style:background-image/>
      </style:paragraph-properties>
    </style:style>
    <style:style style:name="P293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94" style:family="paragraph" style:parent-style-name="Standard">
      <style:paragraph-properties fo:background-color="transparent">
        <style:background-image/>
      </style:paragraph-properties>
      <style:text-properties officeooo:paragraph-rsid="0019c2c5"/>
    </style:style>
    <style:style style:name="P295" style:family="paragraph" style:parent-style-name="Standard">
      <style:paragraph-properties fo:background-color="transparent">
        <style:background-image/>
      </style:paragraph-properties>
      <style:text-properties officeooo:paragraph-rsid="001a42cc"/>
    </style:style>
    <style:style style:name="P296" style:family="paragraph" style:parent-style-name="Standard">
      <style:paragraph-properties fo:background-color="transparent">
        <style:background-image/>
      </style:paragraph-properties>
      <style:text-properties officeooo:paragraph-rsid="001cdd40"/>
    </style:style>
    <style:style style:name="P297" style:family="paragraph" style:parent-style-name="Standard">
      <style:paragraph-properties fo:background-color="transparent">
        <style:background-image/>
      </style:paragraph-properties>
      <style:text-properties officeooo:paragraph-rsid="001df1cb"/>
    </style:style>
    <style:style style:name="P298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9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0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0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06" style:family="paragraph" style:parent-style-name="Table_20_Contents" style:list-style-name="L36">
      <style:paragraph-properties fo:text-align="justify" style:justify-single-word="false"/>
    </style:style>
    <style:style style:name="P307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308" style:family="paragraph" style:parent-style-name="Table_20_Contents" style:list-style-name="L57"/>
    <style:style style:name="P309" style:family="paragraph" style:parent-style-name="Table_20_Contents" style:list-style-name="L57">
      <style:paragraph-properties fo:margin-top="0cm" fo:margin-bottom="0.499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officeooo:rsid="0019c2c5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01a42cc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officeooo:rsid="001cdd40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1df1cb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1e46bc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1f6ef7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normal" officeooo:rsid="0022d887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9c2c5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Liberation Sans" style:text-underline-style="none"/>
    </style:style>
    <style:style style:name="T33" style:family="text">
      <style:text-properties style:font-name="Liberation Sans" style:text-underline-style="none" fo:background-color="#f9f9f9"/>
    </style:style>
    <style:style style:name="T34" style:family="text">
      <style:text-properties style:font-name="Liberation Sans" fo:language="en" fo:country="US"/>
    </style:style>
    <style:style style:name="T35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36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7" style:family="text">
      <style:text-properties style:font-name="Liberation Sans" fo:language="ru" fo:country="RU" fo:font-weight="normal" style:font-weight-asian="normal" style:font-weight-complex="normal"/>
    </style:style>
    <style:style style:name="T38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39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40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41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42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43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44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style:font-name="Liberation Sans" fo:font-weight="normal" style:font-weight-asian="normal" style:font-weight-complex="normal"/>
    </style:style>
    <style:style style:name="T46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47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4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4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50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51" style:family="text">
      <style:text-properties fo:font-variant="normal" fo:text-transform="none" fo:color="#000000" fo:letter-spacing="normal" fo:font-style="normal" fo:font-weight="normal"/>
    </style:style>
    <style:style style:name="T52" style:family="text">
      <style:text-properties fo:font-variant="normal" fo:text-transform="none" fo:color="#000000" fo:letter-spacing="normal" fo:font-style="normal" fo:font-weight="normal" fo:background-color="#ffff00"/>
    </style:style>
    <style:style style:name="T5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54" style:family="text">
      <style:text-properties fo:font-variant="normal" fo:text-transform="none" fo:color="#000000" fo:letter-spacing="normal" fo:language="en" fo:country="US" fo:font-style="normal" fo:font-weight="normal"/>
    </style:style>
    <style:style style:name="T55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56" style:family="text">
      <style:text-properties fo:font-style="italic" fo:background-color="#ffff00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background-color="#ffff00"/>
    </style:style>
    <style:style style:name="T59" style:family="text">
      <style:text-properties fo:color="#ff0000"/>
    </style:style>
    <style:style style:name="T60" style:family="text">
      <style:text-properties fo:color="#ff0000" fo:background-color="transparent"/>
    </style:style>
    <style:style style:name="T61" style:family="text">
      <style:text-properties fo:color="#00ff00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64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65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67" style:family="text">
      <style:text-properties style:font-name-asian="Liberation Sans1" style:font-name-complex="Liberation Sans1"/>
    </style:style>
    <style:style style:name="T68" style:family="text">
      <style:text-properties fo:background-color="transparent"/>
    </style:style>
    <style:style style:name="T69" style:family="text">
      <style:text-properties fo:language="en" fo:country="US"/>
    </style:style>
    <style:style style:name="T70" style:family="text">
      <style:text-properties fo:language="en" fo:country="US" fo:font-style="normal" style:text-underline-style="none" style:font-style-asian="normal" style:font-style-complex="normal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text-underline-style="none"/>
    </style:style>
    <style:style style:name="T73" style:family="text">
      <style:text-properties style:font-name="Liberation Sans2"/>
    </style:style>
    <style:style style:name="T74" style:family="text">
      <style:text-properties style:font-name="Liberation Sans1" style:font-name-asian="Liberation Sans1" style:font-name-complex="Liberation Sans1"/>
    </style:style>
    <style:style style:name="T75" style:family="text">
      <style:text-properties fo:color="#ff00ff"/>
    </style:style>
    <style:style style:name="T76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77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1">любой терминал (xterm, rxvt, mrxvt, ...)</text:p>
      <text:p text:style-name="P8"/>
      <text:p text:style-name="P8">Windows:</text:p>
      <text:list xml:id="list8618395625720155310" text:style-name="L1">
        <text:list-item>
          <text:p text:style-name="P209">установить Ruby для Windows, запускать через виндозный cmd</text:p>
          <text:p text:style-name="P209">&gt;&gt;&gt; показать Start/Run/cmd</text:p>
        </text:list-item>
        <text:list-item>
          <text:p text:style-name="P209">установить cygwin и получить линукс под виндой</text:p>
        </text:list-item>
        <text:list-item>
          <text:p text:style-name="P209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9108871412849587320" text:style-name="L2">
        <text:list-item>
          <text:p text:style-name="P210">установка</text:p>
        </text:list-item>
        <text:list-item>
          <text:p text:style-name="P210">удаление</text:p>
        </text:list-item>
        <text:list-item>
          <text:p text:style-name="P210">обновление</text:p>
        </text:list-item>
        <text:list-item>
          <text:p text:style-name="P210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1">pwd</text:p>
      <text:p text:style-name="P141">ls</text:p>
      <text:p text:style-name="P141">ruby --version</text:p>
      <text:p text:style-name="P58"/>
      <text:p text:style-name="P58">Задание: выполните следующую команду в командной строке</text:p>
      <text:p text:style-name="P58"/>
      <text:p text:style-name="P14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5562199182369680998" text:style-name="L3">
        <text:list-item>
          <text:p text:style-name="P211">имеющий подсветку синтаксиса для данного языка</text:p>
        </text:list-item>
        <text:list-item>
          <text:p text:style-name="P211">позволяющий задавать <text:span text:style-name="T1">формат конца строки</text:span>.</text:p>
        </text:list-item>
      </text:list>
      <text:p text:style-name="P8"/>
      <text:list xml:id="list7097130192064748693" text:style-name="L4">
        <text:list-item>
          <text:p text:style-name="P212">emacs (swiss army knife)</text:p>
        </text:list-item>
        <text:list-item>
          <text:p text:style-name="P212">sublime text (есть подсказки по языковым конструкциям!)</text:p>
        </text:list-item>
        <text:list-item>
          <text:p text:style-name="P212">Edit Plus</text:p>
        </text:list-item>
        <text:list-item>
          <text:p text:style-name="P212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9">Демонстрация \r</text:p>
      <text:p text:style-name="P8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60"/>
      <text:p text:style-name="P60">Задание: Запустите скрипт lesson.01/bad_eol</text:p>
      <text:p text:style-name="P60"/>
      <text:p text:style-name="P60"><text:tab/>&gt; ./bad_eol</text:p>
      <text:p text:style-name="P60"><text:tab/>&gt; ruby bad_eol</text:p>
      <text:p text:style-name="P60"/>
      <text:p text:style-name="P8">&gt;&gt;&gt; показать, какую ошибку выдаст баш, если shbang заканчивается на \r\n</text:p>
      <text:p text:style-name="P60"/>
      <text:p text:style-name="P60">Задание: (по аналогии) напишите и выполните свой скрипт hello_world.</text:p>
      <text:p text:style-name="P60"/>
      <text:p text:style-name="P60">&gt;&gt;&gt; Вопрос: получилось ли выполнить скрипт?</text:p>
      <text:p text:style-name="P60"/>
      <text:p text:style-name="P63">Способы запуска скрипта</text:p>
      <text:p text:style-name="P63"/>
      <text:p text:style-name="P60"># взять слайды shell/ pp.4,5</text:p>
      <text:p text:style-name="P60"/>
      <text:list xml:id="list913922665817714823" text:style-name="L5">
        <text:list-header>
          <text:p text:style-name="P273">1. явно задав интерпертатор</text:p>
        </text:list-header>
      </text:list>
      <text:p text:style-name="P60"/>
      <text:p text:style-name="P60"><text:tab/>&gt; ruby hello_world</text:p>
      <text:p text:style-name="P60"/>
      <text:list xml:id="list3443430160831005788" text:style-name="L6">
        <text:list-header>
          <text:p text:style-name="P274">2. задав в первой строке скрипта she-bang (she обозначает решетку # (sharp sign); bang обозначает !) </text:p>
        </text:list-header>
      </text:list>
      <text:p text:style-name="P60"/>
      <text:p text:style-name="P60"><text:tab/>#!/path/to/interpreter</text:p>
      <text:p text:style-name="P60"/>
      <text:p text:style-name="P60">чтобы увидеть путь к интерпретатору:</text:p>
      <text:p text:style-name="P60"/>
      <text:p text:style-name="P60"><text:tab/>&gt; which ruby</text:p>
      <text:p text:style-name="P60"/>
      <text:p text:style-name="P60"><text:tab/>#!/usr/bin/ruby<text:tab/></text:p>
      <text:p text:style-name="P60"><text:tab/>#!/usr/bin/awk -f</text:p>
      <text:p text:style-name="P60"><text:tab/>#!/bin/sh</text:p>
      <text:p text:style-name="P60"/>
      <text:p text:style-name="P60">более гибкая альтернатива (если работает)</text:p>
      <text:p text:style-name="P60"/>
      <text:p text:style-name="P60"><text:tab/>#!/usr/bin/env ruby</text:p>
      <text:p text:style-name="P60"/>
      <text:p text:style-name="P60">Запуск через she-bang работает, если скрипт является <text:span text:style-name="T1">исполняемым</text:span>.</text:p>
      <text:p text:style-name="P60"/>
      <text:p text:style-name="P60"><text:soft-page-break/><text:tab/>&gt; chmod a+x hello_world</text:p>
      <text:p text:style-name="P60"><text:tab/>&gt; chmod u+x hello_world</text:p>
      <text:p text:style-name="P60"/>
      <text:p text:style-name="P60">Чтобы посмотреть права (атрибуты) файла:</text:p>
      <text:p text:style-name="P60"/>
      <text:p text:style-name="P60"><text:tab/>&gt; ls -l hello_world</text:p>
      <text:p text:style-name="P60"/>
      <text:p text:style-name="P60">&gt;&gt;&gt; Прокомментировать систему прав</text:p>
      <text:p text:style-name="P60"/>
      <text:p text:style-name="P60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3">где применяется ruby</text:p>
      <text:p text:style-name="P23"/>
      <text:list xml:id="list1117739217465204966" text:style-name="L7">
        <text:list-item>
          <text:p text:style-name="P237">консольные утилиты </text:p>
        </text:list-item>
      </text:list>
      <text:list xml:id="list1470319324088229221" text:style-name="L8">
        <text:list-item>
          <text:p text:style-name="P258"><text:span text:style-name="T47">gui (tk) – Oh, no!</text:span></text:p>
        </text:list-item>
        <text:list-item>
          <text:p text:style-name="P238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43"><text:span text:style-name="T47">irb – интерактивный руби (REPL - read, evaluate, print, loop)</text:span></text:p>
      <text:p text:style-name="P28"/>
      <text:p text:style-name="P43"><text:span text:style-name="T47">&gt;&gt;&gt; Демонстрация, 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47">Полезные утилиты – ri</text:span></text:p>
      <text:p text:style-name="P36"/>
      <text:p text:style-name="P43"><text:span text:style-name="T47">ri – (ruby information) – справочная система руби (в консоли)</text:span></text:p>
      <text:p text:style-name="P28"/>
      <text:p text:style-name="P137">&gt;ri --help</text:p>
      <text:p text:style-name="P13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47">&gt;&gt;&gt; Объяснить, что они видят в следующем задании. один и тот же метод определен в разных классах.</text:span></text:p>
      <text:p text:style-name="P10">&gt;&gt;&gt; <text:span text:style-name="T51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51">Имена переменных и констант состоят из:</text:span></text:p>
      <text:list xml:id="list5563008655945741712" text:style-name="L9">
        <text:list-item>
          <text:p text:style-name="P239">буквы</text:p>
        </text:list-item>
        <text:list-item>
          <text:p text:style-name="P239">цифры (не может быть первой)</text:p>
        </text:list-item>
        <text:list-item>
          <text:p text:style-name="P239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51"><text:tab/></text:span><text:span text:style-name="T53">S</text:span><text:span text:style-name="T51">tring, Array</text:span><text:span text:style-name="T52">, Hash</text:span></text:p>
      <text:p text:style-name="P25"><text:tab/>Enumerable, Comparable</text:p>
      <text:p text:style-name="P2"><text:span text:style-name="T51"><text:tab/></text:span><text:span text:style-name="T53">M</text:span><text:span text:style-name="T51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5749349955885534718" text:style-name="L10">
        <text:list-item>
          <text:p text:style-name="P240">что такое irb и ri?</text:p>
        </text:list-item>
        <text:list-item>
          <text:p text:style-name="P240">в hello.upcase, как называется часть upcase (ответ: метод)</text:p>
        </text:list-item>
        <text:list-item>
          <text:p text:style-name="P240">какая разница между # и . перед названием метода при обращении в ri: например String#upcase и String.new</text:p>
        </text:list-item>
        <text:list-item>
          <text:p text:style-name="P240">Чем отличаются переменные от констант</text:p>
        </text:list-item>
        <text:list-item>
          <text:p text:style-name="P240">Как именуются переменные, каким регулярным выражением вы бы это описали. Ответ: [_a-z][A-Za-z_0-9]</text:p>
        </text:list-item>
        <text:list-item>
          <text:p text:style-name="P259"><text:span text:style-name="T49">Как именуются константы, опишите это регулярным выражением. Ответ: [A-Z][A-Za-z_0-9]</text:span></text:p>
        </text:list-item>
        <text:list-item>
          <text:p text:style-name="P259"><text:span text:style-name="T49">Назовите константы, используя которые можно вывести данные в поток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4625931189628517184" text:style-name="L11">
        <text:list-item>
          <text:p text:style-name="P241">допустимые значения и свойства</text:p>
        </text:list-item>
        <text:list-item>
          <text:p text:style-name="P241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3849982341941290206" text:style-name="L12">
        <text:list-item>
          <text:p text:style-name="P242">численные: Integer, Float, Fixnum (&lt;Integer), Bignum (&lt;Integer), Numeric</text:p>
        </text:list-item>
        <text:list-item>
          <text:p text:style-name="P242">строковые String</text:p>
        </text:list-item>
        <text:list-item>
          <text:p text:style-name="P242">логические (булевские = boolean): FalseClass, TrueClass</text:p>
        </text:list-item>
        <text:list-item>
          <text:p text:style-name="P247">File, IO, Symbol</text:p>
        </text:list-item>
        <text:list-item>
          <text:p text:style-name="P247">Array</text:p>
        </text:list-item>
        <text:list-item>
          <text:p text:style-name="P247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7296052814981520685" text:style-name="L13">
        <text:list-item>
          <text:p text:style-name="P243">Dictionary, PartOfSpeechDictionary</text:p>
        </text:list-item>
        <text:list-item>
          <text:p text:style-name="P243">Sentence</text:p>
        </text:list-item>
        <text:list-item>
          <text:p text:style-name="P243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6075195410562073294" text:style-name="L14">
        <text:list-item>
          <text:p text:style-name="P244">динамическая типизация (shell, awk, ruby, python,...) /dynamically typed language/</text:p>
        </text:list-item>
        <text:list-item>
          <text:p text:style-name="P244">статическая типизация (С, Java)</text:p>
        </text:list-item>
      </text:list>
      <text:p text:style-name="P25"/>
      <text:p text:style-name="P25">При статической типизации</text:p>
      <text:list xml:id="list6039465535996413370" text:style-name="L15">
        <text:list-item>
          <text:p text:style-name="P245">тип переменной задается сразу</text:p>
          <text:p text:style-name="P279">пример в C: int a = 20</text:p>
        </text:list-item>
        <text:list-item>
          <text:p text:style-name="P245">тип переменной нельзя изменить в процессе работы</text:p>
        </text:list-item>
      </text:list>
      <text:p text:style-name="P151">пример: a = “now this is a string” </text:p>
      <text:list xml:id="list212944657346311" text:continue-numbering="true" text:style-name="L15">
        <text:list-header>
          <text:p text:style-name="P277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6362147159693732147" text:style-name="L16">
        <text:list-item>
          <text:list>
            <text:list-item>
              <text:p text:style-name="P246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6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1">Здесь слайд 30: if-elsif-elsif-elsif-else-end</text:p>
      <text:p text:style-name="P91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7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3"/>
      <text:p text:style-name="P145"/>
      <text:p text:style-name="P67">Циклы</text:p>
      <text:p text:style-name="P52"/>
      <text:p text:style-name="P52">Циклы позволяют выполнить какое-то действие/действия <text:span text:style-name="T1">несколько раз</text:span>.</text:p>
      <text:p text:style-name="P52"/>
      <text:p text:style-name="P52">Сравните, сколько раз выполнится блок (lesson.3/while/test_while_1.rb)</text:p>
      <text:p text:style-name="P5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2">a = 2</text:p>
            <text:p text:style-name="P52">if a &lt; 5</text:p>
            <text:p text:style-name="P52"><text:s text:c="2"/>b = a ** 2</text:p>
            <text:p text:style-name="P52"><text:s text:c="2"/>print b</text:p>
            <text:p text:style-name="P52">end</text:p>
          </table:table-cell>
          <table:table-cell table:style-name="Table36.B1" office:value-type="string">
            <text:p text:style-name="P52">a = 2</text:p>
            <text:p text:style-name="P52">while a &lt; 5</text:p>
            <text:p text:style-name="P52"><text:s text:c="2"/>b = a ** 2</text:p>
            <text:p text:style-name="P52"><text:s text:c="2"/>print b, ", <text:s/>"</text:p>
            <text:p text:style-name="P52"><text:s text:c="2"/>a += 1</text:p>
            <text:p text:style-name="P52">end</text:p>
          </table:table-cell>
        </table:table-row>
        <table:table-row>
          <table:table-cell table:style-name="Table36.A2" office:value-type="string">
            <text:p text:style-name="P52">#=&gt;4</text:p>
          </table:table-cell>
          <table:table-cell table:style-name="Table36.B2" office:value-type="string">
            <text:p text:style-name="P52">#=&gt; 4, 9, 16</text:p>
          </table:table-cell>
        </table:table-row>
      </table:table>
      <text:p text:style-name="P52"/>
      <text:p text:style-name="P52">&gt;&gt;&gt; Для каких значений a выполняется цикл? =&gt; 2, 3, 4</text:p>
      <text:p text:style-name="P88"/>
      <text:p text:style-name="P67">Цикл while</text:p>
      <text:p text:style-name="P52"/>
      <text:p text:style-name="P52">Цикл while выполняется, пока условие истинно </text:p>
      <text:p text:style-name="P52"/>
      <text:p text:style-name="P52">while <text:span text:style-name="T58">expression-that-is-</text:span><text:span text:style-name="T56">TRUE</text:span> [do]</text:p>
      <text:p text:style-name="P52"><text:s text:c="2"/># ....</text:p>
      <text:p text:style-name="P52">end</text:p>
      <text:p text:style-name="P52"/>
      <text:p text:style-name="P52">!!! Вопрос: сколько раз выполниться следующий цикл (lesson.26/loops/test_while_2.rb)? Расскажите, как он выполняется:</text:p>
      <text:p text:style-name="P52"/>
      <text:p text:style-name="P52">i = j = 0</text:p>
      <text:p text:style-name="P52">while i &lt; 5 &amp;&amp; j &lt; 5</text:p>
      <text:p text:style-name="P52"><text:s text:c="2"/>puts "i=#{i}, j=#{j}"</text:p>
      <text:p text:style-name="P52"><text:s text:c="2"/>i += 1</text:p>
      <text:p text:style-name="P52"><text:s text:c="2"/>j += i</text:p>
      <text:p text:style-name="P52">end</text:p>
      <text:p text:style-name="P52">puts ""</text:p>
      <text:p text:style-name="P52"/>
      <text:p text:style-name="P52">Ответ: будет напечатано</text:p>
      <text:p text:style-name="P144">i=0, j=0 </text:p>
      <text:p text:style-name="P144">i=1, j=1 </text:p>
      <text:p text:style-name="P144">i=2, j=3 </text:p>
      <text:p text:style-name="P52"><text:soft-page-break/>&gt;&gt;&gt; Почему цикл не пошел на следующую итерацию?</text:p>
      <text:p text:style-name="P144">i=3, j=6</text:p>
      <text:p text:style-name="P52"/>
      <text:p text:style-name="P52">Вопрос: объясните, как работает следующий цикл?</text:p>
      <text:p text:style-name="P52"/>
      <text:p text:style-name="P52">например, обрабатывается файл, в котором одна строка "hello"</text:p>
      <text:p text:style-name="P52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2">while line = gets</text:p>
            <text:p text:style-name="P52"><text:s text:c="2"/># <text:s text:c="2"/>какие-то действия</text:p>
            <text:p text:style-name="P52"><text:s text:c="2"/># <text:s text:c="2"/>line.chomp!</text:p>
            <text:p text:style-name="P52">end</text:p>
          </table:table-cell>
          <table:table-cell table:style-name="Table37.A1" office:value-type="string">
            <text:p text:style-name="P52">while line = "hello"</text:p>
            <text:p text:style-name="P52"><text:s text:c="2"/># <text:s/>...</text:p>
            <text:p text:style-name="P52">end</text:p>
          </table:table-cell>
          <table:table-cell table:style-name="Table37.A1" office:value-type="string">
            <text:p text:style-name="P52">while "hello"</text:p>
            <text:p text:style-name="P52"><text:s text:c="2"/># <text:s/>...</text:p>
            <text:p text:style-name="P52">end</text:p>
          </table:table-cell>
          <table:table-cell table:style-name="Table37.D1" office:value-type="string">
            <text:p text:style-name="P52">while true</text:p>
            <text:p text:style-name="P52"><text:s text:c="2"/># <text:s/>...</text:p>
            <text:p text:style-name="P52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2"/>
      <text:p text:style-name="P52">!!! Вопрос: В какой момент этот цикл остановится?</text:p>
      <text:p text:style-name="P52">читать: IO#gets</text:p>
      <text:p text:style-name="P52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3">IO#gets</text:p>
      <text:p text:style-name="P53">выполните скрипт lesson.03/gets/test_gets.1.rb</text:p>
      <text:p text:style-name="P53"/>
      <text:p text:style-name="P53">&gt;&gt;&gt; ввести строку, нажать ввод</text:p>
      <text:p text:style-name="P53"/>
      <text:p text:style-name="P53">Прочитайте скрипт и скажите, то ли выводится, что “хотел” сказать программист.</text:p>
      <text:p text:style-name="P53"/>
      <text:p text:style-name="P53">Исправьте скрипт</text:p>
      <text:p text:style-name="P53"/>
      <text:p text:style-name="P53">Ответ: lesson.03/gets/test_gets.2.rb</text:p>
      <text:p text:style-name="P68"/>
      <text:p text:style-name="P53">Знать отличия между:</text:p>
      <text:p text:style-name="P53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60">user</text:span>/bin/ruby</text:p>
      <text:p text:style-name="P2"><text:soft-page-break/></text:p>
      <text:p text:style-name="P2">while line = gets</text:p>
      <text:p text:style-name="P2"><text:s text:c="4"/><text:span text:style-name="T58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60">elseif</text:span> line &lt; 0 <text:s/><text:span text:style-name="T59"># line is a string</text:span></text:p>
      <text:p text:style-name="P2"><text:s text:c="7"/>puts line + “ is a negative number”</text:p>
      <text:p text:style-name="P2"><text:s text:c="4"/><text:span text:style-name="T59">elseif</text:span> line == “0”</text:p>
      <text:p text:style-name="P2"><text:s text:c="7"/>puts line + “ is zero”</text:p>
      <text:p text:style-name="P2"><text:s text:c="4"/><text:span text:style-name="T59">elseif</text:span> # should be else</text:p>
      <text:p text:style-name="P2"><text:s text:c="7"/>puts “#{line} is a negative number”</text:p>
      <text:p text:style-name="P2"><text:s text:c="4"/># <text:span text:style-name="T59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28"/>
      <text:p text:style-name="P18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7640766410802597092" text:style-name="L17">
        <text:list-item>
          <text:p text:style-name="P248">На что влияет тип данных?</text:p>
        </text:list-item>
        <text:list-item>
          <text:p text:style-name="P248">Как Руби знает, к какому типу относится тот или иной программный объект?</text:p>
        </text:list-item>
      </text:list>
      <text:list xml:id="list8334817822017443326" text:style-name="L18">
        <text:list-item>
          <text:p text:style-name="P280">В двойных/одинарных кавычках это … ? – String</text:p>
        </text:list-item>
        <text:list-item>
          <text:p text:style-name="P280">В квадратных скобках это … ? – Array</text:p>
        </text:list-item>
        <text:list-item>
          <text:p text:style-name="P280">В фигурный скобках это ... ? -- Hash</text:p>
        </text:list-item>
        <text:list-item>
          <text:p text:style-name="P280">Как задать диапазон? – .. или ...</text:p>
        </text:list-item>
      </text:list>
      <text:list xml:id="list212945572599215" text:continue-list="list7640766410802597092" text:style-name="L17">
        <text:list-item>
          <text:p text:style-name="P248">Можно ли изменить тип переменной в программе?</text:p>
        </text:list-item>
        <text:list-item>
          <text:p text:style-name="P248">Назовите некоторые методы, которые преобразуют объект к другому типу? – (to_s, to_i, to_f, to_a)</text:p>
        </text:list-item>
        <text:list-item>
          <text:p text:style-name="P248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8">Что такое интерполяция и где ее использовать?</text:p>
        </text:list-item>
        <text:list-item>
          <text:p text:style-name="P248">Почему оператор условия if называется оператором ветвления?</text:p>
        </text:list-item>
        <text:list-item>
          <text:p text:style-name="P248">Сколько веток и какие могут быть в if?</text:p>
        </text:list-item>
        <text:list-item>
          <text:p text:style-name="P248">Имеет ли значение порядок ветвей в if?</text:p>
        </text:list-item>
        <text:list-item>
          <text:p text:style-name="P248">Назовите операторы сравнения: </text:p>
        </text:list-item>
      </text:list>
      <text:list xml:id="list3209868985638307735" text:style-name="L19">
        <text:list-item>
          <text:p text:style-name="P281">ответ: &lt; &gt; == !=</text:p>
        </text:list-item>
      </text:list>
      <text:list xml:id="list212944334030201" text:continue-list="list212945572599215" text:style-name="L17">
        <text:list-item>
          <text:p text:style-name="P248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8">Почему то, что возвращает оператор =~ , можно использовать в условии?</text:p>
        </text:list-item>
        <text:list-item>
          <text:p text:style-name="P248">Что у руби является true и что false?</text:p>
        </text:list-item>
        <text:list-item>
          <text:p text:style-name="P248">Зачем нужны циклы?</text:p>
        </text:list-item>
        <text:list-item>
          <text:p text:style-name="P248">При каком условии выполняется тело цикла while? Сколько раз он выполняется?</text:p>
        </text:list-item>
        <text:list-item>
          <text:p text:style-name="P248">Когда заканчивается цикл while?</text:p>
        </text:list-item>
        <text:list-item>
          <text:p text:style-name="P248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5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61">NP</text:span>)</text:p>
          </table:table-cell>
          <table:table-cell table:style-name="Table3.C2" office:value-type="string">
            <text:p text:style-name="P154">False (<text:span text:style-name="T61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59">NP</text:span>)</text:p>
          </table:table-cell>
          <table:table-cell table:style-name="Table3.C2" office:value-type="string">
            <text:p text:style-name="P153">tp: <text:span text:style-name="T59">NP</text:span> = <text:span text:style-name="T61">NP</text:span></text:p>
          </table:table-cell>
          <table:table-cell table:style-name="Table3.C2" office:value-type="string">
            <text:p text:style-name="P153">fp: <text:span text:style-name="T59">NP</text:span> != <text:span text:style-name="T61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59">non-NP</text:span>)</text:p>
          </table:table-cell>
          <table:table-cell table:style-name="Table3.C2" office:value-type="string">
            <text:p text:style-name="P153">fn: <text:span text:style-name="T59">non-NP </text:span><text:span text:style-name="T62">!= </text:span><text:span text:style-name="T61">NP</text:span></text:p>
          </table:table-cell>
          <table:table-cell table:style-name="Table3.C2" office:value-type="string">
            <text:p text:style-name="P153"><text:span text:style-name="T62">tn: </text:span><text:span text:style-name="T59">non-NP</text:span> = <text:span text:style-name="T61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28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4736820043460134553" text:style-name="L20">
        <text:list-item>
          <text:p text:style-name="P249">lesson.06.tar.bz2</text:p>
        </text:list-item>
        <text:list-item>
          <text:p text:style-name="P249"/>
        </text:list-item>
        <text:list-item>
          <text:p text:style-name="P249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8128655387533611848" text:style-name="L21">
        <text:list-item>
          <text:p text:style-name="P255">lesson.07.tar.bz2</text:p>
        </text:list-item>
        <text:list-item>
          <text:p text:style-name="P257">dictester.all.tar.bz2 (дапм всего DicTester --all)</text:p>
        </text:list-item>
        <text:list-item>
          <text:p text:style-name="P257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5883317003659886723" text:style-name="L22">
        <text:list-item>
          <text:p text:style-name="P250">правильное VBD заканчиватся на ED: confuse -&gt; confused</text:p>
        </text:list-item>
        <text:list-item>
          <text:p text:style-name="P250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7">Verbs (VB) in dictionary: 11785 </text:p>
      <text:p text:style-name="P137">Regular/irregular VBD: 8948/280 (= 9228 в сумме)</text:p>
      <text:p text:style-name="P28"/>
      <text:p text:style-name="P28">Если есть отличия,</text:p>
      <text:list xml:id="list4725658210950912460" text:style-name="L23">
        <text:list-item>
          <text:p text:style-name="P251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68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8">p.55 и lesson.14 в старом курсе, можно взять без изменений</text:p>
      <text:p text:style-name="P188"/>
      <text:p text:style-name="P67">Массивы</text:p>
      <text:p text:style-name="P67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7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7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7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57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67">Вопрос: 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67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201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6542976264173882666" text:style-name="L24">
        <text:list-item>
          <text:p text:style-name="P252">lesson.08.tar.bz2</text:p>
        </text:list-item>
        <text:list-item>
          <text:p text:style-name="P252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7066317735452762389" text:style-name="L25">
        <text:list-item>
          <text:p text:style-name="P256">Что есть массив и в чем его отличие от просто переменной?</text:p>
        </text:list-item>
        <text:list-item>
          <text:p text:style-name="P256">Как объявить массив? Зачем объявлять массив?</text:p>
        </text:list-item>
        <text:list-item>
          <text:p text:style-name="P256">Как создать массив? Как создать массив строк?</text:p>
        </text:list-item>
        <text:list-item>
          <text:p text:style-name="P256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6">Как получить содержимое какой-то ячейки массива? И как положить значение в ячейку?</text:p>
        </text:list-item>
        <text:list-item>
          <text:p text:style-name="P256">Можно ли получать или назначать значения сразу нескольким элементам массива?</text:p>
        </text:list-item>
        <text:list-item>
          <text:p text:style-name="P256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6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6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1">Раздаточный материал</text:p>
      <text:p text:style-name="P41"/>
      <text:list xml:id="list9134589339688433609" text:style-name="L26">
        <text:list-item>
          <text:p text:style-name="P253">lesson.09.tar.bz2</text:p>
        </text:list-item>
        <text:list-item>
          <text:p text:style-name="P253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6906136646073632779" text:style-name="L27">
        <text:list-item>
          <text:p text:style-name="P254">Сколько времени в неделю вы тратить на rufsl (ДЗ, повторение слайдов).</text:p>
        </text:list-item>
      </text:list>
      <text:p text:style-name="P89"/>
      <text:p text:style-name="P67">Итераторы</text:p>
      <text:p text:style-name="P51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1">Array#each_index</text:p>
      <text:p text:style-name="P51">Array#each</text:p>
      <text:p text:style-name="P51">Array#reverse_each</text:p>
      <text:p text:style-name="P51"/>
      <text:p text:style-name="P51">Array#reverse.each_with_index – последовательное применение методов</text:p>
      <text:p text:style-name="P51"/>
      <text:p text:style-name="P84">Синонимичный цикл for</text:p>
      <text:p text:style-name="P69"/>
      <text:p text:style-name="P55">Цикл for синономичен Array#each</text:p>
      <text:p text:style-name="P55"/>
      <text:p text:style-name="P55">letters = %w{a b c d e}</text:p>
      <text:p text:style-name="P55"/>
      <text:p text:style-name="P55">for i in letters</text:p>
      <text:p text:style-name="P55"><text:s text:c="2"/>puts i</text:p>
      <text:p text:style-name="P55">end</text:p>
      <text:p text:style-name="P55"/>
      <text:p text:style-name="P55">Страшная тайна: for вызывает each, for можно использовать с любым объектом, для которого определен метод each</text:p>
      <text:p text:style-name="P55"/>
      <text:p text:style-name="P55">Доказательство. Замените массив на строку.</text:p>
      <text:p text:style-name="P55"/>
      <text:p text:style-name="P55">for i in "hello"</text:p>
      <text:p text:style-name="P55"><text:soft-page-break/><text:s text:c="2"/>puts i</text:p>
      <text:p text:style-name="P55">end</text:p>
      <text:p text:style-name="P55"/>
      <text:p text:style-name="P55">Сообщение об ошибке NoMethodError: undefined method `<text:span text:style-name="T1">each</text:span>' for "hello":String</text:p>
      <text:p text:style-name="P51"/>
      <text:p text:style-name="P67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58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1">= Class methods: </text:p>
      <text:p text:style-name="P51"/>
      <text:p text:style-name="P51"><text:s text:c="2"/>[], new, try_convert </text:p>
      <text:p text:style-name="P51"/>
      <text:p text:style-name="P51">= Instance methods: </text:p>
      <text:p text:style-name="P83"/>
      <text:p text:style-name="P51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1"><text:s text:c="2"/><text:span text:style-name="T1">collect, collect!</text:span>, combination, <text:span text:style-name="T1">compact, compact!</text:span>, <text:span text:style-name="T1">concat, count</text:span>, cycle, </text:p>
      <text:p text:style-name="P51"><text:s text:c="2"/>dclone, <text:span text:style-name="T1">delete, delete_at, delete_if</text:span>, drop, drop_while, <text:span text:style-name="T1">each, each_index, </text:span></text:p>
      <text:p text:style-name="P51"><text:span text:style-name="T1"><text:s text:c="2"/>empty?</text:span>, eql?, fetch, fill, find_index, f<text:span text:style-name="T1">irst, flatten, flatten!</text:span>, frozen?, </text:p>
      <text:p text:style-name="P51"><text:s text:c="2"/>hash, <text:span text:style-name="T1">include?, index</text:span>, initialize_copy, i<text:span text:style-name="T1">nsert, inspect, join, keep_if, </text:span></text:p>
      <text:p text:style-name="P51"><text:span text:style-name="T1"><text:s text:c="2"/>last, length, map, map!</text:span>, pack, permutation, <text:span text:style-name="T1">pop</text:span>, <text:span text:style-name="T1">pretty_print</text:span>, </text:p>
      <text:p text:style-name="P51"><text:s text:c="2"/>pretty_print_cycle, product, <text:span text:style-name="T1">push</text:span>, rassoc, <text:span text:style-name="T1">reject, reject!</text:span>, </text:p>
      <text:p text:style-name="P51"><text:s text:c="2"/>repeated_combination, repeated_permutation, <text:span text:style-name="T1">replace</text:span>, <text:span text:style-name="T1">reverse, reverse!</text:span>, </text:p>
      <text:p text:style-name="P51"><text:s text:c="2"/><text:span text:style-name="T1">reverse_each</text:span>, <text:span text:style-name="T1">rindex</text:span>, rotate, rotate!, <text:span text:style-name="T1">sample, select, select!</text:span>, shelljoin, </text:p>
      <text:p text:style-name="P51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1"><text:s text:c="2"/>take_while, to_a, to_ary, <text:span text:style-name="T1">to_s</text:span>, transpose, <text:span text:style-name="T1">uniq, uniq!, unshift, values_at</text:span>, </text:p>
      <text:p text:style-name="P51"><text:s text:c="2"/>zip, | </text:p>
      <text:p text:style-name="P51"/>
      <text:p text:style-name="P51">&gt;&gt;&gt; Задание: прочитайте этот список и выберите методы, о котрых вы что-то можете сказать из названия.</text:p>
      <text:p text:style-name="P51"><text:soft-page-break/></text:p>
      <text:p text:style-name="P51">&gt;&gt;&gt; Вопрос, что такое оператор | </text:p>
      <text:p text:style-name="P51">&gt;&gt;&gt; ri 'Array#|'</text:p>
      <text:p text:style-name="P51"/>
      <text:p text:style-name="P51">Домашнее задание: почитать ri Array</text:p>
      <text:p text:style-name="P73"/>
      <text:p text:style-name="P67">Получение нескольких <text:span text:style-name="T68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6599056801168306907" text:style-name="L28">
        <text:list-item>
          <text:p text:style-name="P213">метод Kernel#load</text:p>
        </text:list-item>
        <text:list-item>
          <text:p text:style-name="P213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7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7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57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7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58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7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7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2668687274030772582" text:style-name="L29">
        <text:list-item>
          <text:p text:style-name="P298">lesson.10.tar.bz2</text:p>
        </text:list-item>
      </text:list>
      <text:p text:style-name="P157"/>
      <text:p text:style-name="P160">Вопросы</text:p>
      <text:p text:style-name="P160"/>
      <text:list xml:id="list482340686479861459" text:style-name="L30">
        <text:list-item>
          <text:p text:style-name="P301">Сколько времени ушло на ДЗ на этой неделе?</text:p>
        </text:list-item>
        <text:list-item>
          <text:p text:style-name="P301">Просмотрели ли презентацию до конца и есть ли вопросы? Что стоит рассмотреть сейчас?</text:p>
        </text:list-item>
        <text:list-item>
          <text:p text:style-name="P301">Что общего в методах, имена которых оканчиваются на знак вопроса?</text:p>
        </text:list-item>
        <text:list-item>
          <text:p text:style-name="P301">О чем говорит знак ! в имени метода?</text:p>
        </text:list-item>
        <text:list-item>
          <text:p text:style-name="P301">Все ли методы, оканчивающиеся на ! изменяют объект, к которому применяются?</text:p>
        </text:list-item>
        <text:list-item>
          <text:p text:style-name="P301">Назовите какие-нибудь методы объектов класса Array? И что они делают?</text:p>
        </text:list-item>
        <text:list-item>
          <text:p text:style-name="P301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9023512956939698965" text:style-name="L31">
        <text:list-item>
          <text:p text:style-name="P302">lengths.with_cp1252 - <text:s/>длины вычислены неправильно</text:p>
        </text:list-item>
        <text:list-item>
          <text:p text:style-name="P30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260825829808397773" text:style-name="L32">
        <text:list-item>
          <text:p text:style-name="P304">Как определить каждое 10е предложение в тексте?</text:p>
        </text:list-item>
        <text:list-item>
          <text:p text:style-name="P304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8037616734174673800" text:style-name="L33">
        <text:list-item>
          <text:p text:style-name="P299">глобальная переменная @nth</text:p>
        </text:list-item>
        <text:list-item>
          <text:p text:style-name="P299">внешняя библиотека optparse</text:p>
        </text:list-item>
        <text:list-item>
          <text:p text:style-name="P299">опция --help</text:p>
        </text:list-item>
        <text:list-item>
          <text:p text:style-name="P299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5"/>
      <text:list xml:id="list3008335844490544545" text:style-name="L34">
        <text:list-item>
          <text:p text:style-name="P283">map <text:s text:c="5"/><text:span text:style-name="T70">map!</text:span></text:p>
        </text:list-item>
        <text:list-item>
          <text:p text:style-name="P283">collect <text:s text:c="2"/><text:span text:style-name="T70">collect!</text:span></text:p>
        </text:list-item>
      </text:list>
      <text:p text:style-name="P196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57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7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58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9"/>
      <text:p text:style-name="P194"/>
      <text:p text:style-name="P197">Задания на Array#map</text:p>
      <text:p text:style-name="P197"/>
      <text:p text:style-name="P199">Задание: Дано теггированное предложение. Как вывести его без тегов? Как вывести только теги (только цепочка тегов, без слов)?</text:p>
      <text:p text:style-name="P198"/>
      <text:p text:style-name="P199"><text:tab/>не используя String#gsub на всем предложении</text:p>
      <text:p text:style-name="P194"><text:tab/>можно использовать String#match, Array#index, Array#split, String#gsub</text:p>
      <text:p text:style-name="P194"/>
      <text:p text:style-name="P194"><text:tab/>Что есть в тексте есть фразы as_ well_RB ?</text:p>
      <text:p text:style-name="P194"/>
      <text:p text:style-name="P194">ответ: lesson.10/untag.rb</text:p>
      <text:p text:style-name="P194"/>
      <text:p text:style-name="P194"><text:span text:style-name="T68">Домашнее</text:span><text:span text:style-name="T58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212946245072841" text:continue-list="list2668687274030772582" text:style-name="L29">
        <text:list-item>
          <text:p text:style-name="P298">lesson.11.tar.bz2</text:p>
        </text:list-item>
      </text:list>
      <text:p text:style-name="P157"/>
      <text:p text:style-name="P160">Вопросы</text:p>
      <text:p text:style-name="P160"/>
      <text:list xml:id="list3444678664391758824" text:style-name="L35">
        <text:list-item>
          <text:p text:style-name="P303">Сколько времени ушло на ДЗ на этой неделе?</text:p>
        </text:list-item>
        <text:list-item>
          <text:p text:style-name="P303">Для чего предназначен Array#map?</text:p>
        </text:list-item>
        <text:list-item>
          <text:p text:style-name="P303">Есть ли парный опасный метод Array#map! ?</text:p>
        </text:list-item>
        <text:list-item>
          <text:p text:style-name="P303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199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200"><text:span text:style-name="T68">Даны среднемесячные температуры в г. Надыме. Как</text:span> <text:span text:style-name="T68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2"><text:span text:style-name="T68"><text:s/>temperatures.find {|el| el &gt; 0} <text:s/>#=&gt; 1.2</text:span>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2"><text:span text:style-name="T68"><text:s/>temperatures.select {|temp| temp &gt; 0} </text:span></text:p>
      <text:p text:style-name="P171"><text:s/>#=&gt; [1.2, 10.6, 16.0, 12.1, 4.9]</text:p>
      <text:p text:style-name="P172"><text:span text:style-name="T68">то есть, </text:span><text:span text:style-name="T2">массив</text:span><text:span text:style-name="T68"> всех подходящих значений</text:span></text:p>
      <text:p text:style-name="P171"/>
      <text:p text:style-name="P171">см. также Array#grep</text:p>
      <text:p text:style-name="P178"/>
      <text:p text:style-name="P67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7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6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6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212944411626516" text:continue-list="list212946245072841" text:style-name="L29">
        <text:list-item>
          <text:p text:style-name="P298">lesson.12.tar.bz2</text:p>
        </text:list-item>
      </text:list>
      <text:p text:style-name="P157"/>
      <text:p text:style-name="P161">Вопросы</text:p>
      <text:list xml:id="list2990078928799720229" text:style-name="L36">
        <text:list-header>
          <text:p text:style-name="P305"/>
        </text:list-header>
        <text:list-item>
          <text:p text:style-name="P306"><text:span text:style-name="T3">Зачем методу Array#sort нужен блок? Как работает (какой результат) sort без блока?</text:span></text:p>
        </text:list-item>
        <text:list-item>
          <text:p text:style-name="P300">Метод sort оперирует двумя аргументами (они в |a,b|). Что это за аргументы?</text:p>
        </text:list-item>
        <text:list-item>
          <text:p text:style-name="P300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300">Как Array#sort отсортирует массив массивов?</text:p>
        </text:list-item>
        <text:list-item>
          <text:p text:style-name="P300">Чем отличается Array#sort_by от Array#sort ?</text:p>
        </text:list-item>
        <text:list-item>
          <text:p text:style-name="P300">Чем отличаются методы Array#all? и Array#any?</text:p>
        </text:list-item>
        <text:list-item>
          <text:p text:style-name="P307"><text:span text:style-name="T34">Какими способами можно установить, что некоторый элемент присутствует в массиве? – <text:s/>(include?/member? → boolean, Array#index/#rindex → position, find → сам элемент)</text:span></text:p>
        </text:list-item>
        <text:list-item>
          <text:p text:style-name="P307"><text:span text:style-name="T34">Какие из этих методом принимают блок и зачем? - index/rindex/find. чтобы задавать более сложное условие, а не буквальное равенство.</text:span></text:p>
        </text:list-item>
        <text:list-item>
          <text:p text:style-name="P307"><text:span text:style-name="T34">Правда ли, что метод index есть только у массивов? - нет, он есть и у String (см. ri index)</text:span></text:p>
        </text:list-item>
        <text:list-item>
          <text:p text:style-name="P300">Почему Array#index/rindex/find можно использовать в условиях? - они возвращают nil, если ничего не найдено</text:p>
        </text:list-item>
        <text:list-item>
          <text:p text:style-name="P307"><text:span text:style-name="T34">Чем отличается Array#find от Array#select?</text:span></text:p>
        </text:list-item>
        <text:list-item>
          <text:p text:style-name="P300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7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3830819346891177311" text:style-name="L37">
        <text:list-item>
          <text:p text:style-name="P214">возможность абстрагироваться от деталей реализации</text:p>
        </text:list-item>
        <text:list-item>
          <text:p text:style-name="P214">более читабельный и более легко управляемый код</text:p>
        </text:list-item>
        <text:list-item>
          <text:p text:style-name="P214">возможность повторного использования (code reuse)</text:p>
          <text:p text:style-name="P214"/>
        </text:list-item>
      </text:list>
      <text:p text:style-name="P72">синонимы: подпрограммы, функции, процедуры</text:p>
      <text:p text:style-name="P52"/>
      <text:p text:style-name="P52">Метод должен быть определен до его использования</text:p>
      <text:p text:style-name="P52"/>
      <text:p text:style-name="P52">Определение метода:</text:p>
      <text:p text:style-name="P52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2">Использование (вызов) метода:</text:p>
      <text:p text:style-name="P52"/>
      <text:p text:style-name="P52"><text:tab/>method_name(arg1, arg2...)</text:p>
      <text:p text:style-name="P52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7">Аргументы в методах</text:p>
      <text:p text:style-name="P52"/>
      <text:p text:style-name="P52">Имена аргументов это локальные названия для внешних (по отношению к методу) переменных и литералов</text:p>
      <text:p text:style-name="P52"/>
      <text:p text:style-name="P52">&gt;&gt;&gt; не только внешних. если метод вызывает другой метод...</text:p>
      <text:p text:style-name="P52"/>
      <text:p text:style-name="P52"><text:tab/>def unvowel(word)</text:p>
      <text:p text:style-name="P52"><text:tab/><text:tab/>word.delete(‘ieaou’)</text:p>
      <text:p text:style-name="P52"><text:tab/>end</text:p>
      <text:p text:style-name="P52"/>
      <text:p text:style-name="P52"><text:tab/>unvowel(“hello”)</text:p>
      <text:p text:style-name="P52"><text:tab/># внутри unvowel, переменная word становиться равной hello</text:p>
      <text:p text:style-name="P52"/>
      <text:p text:style-name="P52"><text:tab/>w = “hello”</text:p>
      <text:p text:style-name="P52"><text:tab/>unvowel(w)</text:p>
      <text:p text:style-name="P52"/>
      <text:p text:style-name="P52">Аргументы передаются позиционно</text:p>
      <text:p text:style-name="P52"/>
      <text:p text:style-name="P52"><text:tab/>def max_of_three(a, b, c)</text:p>
      <text:p text:style-name="P52"><text:tab/><text:tab/>if a &gt; b &amp;&amp; a &gt; c</text:p>
      <text:p text:style-name="P52"><text:tab/><text:tab/><text:tab/>return a</text:p>
      <text:p text:style-name="P52"><text:tab/><text:tab/>elsif …</text:p>
      <text:p text:style-name="P52"><text:tab/><text:tab/><text:tab/>...</text:p>
      <text:p text:style-name="P52"><text:tab/><text:tab/>end</text:p>
      <text:p text:style-name="P52"><text:tab/>end</text:p>
      <text:p text:style-name="P52"/>
      <text:p text:style-name="P52"><text:tab/>x, y = 1, 20</text:p>
      <text:p text:style-name="P52"><text:tab/>max_of_three(x, y, 10)</text:p>
      <text:p text:style-name="P52"/>
      <text:p text:style-name="P52">Вопрос: Что внутри метода?</text:p>
      <text:p text:style-name="P52">Ответ: внутри метода имеем</text:p>
      <text:p text:style-name="P52"><text:tab/>a = x = 1</text:p>
      <text:p text:style-name="P52"><text:tab/>b = y = 20</text:p>
      <text:p text:style-name="P52"><text:tab/>c = 10</text:p>
      <text:p text:style-name="P52"/>
      <text:p text:style-name="P55">Задание: реализуйте метод max_of_three иначе</text:p>
      <text:p text:style-name="P55">ответ: methods/max_of_three.2.rb</text:p>
      <text:p text:style-name="P55"><text:soft-page-break/>ответ: methods/max_of_three.3.rb</text:p>
      <text:p text:style-name="P56"/>
      <text:p text:style-name="P67">Передача объектов в метод</text:p>
      <text:p text:style-name="P52"/>
      <text:p text:style-name="P52">Объекты, передаваемые в метод через аргументы, передаются</text:p>
      <text:list xml:id="list3559869001866531582" text:style-name="L38">
        <text:list-item>
          <text:p text:style-name="P260"><text:span text:style-name="T32">по значению (по копии)</text:span></text:p>
        </text:list-item>
        <text:list-item>
          <text:p text:style-name="P260"><text:span text:style-name="T32">по ссылке</text:span></text:p>
        </text:list-item>
      </text:list>
      <text:p text:style-name="P52"/>
      <text:p text:style-name="P52">!!! Задание: исследуйте скрипт methods/test_args_2.rb. Что произошло со строкой в str и почему?</text:p>
      <text:p text:style-name="P52"/>
      <text:p text:style-name="P52">Метод object_id применяется к любой сущности в руби, возвращает идентификатор этой сущности (объекта) в памяти.</text:p>
      <text:p text:style-name="P52"/>
      <text:p text:style-name="P52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6"/>
      <text:p text:style-name="P52">Простые объекты (числа, true, false, nil) передаются по копии (в руби – при попытке их изменить, делается копия).</text:p>
      <text:p text:style-name="P52">Сложные объекты (String, Array, Hash, etc) передаются по ссылке – такой объект можно изменить (в том числе по неосторожности).</text:p>
      <text:p text:style-name="P52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6"/>
      <text:p text:style-name="P55">это две ссылки aa и bb на один объект</text:p>
      <text:p text:style-name="P55"/>
      <text:p text:style-name="P55"><text:tab/>aa = bb = [1,2,3,4]</text:p>
      <text:p text:style-name="P55"><text:tab/></text:p>
      <text:p text:style-name="P55"><text:tab/>aa &lt;&lt; 5</text:p>
      <text:p text:style-name="P55"><text:tab/>изменится и aa и bb</text:p>
      <text:p text:style-name="P56"/>
      <text:p text:style-name="P56"/>
      <text:p text:style-name="P67">Область видимости переменных</text:p>
      <text:p text:style-name="P52"/>
      <text:p text:style-name="P52">Область видимости (visibility scope) фрагмент(ы) программы, где переменная видна (то есть, ее можно использовать)</text:p>
      <text:p text:style-name="P52"/>
      <text:p text:style-name="P52">Виды переменных</text:p>
      <text:p text:style-name="P52"><text:tab/>глобальные ($name) – доступны везде. $stdout, $stderr</text:p>
      <text:p text:style-name="P52"><text:tab/>локальные (бeз @ в начале)</text:p>
      <text:p text:style-name="P52"><text:tab/>переменные объекта класса (начинаются с @).</text:p>
      <text:p text:style-name="P52"><text:tab/>переменные класса (начинаются с @@)</text:p>
      <text:p text:style-name="P52"/>
      <text:p text:style-name="P52">Локальная переменная видна только в локальном контексте</text:p>
      <text:p text:style-name="P52"/>
      <text:p text:style-name="P52"><text:soft-page-break/><text:tab/>def increment(a)</text:p>
      <text:p text:style-name="P52"><text:tab/><text:tab/>a += 1</text:p>
      <text:p text:style-name="P52"><text:tab/>end</text:p>
      <text:p text:style-name="P52"/>
      <text:p text:style-name="P52">Вопрос: Чему равно a до и после вызова метода ? Чему равно a во время вызова</text:p>
      <text:p text:style-name="P52"/>
      <text:p text:style-name="P52"><text:tab/>a = 10</text:p>
      <text:p text:style-name="P52"><text:tab/>puts increment(a)</text:p>
      <text:p text:style-name="P52"><text:tab/>puts a <text:s text:c="24"/>#=&gt; 10</text:p>
      <text:p text:style-name="P52"/>
      <text:p text:style-name="P52">Это разные переменные а! Они находятся в разных пространствах имен, поэтому не конфликтуют</text:p>
      <text:p text:style-name="P52"/>
      <text:p text:style-name="P52"><text:tab/>def incr2</text:p>
      <text:p text:style-name="P52"><text:tab/><text:tab/>@a += 1</text:p>
      <text:p text:style-name="P52"><text:tab/>end</text:p>
      <text:p text:style-name="P52"/>
      <text:p text:style-name="P52">Вопрос: Чему будет равно @a до, во время и после вызова метода</text:p>
      <text:p text:style-name="P52"/>
      <text:p text:style-name="P52"><text:tab/>@a = 10 <text:s text:c="9"/>#=&gt;</text:p>
      <text:p text:style-name="P52"><text:tab/>incr2</text:p>
      <text:p text:style-name="P52"><text:tab/>@a</text:p>
      <text:p text:style-name="P52"/>
      <text:p text:style-name="P52">Переменная с @ является глобальной для скрипта</text:p>
      <text:p text:style-name="P52"/>
      <text:p text:style-name="P55">Задание: <text:s/>в скрипте methods/extract_random_subcorpus.3.rb сделайте переменную pct видимой внутри метода.</text:p>
      <text:p text:style-name="P55"/>
      <text:p text:style-name="P55">ответ: <text:s/>methods/extract_random_subcorpus.5.rb</text:p>
      <text:p text:style-name="P55"/>
      <text:p text:style-name="P5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5"/>
      <text:p text:style-name="P56"/>
      <text:p text:style-name="P67">Return</text:p>
      <text:p text:style-name="P52"/>
      <text:p text:style-name="P52">Метод может возвращать какое-либо значение. Для этого используется ключевое слово <text:span text:style-name="T1">return</text:span></text:p>
      <text:p text:style-name="P52"/>
      <text:p text:style-name="P52"><text:tab/>возвращает указанное значение</text:p>
      <text:p text:style-name="P52"><text:tab/>и выходит из метода</text:p>
      <text:p text:style-name="P52"/>
      <text:p text:style-name="P52"><text:tab/>def longer_word(word1, word2)</text:p>
      <text:p text:style-name="P52"><text:tab/><text:tab/>if word1.length &gt; word2.length</text:p>
      <text:p text:style-name="P52"><text:tab/><text:tab/><text:tab/><text:span text:style-name="T1">return</text:span> word1</text:p>
      <text:p text:style-name="P52"><text:tab/><text:tab/>else</text:p>
      <text:p text:style-name="P52"><text:tab/><text:tab/><text:tab/>return word2</text:p>
      <text:p text:style-name="P52"><text:tab/><text:tab/>end</text:p>
      <text:p text:style-name="P52"/>
      <text:p text:style-name="P52"><text:tab/><text:tab/>puts “hello” <text:s/># this never happens</text:p>
      <text:p text:style-name="P52"><text:soft-page-break/><text:tab/>end</text:p>
      <text:p text:style-name="P52"/>
      <text:p text:style-name="P52">В руби при помощи return можно вернуть любое количество любых объектов</text:p>
      <text:p text:style-name="P52"/>
      <text:p text:style-name="P52"><text:tab/>w = “books”</text:p>
      <text:p text:style-name="P52"><text:tab/>puts longer_word(“book”, w)</text:p>
      <text:p text:style-name="P52"><text:tab/>#=&gt; books</text:p>
      <text:p text:style-name="P52"/>
      <text:p text:style-name="P52">В руби при определении и вызове метода скобки можно опускать</text:p>
      <text:p text:style-name="P52"/>
      <text:p text:style-name="P52">Вопрос: чему равно res ?</text:p>
      <text:p text:style-name="P52"/>
      <text:p text:style-name="P52"><text:tab/>w = “burn”</text:p>
      <text:p text:style-name="P52"><text:tab/>res = longer_word “book”, w</text:p>
      <text:p text:style-name="P52"><text:tab/>#=&gt; res = burn</text:p>
      <text:p text:style-name="P52"/>
      <text:p text:style-name="P52">Чтобы вернуть несколько значений</text:p>
      <text:p text:style-name="P52"/>
      <text:p text:style-name="P52"><text:tab/>return val1, val2, val3</text:p>
      <text:p text:style-name="P52"/>
      <text:p text:style-name="P52">&gt;&gt;&gt; Руби просто возвращает массив</text:p>
      <text:p text:style-name="P52"/>
      <text:p text:style-name="P52">!!!! Задание: напишите метод, который принимает массив чисел и возвращает минимальное и максимальное значения</text:p>
      <text:p text:style-name="P52"/>
      <text:p text:style-name="P52"><text:tab/>values = [3,2,5,9,1,-7]</text:p>
      <text:p text:style-name="P52"/>
      <text:p text:style-name="P52">Ожидаемый выход</text:p>
      <text:p text:style-name="P52"/>
      <text:p text:style-name="P52"><text:tab/>min = -7 </text:p>
      <text:p text:style-name="P52"><text:tab/>max = 9 </text:p>
      <text:p text:style-name="P52"/>
      <text:p text:style-name="P52">см. methods/min_max.1.rb</text:p>
      <text:p text:style-name="P52"/>
      <text:p text:style-name="P52">Вопрос: что вы видите в methods/min_max.2.rb?</text:p>
      <text:p text:style-name="P52"/>
      <text:p text:style-name="P52">&gt;&gt;&gt; два значения возвращаются одним массивом</text:p>
      <text:p text:style-name="P52"/>
      <text:p text:style-name="P67">Задания</text:p>
      <text:p text:style-name="P52"/>
      <text:p text:style-name="P52">!!!! Задание: напишите свой метод, который будет из данного массива выбирать слова заданной длины</text:p>
      <text:p text:style-name="P52"/>
      <text:p text:style-name="P52"><text:tab/>dict = %w{cat act book teacher Ruby} </text:p>
      <text:p text:style-name="P52"><text:tab/>res = select_by_length(dict, 4) </text:p>
      <text:p text:style-name="P52"/>
      <text:p text:style-name="P52">Ожидаемый результат</text:p>
      <text:p text:style-name="P52"><text:tab/></text:p>
      <text:p text:style-name="P52"><text:tab/>["book", "Ruby"]</text:p>
      <text:p text:style-name="P52"/>
      <text:p text:style-name="P59"><text:soft-page-break/>ответ: methods/select_by_length.rb</text:p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71">Раздаточный материал</text:p>
      <text:p text:style-name="P71"/>
      <text:list xml:id="list8355697979246909913" text:style-name="L39">
        <text:list-item>
          <text:p text:style-name="P215">lesson.13.tar.bz2</text:p>
        </text:list-item>
      </text:list>
      <text:p text:style-name="P4"/>
      <text:p text:style-name="P14">Вопросы</text:p>
      <text:p text:style-name="P4"/>
      <text:list xml:id="list2780901747540810963" text:style-name="L40">
        <text:list-item>
          <text:p text:style-name="P216">зачем нужны методы?</text:p>
        </text:list-item>
        <text:list-item>
          <text:p text:style-name="P216">что возвращает метод и как он это делает?</text:p>
        </text:list-item>
        <text:list-item>
          <text:p text:style-name="P216">сколько значений может вернуть метод в руби?</text:p>
        </text:list-item>
      </text:list>
      <text:list xml:id="list784616971074949059" text:style-name="L41">
        <text:list-item>
          <text:p text:style-name="P217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212945458720730" text:continue-list="list2780901747540810963" text:style-name="L40">
        <text:list-item>
          <text:p text:style-name="P216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6">как взаимодействуют ОДНОИМЕННЫЕ переменные внутри метода с переменными вне этого метода?</text:p>
        </text:list-item>
        <text:list-item>
          <text:p text:style-name="P216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104581645038516839" text:style-name="L42">
        <text:list-item>
          <text:p text:style-name="P218">как задать глобальную переменную (для данного скрипта)? -- $name @name или константа</text:p>
        </text:list-item>
      </text:list>
      <text:list xml:id="list212945973370141" text:continue-list="list212945458720730" text:style-name="L40">
        <text:list-item>
          <text:p text:style-name="P216">можно ли определить метод, который не принимает никаких аргументов?</text:p>
        </text:list-item>
        <text:list-item>
          <text:p text:style-name="P216">как передаются аргументы в метод?</text:p>
        </text:list-item>
      </text:list>
      <text:list xml:id="list9116433536690383831" text:style-name="L43">
        <text:list-item>
          <text:p text:style-name="P219">позиционно</text:p>
        </text:list-item>
        <text:list-item>
          <text:p text:style-name="P219">по значению / по ссылке</text:p>
        </text:list-item>
      </text:list>
      <text:p text:style-name="P4"/>
      <text:p text:style-name="P14">Разбор задания syn_mtag2ts_max_freq.rb</text:p>
      <text:p text:style-name="P55"/>
      <text:p text:style-name="P55">lesson.13/01.maxfreqtag/ALGO</text:p>
      <text:p text:style-name="P55"/>
      <text:p text:style-name="P55">Пошагово, syn_mtag2ts_max_freq.rb:</text:p>
      <text:p text:style-name="P55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5"/>
      <text:p text:style-name="P55">Варианты скрипта</text:p>
      <text:p text:style-name="P55"/>
      <text:p text:style-name="P55"><text:soft-page-break/>syn_mtag2ts_max_freq.2.rb</text:p>
      <text:p text:style-name="P55"/>
      <text:list xml:id="list4704864676051247420" text:style-name="L44">
        <text:list-item>
          <text:p text:style-name="P220">использует Array#max_by (см. также Array#max_by)</text:p>
        </text:list-item>
        <text:list-item>
          <text:p text:style-name="P220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5"/>
      <text:p text:style-name="P55">syn_mtag2ts_max_freq.3.rb</text:p>
      <text:p text:style-name="P55"/>
      <text:list xml:id="list8948906353593700579" text:style-name="L45">
        <text:list-item>
          <text:p text:style-name="P221">использует авторазложение массива на составляющие в | |</text:p>
        </text:list-item>
      </text:list>
      <text:p text:style-name="P55"/>
      <text:p text:style-name="P55">!!! Задание: Выделите функциональность выбора лучшего тега <text:s/>в метод.</text:p>
      <text:p text:style-name="P55"/>
      <text:p text:style-name="P55"><text:tab/>tag = tag_with_max_freq(tfs_as_string)</text:p>
      <text:p text:style-name="P55">или</text:p>
      <text:p text:style-name="P55"><text:tab/>tag = tag_with_max_freq(tfs_as_array)</text:p>
      <text:p text:style-name="P55"/>
      <text:p text:style-name="P55">ответ: syn_mtag2ts_max_freq.4.rb</text:p>
      <text:p text:style-name="P55"/>
      <text:p text:style-name="P71">Другие варианты этого же скрипта</text:p>
      <text:p text:style-name="P71"/>
      <text:p text:style-name="P55">syn_mtag2ts_max_freq.5.rb</text:p>
      <text:list xml:id="list1537546338451837590" text:style-name="L46">
        <text:list-item>
          <text:p text:style-name="P222">использует Array#map</text:p>
        </text:list-item>
      </text:list>
      <text:p text:style-name="P55"/>
      <text:p text:style-name="P55">syn_mtag2ts_max_freq.6.rb</text:p>
      <text:p text:style-name="P55">syn_mtag2ts_max_freq.6_fails.rb</text:p>
      <text:list xml:id="list1251471547433135107" text:style-name="L47">
        <text:list-item>
          <text:p text:style-name="P223">все сжато в одну операцию. так писать нельзя</text:p>
        </text:list-item>
        <text:list-item>
          <text:p text:style-name="P223">надо использовать {} вместо do..end, потому что разная сила связывания</text:p>
        </text:list-item>
      </text:list>
      <text:p text:style-name="P55"/>
      <text:p text:style-name="P55">syn_mtag2ts_max_freq.7.rb</text:p>
      <text:list xml:id="list3062018722700141934" text:style-name="L48">
        <text:list-item>
          <text:p text:style-name="P224">вся функциональность выбора лучших тегов вынесена в отдельный метод</text:p>
        </text:list-item>
      </text:list>
      <text:p text:style-name="P55"/>
      <text:p text:style-name="P71">Разбор задания syn_mtag2mtag_cstfilter.rb</text:p>
      <text:p text:style-name="P71"/>
      <text:p text:style-name="P55">самостоятельно</text:p>
      <text:p text:style-name="P55"/>
      <text:p text:style-name="P55">lesson.13/02/cstfilter/</text:p>
      <text:p text:style-name="P55"/>
      <text:p text:style-name="P55">syn_mtag2mtag_cstfilter.2.rb</text:p>
      <text:list xml:id="list3311251561370313204" text:style-name="L49">
        <text:list-item>
          <text:p text:style-name="P225">использует метод title?</text:p>
        </text:list-item>
        <text:list-item>
          <text:p text:style-name="P225">использует тернарную операцию</text:p>
        </text:list-item>
      </text:list>
      <text:p text:style-name="P55"/>
      <text:p text:style-name="P71">Метод, который ничего не возвращает</text:p>
      <text:p text:style-name="P52"/>
      <text:p text:style-name="P52">Метод не обязательно должен что-либо возвращать</text:p>
      <text:p text:style-name="P52"/>
      <text:list xml:id="list1976119002144953129" text:style-name="L50">
        <text:list-item>
          <text:p text:style-name="P226">метод изменяет сам объект</text:p>
        </text:list-item>
        <text:list-item>
          <text:p text:style-name="P226">метод выполняет какое-то действие, результат которого не важен</text:p>
          <text:p text:style-name="P226"/>
        </text:list-item>
      </text:list>
      <text:p text:style-name="P52"><text:tab/>def greet(name)</text:p>
      <text:p text:style-name="P52"><text:soft-page-break/><text:tab/><text:tab/>puts “Hello, #{name}.”</text:p>
      <text:p text:style-name="P52"><text:tab/>end</text:p>
      <text:p text:style-name="P52"/>
      <text:p text:style-name="P52"><text:tab/>greet(“Zeus”)</text:p>
      <text:p text:style-name="P52"><text:tab/>greet(‘Apollo’)</text:p>
      <text:p text:style-name="P52"/>
      <text:p text:style-name="P52">В руби метод без явного return возвращает результат последней операции!</text:p>
      <text:p text:style-name="P52"/>
      <text:p text:style-name="P52">Вопрос: будет ли напечатан вопрос?</text:p>
      <text:p text:style-name="P52"/>
      <text:p text:style-name="P52">if greet(“Zeus”) <text:s text:c="2"/>#=&gt; nil, т.к. это то, что возвращает puts.</text:p>
      <text:p text:style-name="P52"><text:tab/>puts “How is the life on the Mount Olympus?” # не будет напечатано</text:p>
      <text:p text:style-name="P52">end</text:p>
      <text:p text:style-name="P52"/>
      <text:p text:style-name="P52">if greet(“Zeus”)</text:p>
      <text:p text:style-name="P52"><text:tab/>puts “How is the life on the Mount Olympus?”</text:p>
      <text:p text:style-name="P52">end</text:p>
      <text:p text:style-name="P59"/>
      <text:p text:style-name="P67">Параметры по умолчанию</text:p>
      <text:p text:style-name="P52"/>
      <text:p text:style-name="P52">Аргументам метода можно задавать значение по умолчанию</text:p>
      <text:p text:style-name="P52"/>
      <text:p text:style-name="P144">Array#join(sep=$,)</text:p>
      <text:p text:style-name="P52"/>
      <text:p text:style-name="P72">arr = %w{uno dos tres}</text:p>
      <text:p text:style-name="P72"/>
      <text:p text:style-name="P72"><text:tab/>puts arr.join <text:s text:c="7"/>#=&gt; unodostres</text:p>
      <text:p text:style-name="P52"><text:tab/>puts arr.join(', ') <text:s text:c="2"/>#=&gt; uno, dos, tres</text:p>
      <text:p text:style-name="P52"/>
      <text:p text:style-name="P52">Допускается любое количество опциональных аргументов при условии, что они являются последними аргументами</text:p>
      <text:p text:style-name="P52"/>
      <text:p text:style-name="P52">&gt;&gt;&gt;Что делает этот метод?</text:p>
      <text:p text:style-name="P52"/>
      <text:p text:style-name="P52"><text:tab/>def strjoin(a, b, c=nil, s=” ”)</text:p>
      <text:p text:style-name="P52"><text:tab/><text:tab/>[a,b,c].compact.join(s)</text:p>
      <text:p text:style-name="P52"><text:tab/>end</text:p>
      <text:p text:style-name="P52"/>
      <text:p text:style-name="P52">неверно!</text:p>
      <text:p text:style-name="P52"/>
      <text:p text:style-name="P52"><text:tab/>def strjoin(a, b, c=nil, s)</text:p>
      <text:p text:style-name="P52"><text:tab/><text:tab/>[a,b,c].compact.join(s)</text:p>
      <text:p text:style-name="P52"><text:tab/>end</text:p>
      <text:p text:style-name="P52"/>
      <text:p text:style-name="P52">!!!Вопрос: Что напечатают следующие команды?</text:p>
      <text:p text:style-name="P52"/>
      <text:p text:style-name="P52"><text:tab/>puts strjoin("aa", "bb", "cc", "\t") <text:s text:c="3"/>#=&gt; aa<text:tab/>bb<text:tab/>cc</text:p>
      <text:p text:style-name="P52"><text:tab/>puts strjoin("aa", "bb", "cc") + “!” <text:s text:c="2"/>#=&gt; aa bb cc!</text:p>
      <text:p text:style-name="P52"><text:tab/>puts strjoin("aa", "bb") + “!” <text:s text:c="10"/>#=&gt; aa bb!</text:p>
      <text:p text:style-name="P52"><text:tab/>puts strjoin("aa", "bb", "\t") <text:s/>+ “!” <text:s text:c="3"/>#=&gt; aa bb \t!</text:p>
      <text:p text:style-name="P52"><text:soft-page-break/></text:p>
      <text:p text:style-name="P52">!!!Вопрос: как напечатать “aa<text:tab/>bb” разделенные табуляцей?</text:p>
      <text:p text:style-name="P52"/>
      <text:p text:style-name="P52"><text:tab/>puts strjoin("aa", "bb", nil, "\t") <text:s/>#=&gt;”aa<text:tab/>bb”</text:p>
      <text:p text:style-name="P59"/>
      <text:p text:style-name="P67">Переменное количество аргументов (*)</text:p>
      <text:p text:style-name="P52"/>
      <text:p text:style-name="P52">def method_name(*args)</text:p>
      <text:p text:style-name="P52"><text:tab/># args[0], args[1] ...</text:p>
      <text:p text:style-name="P52">end</text:p>
      <text:p text:style-name="P52"/>
      <text:p text:style-name="P52">method_name(1, “aa”, x, y)</text:p>
      <text:p text:style-name="P52"/>
      <text:p text:style-name="P52">!!! Задание: напишите strjoin, который принимает любое количество аргументов для конкатенации.</text:p>
      <text:p text:style-name="P52"/>
      <text:p text:style-name="P52"><text:tab/>puts strjoin("aa", "bb", "cc", "\t")</text:p>
      <text:p text:style-name="P52"><text:tab/>#=&gt;aa<text:tab/>bb<text:tab/>cc</text:p>
      <text:p text:style-name="P52"/>
      <text:p text:style-name="P52">ответ: test_splat.rb</text:p>
      <text:p text:style-name="P52"/>
      <text:p text:style-name="P52">def strjoin(*args, sep)</text:p>
      <text:p text:style-name="P52"><text:s text:c="2"/>args.join(sep)</text:p>
      <text:p text:style-name="P52">end</text:p>
      <text:p text:style-name="P52"/>
      <text:p text:style-name="P52">Вопрос: почему здесь происходит ошибка?</text:p>
      <text:p text:style-name="P52"/>
      <text:p text:style-name="P52">def strjoin(*args, sep=”\t”)</text:p>
      <text:p text:style-name="P52">end</text:p>
      <text:p text:style-name="P52"/>
      <text:p text:style-name="P52">Ответ: при таком вызове – strjoin("aa", "bb", "cc", "\t") – непонятно, отнести “\t” к args или к sep?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4"/>
      <text:p text:style-name="P64">Циклы upto/downto</text:p>
      <text:p text:style-name="P64"/>
      <text:p text:style-name="P62">Как пробежаться по масcиву?</text:p>
      <text:p text:style-name="P62">Array#each, Array#reverse_each, while, for … in </text:p>
      <text:p text:style-name="P62"/>
      <text:p text:style-name="P62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2"/>
      <text:p text:style-name="P62">Используя диапазон:</text:p>
      <text:p text:style-name="P62"/>
      <text:p text:style-name="P62">(3..7).each {|i| puts i} </text:p>
      <text:p text:style-name="P62"/>
      <text:p text:style-name="P62">выход:</text:p>
      <text:p text:style-name="P62">3</text:p>
      <text:p text:style-name="P62">4 </text:p>
      <text:p text:style-name="P62">5</text:p>
      <text:p text:style-name="P62">6 </text:p>
      <text:p text:style-name="P62">7</text:p>
      <text:p text:style-name="P62"/>
      <text:p text:style-name="P62">Задание: как вывести числа в обратном порядке?</text:p>
      <text:p text:style-name="P62"/>
      <text:p text:style-name="P62">см loops/test_range_each.rb</text:p>
      <text:p text:style-name="P62"/>
      <text:p text:style-name="P62">Используя методы класса Integer : upto и downto</text:p>
      <text:p text:style-name="P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5">3.upto(7) do |n|</text:p>
            <text:p text:style-name="P55"><text:s text:c="2"/>puts "Current number is #{n}"</text:p>
            <text:p text:style-name="P55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5"/>
      <text:p text:style-name="P55">Определены для классов Integer, String, Date</text:p>
      <text:p text:style-name="P55"/>
      <text:p text:style-name="P55">см. loops/test_upto_1.rb</text:p>
      <text:p text:style-name="P55"/>
      <text:p text:style-name="P55">Пример для дат в loops/test_upto_date.rb</text:p>
      <text:p text:style-name="P55">&gt;&gt; показывает (и считает дни) между 23 февраля и 8 марта 2012 г (15 дней) т 2013 г (14 дней)</text:p>
      <text:p text:style-name="P55"/>
      <text:p text:style-name="P61">Задание: исследуйте скрипт loops/test_downto.2.rb. Нужно ли брать в скобки (если да, то зачем)</text:p>
      <text:p text:style-name="P61"/>
      <text:p text:style-name="P61"><text:tab/>(words.length-3).downto ….</text:p>
      <text:p text:style-name="P62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57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5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4"/>
      <text:p text:style-name="P54">!!! Задание: Реализуйте сортировку вставкой на месте (то есть, переупорядочивается сам массив непосредственно)</text:p>
      <text:p text:style-name="P54"/>
      <text:p text:style-name="P54">Алгоритм и псевдокод: <text:a xlink:type="simple" xlink:href="http://ru.wikipedia.org/wiki/Сортировка_вставкой">http://ru.wikipedia.org/wiki/</text:a>Сортировка_вставкой</text:p>
      <text:p text:style-name="P54"/>
      <text:p text:style-name="P54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212946319177052" text:continue-list="list8355697979246909913" text:style-name="L39">
        <text:list-item>
          <text:p text:style-name="P215">lesson.15.tar.bz2</text:p>
        </text:list-item>
      </text:list>
      <text:p text:style-name="P4"/>
      <text:p text:style-name="P14">Вопросы</text:p>
      <text:p text:style-name="P106"/>
      <text:list xml:id="list6906154702701145387" text:style-name="L51">
        <text:list-item>
          <text:p text:style-name="P266">какой/ие из методой более универсальны: upto/downto/step?</text:p>
        </text:list-item>
        <text:list-item>
          <text:p text:style-name="P266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6">как сделать методы еще более пригодными для повторного использования?</text:p>
        </text:list-item>
        <text:list-item>
          <text:p text:style-name="P266">как объявить модуль и методы в нем?</text:p>
        </text:list-item>
        <text:list-item>
          <text:p text:style-name="P265"><text:span text:style-name="T63">как использовать модуль? – как загрузить модуль</text:span></text:p>
        </text:list-item>
        <text:list-item>
          <text:p text:style-name="P266">когда мы используем require, то что мы указываем, это имя файла или имя модуля?</text:p>
        </text:list-item>
        <text:list-item>
          <text:p text:style-name="P266">одно ли это и то же, использовать в команде require имя файла с расширением и без расширения?</text:p>
        </text:list-item>
        <text:list-item>
          <text:p text:style-name="P266">можно ли указывать в require путь к файлу? Нужно ли?</text:p>
        </text:list-item>
        <text:list-item>
          <text:p text:style-name="P266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2">Хэш (ассоциативный массив) <text:span text:style-name="T57">неупорядоченная (?)</text:span> коллекция пар "ключ-значение".</text:p>
      <text:p text:style-name="P52"/>
      <text:p text:style-name="P52">Ключи в массиве (индексы) это целочисленный значения (от 0 и выше).</text:p>
      <text:p text:style-name="P52"/>
      <text:p text:style-name="P52"><text:tab/>arr_months = ["Jan", "Feb", "Mar"]</text:p>
      <text:p text:style-name="P52"/>
      <text:p text:style-name="P56">Объявление: arr = []</text:p>
      <text:p text:style-name="P52"/>
      <text:p text:style-name="P52">Ключом в хэше может быть любой объект (строки, числа, символы, массивы...), но ключ должен быть уникальным.</text:p>
      <text:p text:style-name="P52"/>
      <text:p text:style-name="P52"><text:tab/>hash_months = { "Jan" =&gt; "January", "Feb" =&gt; "February", "Mar" =&gt; "March"}</text:p>
      <text:p text:style-name="P52"/>
      <text:p text:style-name="P56">Объявление: hsh = {} или hsh = Hash.new</text:p>
      <text:p text:style-name="P52"><text:tab/></text:p>
      <text:p text:style-name="P52"><text:tab/>hash_months["Jan"] <text:s text:c="5"/>#=&gt; "January"</text:p>
      <text:p text:style-name="P52"/>
      <text:p text:style-name="P52">ri Hash#[]</text:p>
      <text:p text:style-name="P52"/>
      <text:p text:style-name="P52">ключами являются числа:</text:p>
      <text:p text:style-name="P52"><text:tab/>hash_months = { 1 =&gt; "January", 2 =&gt; "February", 3 =&gt; "March" }</text:p>
      <text:p text:style-name="P52"><text:tab/>hash_months[2] <text:s text:c="5"/>#=&gt; "February"</text:p>
      <text:p text:style-name="P52"/>
      <text:p text:style-name="P52"><text:soft-page-break/>&gt;&gt;&gt; не путать в %w{ ... } для задания массивов</text:p>
      <text:p text:style-name="P52"/>
      <text:p text:style-name="P52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7">Изменение хэша</text:p>
      <text:p text:style-name="P52"/>
      <text:p text:style-name="P52">Метод []= добавляет или замещает пару ключ-значение</text:p>
      <text:p text:style-name="P52"/>
      <text:p text:style-name="P52"><text:tab/>hash_months["Apr"] = "April"</text:p>
      <text:p text:style-name="P52"><text:tab/>hash_months["May"] = "May"</text:p>
      <text:p text:style-name="P52"/>
      <text:p text:style-name="P52">&gt;&gt;&gt; Здесь обычный оператор присваивания = , а не =&gt; (fat arrow)</text:p>
      <text:p text:style-name="P52"/>
      <text:p text:style-name="P52">Синоним: метод Hash#store</text:p>
      <text:p text:style-name="P52"/>
      <text:p text:style-name="P52"><text:tab/>hash_months.store("Jun", "June")</text:p>
      <text:p text:style-name="P52"><text:tab/>hash_months.store("Jul", "July")</text:p>
      <text:p text:style-name="P52"/>
      <text:p text:style-name="P67">Вопросы к хэшу</text:p>
      <text:p text:style-name="P67"/>
      <text:p text:style-name="P52">!!! Вопрос: какой метод позволяет узнать, есть ли в хэше данные?</text:p>
      <text:p text:style-name="P52"/>
      <text:p text:style-name="P52"><text:tab/>empty?</text:p>
      <text:p text:style-name="P52"/>
      <text:p text:style-name="P52"><text:tab/>hash_months.empty? <text:s text:c="2"/>#=&gt;false</text:p>
      <text:p text:style-name="P52"/>
      <text:p text:style-name="P52"><text:soft-page-break/>Узнать, есть ли в хэше некоторый ключ:</text:p>
      <text:p text:style-name="P52"/>
      <text:p text:style-name="P52">синонимы</text:p>
      <text:p text:style-name="P52"><text:tab/>has_key?(k)</text:p>
      <text:p text:style-name="P52"><text:tab/><text:span text:style-name="T1">key?(k)</text:span></text:p>
      <text:p text:style-name="P52"><text:tab/>include?(k)</text:p>
      <text:p text:style-name="P52"><text:tab/>member?(k)</text:p>
      <text:p text:style-name="P52"/>
      <text:p text:style-name="P52">Узнать, есть ли в хэше некоторое значение</text:p>
      <text:p text:style-name="P52"/>
      <text:p text:style-name="P52"><text:tab/>value?(v)</text:p>
      <text:p text:style-name="P52"/>
      <text:p text:style-name="P67">Получение данных из хэша</text:p>
      <text:p text:style-name="P52"/>
      <text:p text:style-name="P52">Метод [] позволяет получить значение по указанному ключу</text:p>
      <text:p text:style-name="P52"/>
      <text:p text:style-name="P52"><text:tab/>hash_months["Jan"] <text:s text:c="3"/>#=&gt; "January"</text:p>
      <text:p text:style-name="P52"/>
      <text:p text:style-name="P52">Чтобы получить значения по нескольким ключам Hash#values_at</text:p>
      <text:p text:style-name="P52"/>
      <text:p text:style-name="P52">!!! Вопрос: что вернет следующая команд?</text:p>
      <text:p text:style-name="P52"/>
      <text:p text:style-name="P52"><text:tab/>hash_months.values_at "Feb", "apple", "Jan"</text:p>
      <text:p text:style-name="P52"/>
      <text:p text:style-name="P52">!!! Ответ: массив значений (nil, если ключа нет) в порядке, соответствующем аргументам в values_at</text:p>
      <text:p text:style-name="P52"><text:tab/>#=&gt; ["February", nil, "January"]</text:p>
      <text:p text:style-name="P52"/>
      <text:p text:style-name="P52">см. lesson.15/test_values_at</text:p>
      <text:p text:style-name="P52">&gt;&gt;&gt; ключи чувствительны к регистру</text:p>
      <text:p text:style-name="P52"/>
      <text:p text:style-name="P52">!!! Задание: исследуйте скрипт lesson.15/test_values_at.2</text:p>
      <text:p text:style-name="P52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2"/>
      <text:p text:style-name="P52">!!! Вопрос: как получить список всех ключей, которые есть в хэше? проверьте ваши идеи в irb на данных из файла lesson.15/loadme</text:p>
      <text:p text:style-name="P52"><text:tab/>&gt;load 'loadme'</text:p>
      <text:p text:style-name="P52">Ответ: Hash#keys</text:p>
      <text:p text:style-name="P52"/>
      <text:p text:style-name="P52">в руби 1.8 порядок неопределен</text:p>
      <text:p text:style-name="P52"><text:tab/>hash_months.keys <text:s text:c="2"/>#=&gt; ["Jul", "Apr" , "Jan", "Feb", "Mar", "Jun", "May"]</text:p>
      <text:p text:style-name="P52">в руби 1.9 в порядке добавления</text:p>
      <text:p text:style-name="P52"><text:tab/>hash_months.keys <text:s/>#=&gt; ["Jan", "Feb", "Mar", "Apr", "May", "Jun", "Jul"]</text:p>
      <text:p text:style-name="P52"/>
      <text:p text:style-name="P52">Вопрос: как получить все значения, хранимые в хэше</text:p>
      <text:p text:style-name="P52"/>
      <text:p text:style-name="P52"><text:tab/>hash_months.values #=&gt; ["January", "February", "March", "April", "May", "June", "July"]</text:p>
      <text:p text:style-name="P52"/>
      <text:p text:style-name="P52"><text:soft-page-break/>Элементы упорядочены по тем же правилам, что и ключи (то есть, нет порядка в 1.8 и в порядке добавления в 1.9)</text:p>
      <text:p text:style-name="P52"/>
      <text:p text:style-name="P52"><text:span text:style-name="T71">Дефолтные значения</text:span></text:p>
      <text:p text:style-name="P67"/>
      <text:p text:style-name="P52">Обращение к несуществующему ключу возвращает nil</text:p>
      <text:p text:style-name="P52"/>
      <text:p text:style-name="P52"><text:tab/>hash_months ['term'] <text:s text:c="2"/>#=&gt; nil <text:s/>(а не термидор)</text:p>
      <text:p text:style-name="P52"/>
      <text:p text:style-name="P52">Как побороть проблему?</text:p>
      <text:p text:style-name="P52"/>
      <text:p text:style-name="P52"><text:tab/>counts = {}</text:p>
      <text:p text:style-name="P52"><text:tab/>counts['apple'] += 1</text:p>
      <text:p text:style-name="P52"/>
      <text:p text:style-name="P52">известный способ</text:p>
      <text:p text:style-name="P52"><text:tab/>counts ['apple'] ||= 0</text:p>
      <text:p text:style-name="P52"/>
      <text:p text:style-name="P52">Другой способ</text:p>
      <text:p text:style-name="P52"/>
      <text:p text:style-name="P52">1) метод Hash#default=</text:p>
      <text:p text:style-name="P52"/>
      <text:p text:style-name="P52"><text:tab/>counts = {}</text:p>
      <text:p text:style-name="P52"><text:tab/>counts.default = 0</text:p>
      <text:p text:style-name="P52"><text:tab/>counts['apple'] += 1</text:p>
      <text:p text:style-name="P52"/>
      <text:p text:style-name="P52">см. также Hash#default</text:p>
      <text:p text:style-name="P52"/>
      <text:p text:style-name="P52">2) в момент инициализации можно указать значение по умолчанию</text:p>
      <text:p text:style-name="P52"/>
      <text:p text:style-name="P52"><text:tab/>counts = Hash.new(0)</text:p>
      <text:p text:style-name="P52"><text:tab/>counts['apple'] += 1</text:p>
      <text:p text:style-name="P52"/>
      <text:p text:style-name="P52">ri Hash.new </text:p>
      <text:p text:style-name="P52"/>
      <text:p text:style-name="P52">!!! Вопрос: что будет напечатано в двух случаях?</text:p>
      <text:p text:style-name="P52"/>
      <text:p text:style-name="P52"><text:tab/>data = Hash.new("hello")</text:p>
      <text:p text:style-name="P52"><text:tab/>puts data[9] <text:s/>#=&gt; "hello"</text:p>
      <text:p text:style-name="P52"><text:tab/>data[9].upcase!</text:p>
      <text:p text:style-name="P52"><text:tab/>puts data[10] #=&gt; "HELLO"</text:p>
      <text:p text:style-name="P52"/>
      <text:p text:style-name="P67">Итерирование по хэшу</text:p>
      <text:p text:style-name="P52"/>
      <text:p text:style-name="P52">Хэш – <text:span text:style-name="T1">неупорядоченная (?)</text:span> коллекция.</text:p>
      <text:p text:style-name="P52"><text:tab/>в руби 1.8 – неупорядоченная</text:p>
      <text:p text:style-name="P52"><text:tab/>в руби 1.9 – упорядоченная в порядке добавления</text:p>
      <text:p text:style-name="P52"/>
      <text:p text:style-name="P52">Задание: какие есть итераторы в хэшах?</text:p>
      <text:p text:style-name="P52"/>
      <text:p text:style-name="P52"><text:tab/>each = each_pair</text:p>
      <text:p text:style-name="P52"><text:soft-page-break/><text:tab/>each_key</text:p>
      <text:p text:style-name="P52"><text:tab/>each_value</text:p>
      <text:p text:style-name="P52"/>
      <text:p text:style-name="P52">Итераторы each и each_pair возвращают пары ключ-значение</text:p>
      <text:p text:style-name="P52"/>
      <text:p text:style-name="P52">hash_months.each {|abbr, full|</text:p>
      <text:p text:style-name="P52"><text:tab/>puts "#{abbr} means #{full}"</text:p>
      <text:p text:style-name="P52">}</text:p>
      <text:p text:style-name="P67"/>
      <text:p text:style-name="P52">!!! Вопрос: Можно ли получать значение в одну переменную?</text:p>
      <text:p text:style-name="P52"/>
      <text:p text:style-name="P52">hash_months.each {|a|</text:p>
      <text:p text:style-name="P52"><text:tab/>puts a.inspect <text:s text:c="2"/>#=&gt; ["Jan", "January"]</text:p>
      <text:p text:style-name="P52">}</text:p>
      <text:p text:style-name="P67"/>
      <text:p text:style-name="P52">Вопрос:</text:p>
      <text:p text:style-name="P52">чем отличается</text:p>
      <text:p text:style-name="P52">hash.each_key {}</text:p>
      <text:p text:style-name="P52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9217464792607862644" text:style-name="L52">
        <text:list-item>
          <text:p text:style-name="P227">lesson.16.tar.bz2</text:p>
        </text:list-item>
      </text:list>
      <text:p text:style-name="P52"/>
      <text:p text:style-name="P67">Повторение материала предыдущего занятия</text:p>
      <text:p text:style-name="P67"/>
      <text:p text:style-name="P53">на предыдущем занятии были: Саша, Маша, Марина, Вадим, Тоня</text:p>
      <text:p text:style-name="P53">попросить их прокомментировать слайды.</text:p>
      <text:p text:style-name="P53"/>
      <text:p text:style-name="P68">Разбор задания find_anagrams_of</text:p>
      <text:p text:style-name="P67"/>
      <text:p text:style-name="P52">вычислить хэшкод слова-запроса достаточно только один раз</text:p>
      <text:p text:style-name="P52"/>
      <text:p text:style-name="P52">раннее отсечение: слова-анаграммы имеют один и тот же набор символов, значит онги одной длины. Отсечение по длине</text:p>
      <text:p text:style-name="P52"/>
      <text:p text:style-name="P52">&gt;&gt;&gt; Можно сравнить, насколько медленнее выполняетс скрипт без этих оптимизаций</text:p>
      <text:p text:style-name="P52"/>
      <text:p text:style-name="P67">Подготовка к решению задачи find_words</text:p>
      <text:p text:style-name="P52"/>
      <text:p text:style-name="P52">Для решения предстоящей задачи могжет быть полезно.</text:p>
      <text:p text:style-name="P52"/>
      <text:p text:style-name="P67">Массив ARGV</text:p>
      <text:p text:style-name="P67"/>
      <text:p text:style-name="P52">Массив ARGV содержит все аргументы, с которыми вызывается скрипт, в том же порядке, в каком они указаны в командной строке.</text:p>
      <text:p text:style-name="P52"/>
      <text:p text:style-name="P52"><text:tab/>&gt; find_anagrams_of reward filename1 filename2 </text:p>
      <text:p text:style-name="P52"/>
      <text:p text:style-name="P52">то массив ARGV содержит следующие <text:span text:style-name="T1">строки</text:span></text:p>
      <text:p text:style-name="P52"/>
      <text:p text:style-name="P52"><text:tab/>[“reward”, <text:s/>“filename1”, <text:s/>“filename2”]</text:p>
      <text:p text:style-name="P52"/>
      <text:p text:style-name="P52">Важно: “reward” не является файлом, поэтому попытка его читать вызовет ошибку</text:p>
      <text:p text:style-name="P52"/>
      <text:p text:style-name="P52"><text:tab/>./test_argv:5:in `gets': No such file or directory - reward (Errno::ENOENT)</text:p>
      <text:p text:style-name="P52"/>
      <text:p text:style-name="P52">см. lesson.16/test_argv.sh</text:p>
      <text:p text:style-name="P52"/>
      <text:p text:style-name="P52">Аргументы не-файлы нужно удалить из массива ARGV</text:p>
      <text:p text:style-name="P52"/>
      <text:p text:style-name="P52"><text:tab/>ri Array#shift</text:p>
      <text:p text:style-name="P52"/>
      <text:p text:style-name="P52"><text:tab/>query = ARGV.shift</text:p>
      <text:p text:style-name="P52"><text:tab/>=&gt; query = “reward”</text:p>
      <text:p text:style-name="P52"><text:tab/>ARGV = [“filename1”, <text:s/>“filename2”]</text:p>
      <text:p text:style-name="P52"/>
      <text:p text:style-name="P52"><text:soft-page-break/>Другие возможности: Array#delete_at, Array#[1..-1]</text:p>
      <text:p text:style-name="P52"/>
      <text:p text:style-name="P67">File.readlines</text:p>
      <text:p text:style-name="P67"/>
      <text:p text:style-name="P52">Метод класса File.readlines(filename) позволяет зачитать весь файл целиком в массив.</text:p>
      <text:p text:style-name="P52"/>
      <text:p text:style-name="P52"><text:tab/>ri File.readlines</text:p>
      <text:p text:style-name="P52"/>
      <text:p text:style-name="P52">&gt;&gt;&gt; на самом деле, метод определен в суперклассе IO</text:p>
      <text:p text:style-name="P52"><text:tab/>File.readlines(fname) <text:s/>зачитает с разделителем по умолчанию, то есть \n</text:p>
      <text:p text:style-name="P52"/>
      <text:p text:style-name="P52">см. lesson.16/test_file_readlines</text:p>
      <text:p text:style-name="P52"/>
      <text:p text:style-name="P52">Задание: попробуйте указать в скрипте test_file_readlines в качестве разделителя пустую строку</text:p>
      <text:p text:style-name="P52"/>
      <text:p text:style-name="P52"><text:tab/>File.readlines(fname, “”)</text:p>
      <text:p text:style-name="P52"/>
      <text:p text:style-name="P52">Выдача:</text:p>
      <text:p text:style-name="P52"><text:tab/>The file shortfile.txt contains the following 2 lines: </text:p>
      <text:p text:style-name="P52"><text:tab/>["warder is a volvogram\n\n", "deified is a palindrom\n\n"]</text:p>
      <text:p text:style-name="P52"/>
      <text:p text:style-name="P52">Разделитель “” позволяет читать файл фрагментами, разделенными как минимум одной пустой строкой.</text:p>
      <text:p text:style-name="P52"/>
      <text:p text:style-name="P52">Это же справедливо для IO#gets</text:p>
      <text:p text:style-name="P52"/>
      <text:p text:style-name="P52"><text:tab/>while line = gets(“”) ...</text:p>
      <text:p text:style-name="P52"/>
      <text:p text:style-name="P52">&gt;&gt;&gt; еще один полезный метод класса File</text:p>
      <text:p text:style-name="P52">&gt;&gt;&gt; FIle.basename($0)</text:p>
      <text:p text:style-name="P52">&gt;&gt;&gt; $0 имя запускаемого скрипта</text:p>
      <text:p text:style-name="P52"/>
      <text:p text:style-name="P67">Инициализация Хэша из Массива</text:p>
      <text:p text:style-name="P67"/>
      <text:p text:style-name="P52">Хэши быстрее массивов -&gt; лучше использовать хэши</text:p>
      <text:p text:style-name="P52"/>
      <text:p text:style-name="P52">Массив массивов вида</text:p>
      <text:p text:style-name="P52"/>
      <text:p text:style-name="P52"><text:tab/>[ [k1, v1], [k2, v2], [k3, v3] ]</text:p>
      <text:p text:style-name="P52"/>
      <text:p text:style-name="P52">можно интерпретировать как массив пар ключ-значение и преобразовать в хэш.</text:p>
      <text:p text:style-name="P52"/>
      <text:p text:style-name="P52"><text:tab/>keys_and_values = [[1, 'one'], [2, 'two'], [3, 'san']]</text:p>
      <text:p text:style-name="P52"><text:tab/>h = Hash[keys_and_values]</text:p>
      <text:p text:style-name="P52"/>
      <text:p text:style-name="P52"><text:tab/>#=&gt; {1=&gt;"one", 2=&gt;"two", 3=&gt;"san"}</text:p>
      <text:p text:style-name="P52"/>
      <text:p text:style-name="P52"><text:tab/>ri Hash.[]</text:p>
      <text:p text:style-name="P52"><text:soft-page-break/></text:p>
      <text:p text:style-name="P52">см. lesson.16/test_hash_from_array</text:p>
      <text:p text:style-name="P52"/>
      <text:p text:style-name="P52">Преобразование хэша в массив</text:p>
      <text:p text:style-name="P52"/>
      <text:p text:style-name="P52"><text:tab/>ri Hash#to_a</text:p>
      <text:p text:style-name="P52"/>
      <text:p text:style-name="P52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8663240575047079225" text:style-name="L53">
        <text:list-item>
          <text:p text:style-name="P228">lesson.17.tar.bz2</text:p>
        </text:list-item>
      </text:list>
      <text:list xml:id="list212945593877630" text:continue-list="list9217464792607862644" text:style-name="L52">
        <text:list-header>
          <text:p text:style-name="P275"/>
        </text:list-header>
      </text:list>
      <text:p text:style-name="P67">Cортировка хэша -- старые слайды из урока 24+25</text:p>
      <text:p text:style-name="P67"/>
      <text:p text:style-name="P52">sort, sort_by – работают как в массивах, потому что происходят из модуля-примеси Enumerable</text:p>
      <text:p text:style-name="P52"/>
      <text:p text:style-name="P52">Эти методы возвращают массив, потому что хэш не считается упорядоченной структурой данных.</text:p>
      <text:p text:style-name="P52"/>
      <text:p text:style-name="P52">выполните lesson.17/hashsort/test_sort_1.rb</text:p>
      <text:p text:style-name="P52"/>
      <text:p text:style-name="P52">результат <text:span text:style-name="T54">@eng_numerals.sort:</text:span></text:p>
      <text:p text:style-name="P52"/>
      <text:p text:style-name="P52">[["0", "zero"], ["1", "one"], ["10", "ten"], ["11", "eleven"], ["12", "twelve"], ["2", "two"], .... ]</text:p>
      <text:p text:style-name="P52"/>
      <text:p text:style-name="P52">Вопрос: по какому принципу были упорядочены элементы хэша?</text:p>
      <text:p text:style-name="P52">Ответ: в порядке увеличения строкового значения ключей</text:p>
      <text:p text:style-name="P52"/>
      <text:p text:style-name="P52">Метод sort применяет вот такой блок по умолчанию:</text:p>
      <text:p text:style-name="P52"/>
      <text:p text:style-name="P52">hash.sort {|a, b|</text:p>
      <text:p text:style-name="P52"><text:s text:c="4"/>a &lt;=&gt; b</text:p>
      <text:p text:style-name="P52">}</text:p>
      <text:p text:style-name="P52"/>
      <text:p text:style-name="P52">&gt;&gt;&gt; Вопрос: чем являются a и b?</text:p>
      <text:p text:style-name="P52">&gt;&gt;&gt; Что такое &lt;=&gt; space ship operator? Как он работает?</text:p>
      <text:p text:style-name="P52"/>
      <text:p text:style-name="P52">На самом деле сначала хэш преобразуется в массив и потом сортируется массив:</text:p>
      <text:p text:style-name="P52">hash.to_a.sort {|a, b|</text:p>
      <text:p text:style-name="P52"><text:s text:c="4"/>a &lt;=&gt; b <text:s text:c="3"/># ["0", "zero"] &lt;=&gt; <text:s/>["10", "ten"]</text:p>
      <text:p text:style-name="P52">}</text:p>
      <text:p text:style-name="P52"/>
      <text:p text:style-name="P52">!!! Задание: Выполните и проанализируйте скрипт hashsort/test_sort_2.rb</text:p>
      <text:p text:style-name="P52"/>
      <text:p text:style-name="P52">&gt;&gt;&gt; попросить объяснить, что происходит</text:p>
      <text:p text:style-name="P52">&gt;&gt;&gt; a будет расположено раньше b, но не обязательно контактно! конечном массиве видно, что неконтактно.</text:p>
      <text:p text:style-name="P52"/>
      <text:p text:style-name="P52"><text:tab/>a=["12", "twelve"] </text:p>
      <text:p text:style-name="P52"><text:tab/>b=["5", "five"] </text:p>
      <text:p text:style-name="P52"><text:tab/>result of comparison: -1</text:p>
      <text:p text:style-name="P52"/>
      <text:p text:style-name="P52">!!! Задание: измените test_sort_2.rb так. чтобы хэш был отсортирован в <text:span text:style-name="T57">нисходящем</text:span> <text:soft-page-break/>порядке по <text:span text:style-name="T57">численному</text:span> значению ключа.</text:p>
      <text:p text:style-name="P52"/>
      <text:p text:style-name="P52">ожидаемый выход: [["12", "twelve"], ["11", "eleven"], ["10", "ten"], ["9", "nine"], ["8", "eight"], ["7", "seven"], ["6", "six"], ["5", "five"], ["4", "four"], ["3", "three"], ["2", "two"], ["1", "one"], ["0", "zero"]]</text:p>
      <text:p text:style-name="P52">ответ: hashsort/test_sort_3.rb</text:p>
      <text:p text:style-name="P52"/>
      <text:p text:style-name="P52">!!! Задание: отсортируйте хэш @numerals (определен в файле data) по испанским числительным <text:span text:style-name="T58">в алфавитном порядке</text:span>.</text:p>
      <text:p text:style-name="P52">Ожидаемый выход:</text:p>
      <text:p text:style-name="P52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2"/>
      <text:p text:style-name="P52">ответ: hashsort/test_sort_4.rb</text:p>
      <text:p text:style-name="P52"/>
      <text:p text:style-name="P52">!!! Вопрос: почему нет метода Hash#sort! (и Hash#sort_by!)</text:p>
      <text:p text:style-name="P52">Ответ: метод sort меняет сущность объекта: результат сортировки -- объект класса Array, а не Hash.</text:p>
      <text:p text:style-name="P52"/>
      <text:p text:style-name="P67">Сортировка Hash#sort_by</text:p>
      <text:p text:style-name="P52"/>
      <text:p text:style-name="P52">&gt;&gt;&gt; Что вы помните об Array#sort_by?</text:p>
      <text:p text:style-name="P52"/>
      <text:p text:style-name="P52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2"/>
      <text:p text:style-name="P52">@eng_numerals.sort_by do <text:span text:style-name="T58">|key, val|</text:span></text:p>
      <text:p text:style-name="P52"><text:tab/><text:span text:style-name="T58">key</text:span>.to_i</text:p>
      <text:p text:style-name="P52">end</text:p>
      <text:p text:style-name="P52"/>
      <text:p text:style-name="P52">[["0", "zero"], ["1", "one"], ["2", "two"], ["3", "three"], ["4", "four"], ["5", "five"], ["6", "six"], ["7", "seven"], ["8", "eight"], ["9", "nine"], ["10", "ten"], ["11", "eleven"], ["12", "twelve"]]</text:p>
      <text:p text:style-name="P52"/>
      <text:p text:style-name="P52">см. hashsort/test_sort_5.rb</text:p>
      <text:p text:style-name="P52"/>
      <text:p text:style-name="P52">!!! Вопрос на сообразительность: как изменить порядок сортировки на нисходящий</text:p>
      <text:p text:style-name="P52">Ответ: -<text:span text:style-name="T58">key</text:span>.to_i. только для чисел</text:p>
      <text:p text:style-name="P52"/>
      <text:p text:style-name="P52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2"/>
      <text:p text:style-name="P52">ожидаемый выход:</text:p>
      <text:p text:style-name="P52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2"/>
      <text:p text:style-name="P52"><text:soft-page-break/>&gt;&gt;&gt; так как: ee &lt; eni &lt; eno &lt; evi ...</text:p>
      <text:p text:style-name="P52"/>
      <text:p text:style-name="P52">ответ: hashsort/test_sort_6.rb</text:p>
      <text:p text:style-name="P52"/>
      <text:p text:style-name="P71">Метод класса Hash#sort_by_value</text:p>
      <text:p text:style-name="P71"/>
      <text:p text:style-name="P55">class Hash </text:p>
      <text:p text:style-name="P55"><text:s text:c="2"/>def sort_by_value </text:p>
      <text:p text:style-name="P55"><text:s text:c="4"/>self.sort_by {|k,v| v} </text:p>
      <text:p text:style-name="P55"><text:s text:c="2"/>end </text:p>
      <text:p text:style-name="P55">end </text:p>
      <text:p text:style-name="P55"/>
      <text:p text:style-name="P55">Использование:</text:p>
      <text:p text:style-name="P55"/>
      <text:p text:style-name="P55"><text:tab/>puts @eng_numerals.<text:span text:style-name="T1">sort_by_value</text:span>.inspect</text:p>
      <text:p text:style-name="P55"/>
      <text:p text:style-name="P55">Выход:</text:p>
      <text:p text:style-name="P5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5"/>
      <text:p text:style-name="P55">см. hashsort/test_sort_7.rb</text:p>
      <text:p text:style-name="P55"/>
      <text:p text:style-name="P55">&gt;&gt;&gt; прокомментировать метод respond_to?, methods, Duck typing</text:p>
      <text:p text:style-name="P55"/>
      <text:p text:style-name="P71">Задание</text:p>
      <text:p text:style-name="P71"/>
      <text:p text:style-name="P55">Полная формулировка в lesson.17/cmpsort/README</text:p>
      <text:p text:style-name="P55"/>
      <text:p text:style-name="P55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5">- CCSplitter опирается на теги входной цепочки -&gt; сгруппировать записи разницы по входной цепочке </text:p>
      <text:p text:style-name="P55">- есть более частотные явления, есть менее частотные. Эту информацию можно учитывать, решая, что тестировать и что нет. </text:p>
      <text:p text:style-name="P55"/>
      <text:p text:style-name="P55">Входной файл: </text:p>
      <text:p text:style-name="P55"><text:s text:c="2"/>английский: cmp_ccsplitter_1.out </text:p>
      <text:p text:style-name="P55"><text:s text:c="2"/>немецкий: german/cmp_ccsplitter_1.out</text:p>
      <text:p text:style-name="P55"/>
      <text:p text:style-name="P55">скрипт: cmp_ccs_sort_by_tagseq </text:p>
      <text:p text:style-name="P55">ожидаемый выход: <text:s/>sorted </text:p>
      <text:p text:style-name="P52"/>
      <text:p text:style-name="P67">Задание find_words</text:p>
      <text:p text:style-name="P67"/>
      <text:p text:style-name="P52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2">см. lesson.17/find_words/README</text:p>
      <text:p text:style-name="P52"><text:soft-page-break/></text:p>
      <text:p text:style-name="P52">Задание: разработать скрипт, который находит в текстовых файлах указанные слова (или фразы) и выводит их в формате</text:p>
      <text:p text:style-name="P52"/>
      <text:p text:style-name="P52"><text:tab/>слово \tab позиция_в_предложении \tab предложение</text:p>
      <text:p text:style-name="P52"/>
      <text:p text:style-name="P52">Если указана опция -i или --ignore-case, то поиск осуществляется без учета регистра и вывод имеет вид:</text:p>
      <text:p text:style-name="P52"/>
      <text:p text:style-name="P52"><text:tab/>СЛОВО \tab позиция_в_предложении \tab предложение</text:p>
      <text:p text:style-name="P52"/>
      <text:p text:style-name="P52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2"/>
      <text:p text:style-name="P52"><text:tab/>develop<text:tab/>120 </text:p>
      <text:p text:style-name="P52"><text:tab/>Although<text:tab/>96 </text:p>
      <text:p text:style-name="P52"><text:tab/>December<text:tab/>56 </text:p>
      <text:p text:style-name="P52"><text:tab/>Bill Gates<text:tab/>22 </text:p>
      <text:p text:style-name="P52"><text:tab/>Extensible Markup Language<text:tab/>1 </text:p>
      <text:p text:style-name="P52"><text:tab/>U.S. Public Interest Research Group<text:tab/>1 </text:p>
      <text:p text:style-name="P52"/>
      <text:p text:style-name="P52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2"/>
      <text:p text:style-name="P52"><text:tab/>&gt; find_words queries.txt ../../data/corpus.tok.txt</text:p>
      <text:p text:style-name="P52"/>
      <text:p text:style-name="P52">Задание необходимо выполнять пошагово, как описано в README</text:p>
      <text:p text:style-name="P52"/>
      <text:p text:style-name="P5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204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4">time -p user=0.24</text:p>
      <text:p text:style-name="P171"/>
      <text:p text:style-name="P171">finding_queries_2</text:p>
      <text:p text:style-name="P205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5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5">time -p user=2215.42 (36min) (на words.txt)</text:p>
      <text:p text:style-name="P205"/>
      <text:p text:style-name="P110">finding_queries_3</text:p>
      <text:p text:style-name="P206">решение основано на finding_queries_2, но итерирование происходит по массиву слов предложения.</text:p>
      <text:p text:style-name="P206">time -p user=1232.39 (20min) (на words.txt)</text:p>
      <text:p text:style-name="P171"/>
      <text:p text:style-name="P171"><text:soft-page-break/>finding_queries_4</text:p>
      <text:p text:style-name="P202"><text:span text:style-name="T69">хорошее решение, использующее хэш вместо массива. итерирование по словам предложения.</text:span></text:p>
      <text:p text:style-name="P203">time -p user=0.97 (1.5sec) (на words.txt)</text:p>
      <text:p text:style-name="P203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203">построение подстрок от заданной позиции, используя string[start, end]</text:p>
      <text:p text:style-name="P203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3">ответ: all_substrings_2</text:p>
      <text:p text:style-name="P171"/>
      <text:p text:style-name="P171">all_substrings_3</text:p>
      <text:p text:style-name="P207">генерация всех подстрок длин 3 из заданного слова, начиная от начала слова.</text:p>
      <text:p text:style-name="P207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2585895831495815990" text:style-name="L54">
        <text:list-item>
          <text:p text:style-name="P267"><text:span text:style-name="T4">lesson.19.tar.bz2</text:span></text:p>
        </text:list-item>
        <text:list-item>
          <text:p text:style-name="P229">lesson.18.tasks.tar.bz2</text:p>
        </text:list-item>
      </text:list>
      <text:p text:style-name="P52"/>
      <text:p text:style-name="P67">Слайд о CRF</text:p>
      <text:p text:style-name="P67"/>
      <text:p text:style-name="P52">порядок использования</text:p>
      <text:p text:style-name="P67"/>
      <text:p text:style-name="P67">Домашнее здание</text:p>
      <text:p text:style-name="P67"/>
      <text:p text:style-name="P52">рефакторинг lesson.18.tasks/assign_properties</text:p>
      <text:p text:style-name="P52"/>
      <text:p text:style-name="P5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2"/>
      <text:p text:style-name="P67">Раздаточный материал</text:p>
      <text:p text:style-name="P67"/>
      <text:list xml:id="list212946474190482" text:continue-numbering="true" text:style-name="L54">
        <text:list-item>
          <text:p text:style-name="P267"><text:span text:style-name="T4">lesson.20.tar.bz2</text:span></text:p>
        </text:list-item>
      </text:list>
      <text:p text:style-name="P52"/>
      <text:p text:style-name="P52"><text:span text:style-name="T1">презентация lectures/sorting.{odp,pdf</text:span>}</text:p>
      <text:p text:style-name="P52"/>
      <text:p text:style-name="P67">Поразрядная сортировка</text:p>
      <text:p text:style-name="P67"/>
      <text:p text:style-name="P52">radix sort = поразрядная сортировка = цифровая сортировка</text:p>
      <text:p text:style-name="P52"/>
      <text:p text:style-name="P52">класс distribution sorting, не производящих сравнений</text:p>
      <text:p text:style-name="P52"/>
      <text:p text:style-name="P52">пошаговое объяснение алгоритма на примере массива чисел, например</text:p>
      <text:p text:style-name="P52"/>
      <text:p text:style-name="P52"><text:tab/>12 <text:s/>11 <text:s/>0 <text:s/>92 <text:s/>3 <text:s/>133</text:p>
      <text:p text:style-name="P52"/>
      <text:p text:style-name="P67">Структура данных</text:p>
      <text:p text:style-name="P52"/>
      <text:p text:style-name="P52">bucket - (корзина, ведро) массив, содержащий числа, у которых одинаковый корень (одна и та же цифра в текущей позиции)</text:p>
      <text:p text:style-name="P52"/>
      <text:p text:style-name="P52">buckets - массив, содержащий все отдельные корзины</text:p>
      <text:p text:style-name="P52"/>
      <text:p text:style-name="P52">например, после второй итерации числа раскиданы в корзины по разряду десятков</text:p>
      <text:p text:style-name="P52"/>
      <text:p text:style-name="P52">buckets = [</text:p>
      <text:p text:style-name="P52"><text:s text:c="2"/>[ 0, <text:s/>3, 9 ], <text:s/>#0</text:p>
      <text:p text:style-name="P52"><text:s text:c="2"/>[ 11 , 12 ], <text:s/>#1</text:p>
      <text:p text:style-name="P52"><text:s text:c="2"/>[ ], <text:s text:c="13"/>#2</text:p>
      <text:p text:style-name="P52"><text:s text:c="2"/>[ 133 ], <text:s text:c="6"/>#3</text:p>
      <text:p text:style-name="P52"><text:s text:c="2"/>[ ], <text:s text:c="13"/>#4</text:p>
      <text:p text:style-name="P52"><text:s text:c="2"/>[ ], <text:s text:c="13"/>#5</text:p>
      <text:p text:style-name="P52"><text:s text:c="2"/>[ ], <text:s text:c="13"/>#6</text:p>
      <text:p text:style-name="P52"><text:s text:c="2"/>[ ], <text:s text:c="13"/>#7</text:p>
      <text:p text:style-name="P52"><text:s text:c="2"/>[ ], <text:s text:c="13"/>#8</text:p>
      <text:p text:style-name="P52"><text:s text:c="2"/>[ 92 ], <text:s text:c="8"/>#9</text:p>
      <text:p text:style-name="P52">]</text:p>
      <text:p text:style-name="P52"/>
      <text:p text:style-name="P67">Получение цифры в определенном разряде числа</text:p>
      <text:p text:style-name="P67"/>
      <text:p text:style-name="P52">Способ 1: преобразовать в строку и получить нужную позицию из строки</text:p>
      <text:p text:style-name="P52"/>
      <text:p text:style-name="P52"><text:tab/>num = 12<text:span text:style-name="T1">3</text:span>45</text:p>
      <text:p text:style-name="P52"><text:tab/>num.to_s[2,1] <text:s text:c="2"/>#=&gt; 3</text:p>
      <text:p text:style-name="P52"/>
      <text:p text:style-name="P52">Способ 2: математический</text:p>
      <text:p text:style-name="P52"/>
      <text:p text:style-name="P52"><text:soft-page-break/><text:tab/>num = 12345</text:p>
      <text:p text:style-name="P52">чтобы получить разряд единиц (1234<text:span text:style-name="T1">5</text:span>)</text:p>
      <text:p text:style-name="P52"/>
      <text:p text:style-name="P52"><text:tab/>12345 : 10 = 1234.5 и взять часть после запятой</text:p>
      <text:p text:style-name="P52"><text:tab/>12345 % 10 = 5 <text:s text:c="3"/># остаток от деления</text:p>
      <text:p text:style-name="P52"/>
      <text:p text:style-name="P52">чтобы получить разряд десятков (123<text:span text:style-name="T1">4</text:span>5)</text:p>
      <text:p text:style-name="P52"/>
      <text:p text:style-name="P52"><text:tab/>12345 : 100 = 123.45</text:p>
      <text:p text:style-name="P52"><text:tab/>12345 % 100 = 45 # остаток от деления</text:p>
      <text:p text:style-name="P52"><text:tab/>45 / 10 = 4 # целочисленное деление</text:p>
      <text:p text:style-name="P52"><text:tab/>12345 % 100 / 10 = 4</text:p>
      <text:p text:style-name="P67"/>
      <text:p text:style-name="P52">чтобы получить разряд сотен (12<text:span text:style-name="T1">3</text:span>45)</text:p>
      <text:p text:style-name="P52"/>
      <text:p text:style-name="P52"><text:tab/>12345 : 1000 = 12.345</text:p>
      <text:p text:style-name="P52"><text:tab/>12345 % 1000 = 345 # остаток от деления</text:p>
      <text:p text:style-name="P52"><text:tab/>345 / 100 = 3 # целочисленное деление</text:p>
      <text:p text:style-name="P52"><text:tab/>12345 % 1000 / 100 = 3</text:p>
      <text:p text:style-name="P67"/>
      <text:p text:style-name="P52">Можно ли сформулировать закономерность?</text:p>
      <text:p text:style-name="P52"/>
      <text:p text:style-name="P52">!!! Задание: Заполните серые ячейки во второй колонке</text:p>
      <text:p text:style-name="P5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2">n % 100 / 10</text:p>
          </table:table-cell>
          <table:table-cell table:style-name="Таблица8.C4" office:value-type="string">
            <text:p text:style-name="P52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72">% 1000 / 10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2"/>
      <text:p text:style-name="P52">Как перейти от номера позиции к 10, 100, 1000 и тд?</text:p>
      <text:p text:style-name="P52"/>
      <text:p text:style-name="P52">!!! Задание: заполните серое в третьей колонке </text:p>
      <text:p text:style-name="P52"/>
      <text:p text:style-name="P52">!!! Задание: введите переменную p – номер разряда и выведите формулу</text:p>
      <text:p text:style-name="P52"/>
      <text:p text:style-name="P52"><text:tab/>n % 10 ^ p / 10 ^ (p-1)</text:p>
      <text:p text:style-name="P52"/>
      <text:p text:style-name="P52">!!! Задание: разработайте метод, возвращающий цифру в заданной позиции в заданном числе. И напишите для него тесткейсы.</text:p>
      <text:p text:style-name="P52"/>
      <text:p text:style-name="P52"><text:tab/>начальный скрипт lesson.20/radix_sort/radix_sort_stub</text:p>
      <text:p text:style-name="P52"/>
      <text:p text:style-name="P52">!!! Задание: реализуйте поразрядную сортировку для чисел произвольной длины.\</text:p>
      <text:p text:style-name="P52"/>
      <text:p text:style-name="P52"><text:tab/>продолжайте lesson.20/radix_sort/radix_sort_stub</text:p>
      <text:p text:style-name="P52"/>
      <text:p text:style-name="P52"><text:tab/>ответ: <text:s/>lesson.20/radix_sort/radix_sort</text:p>
      <text:p text:style-name="P52"/>
      <text:p text:style-name="P52">!!! Необязательное задание: реализуйте метод radix_sort_strings, сортирующий <text:soft-page-break/>строки в словарном порядке.</text:p>
      <text:p text:style-name="P52"/>
      <text:p text:style-name="P52"><text:tab/>ответ: нет</text:p>
      <text:p text:style-name="P52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52"/>
      <text:list xml:id="list2476024863451950893" text:style-name="L55">
        <text:list-item>
          <text:p text:style-name="P230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6214539888646780485" text:style-name="L56">
        <text:list-item>
          <text:p text:style-name="P231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 здесь поможет String#ord. Но он не работает для строки нулевой длины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46"><text:span text:style-name="T4">сортировка LC_ALL=C сортирует именно по таблице, используя коды: меньшее <text:s/>численное значение - сортируется раньше.</text:span></text:p>
      <text:p text:style-name="P46"><text:span text:style-name="T4">С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Ö все же после строчных a b</text:span></text:p>
      <text:p text:style-name="P46"><text:span text:style-name="T4">&gt;&gt;&gt; Ответ: <text:s/>Ö 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32">Шаг 2. Работает ли сортировка для тесткейса #2? </text:span>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проход как по числам -- справа налево с выравниванием по правому краю – 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71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67"/>
      <text:list xml:id="list212946104291532" text:continue-list="list212946474190482" text:style-name="L54">
        <text:list-item>
          <text:p text:style-name="P276">lesson.22.tar.bz2</text:p>
        </text:list-item>
      </text:list>
      <text:p text:style-name="P52"/>
      <text:p text:style-name="P67">Работа с юникодом</text:p>
      <text:p text:style-name="P67"/>
      <text:p text:style-name="P52">Показать, зачем нужно устанавливать default_external</text:p>
      <text:p text:style-name="P52"/>
      <text:p text:style-name="P52">&gt; test_russian_utf8 test_russian_utf8.txt</text:p>
      <text:p text:style-name="P52"/>
      <text:p text:style-name="P52">&gt;&gt;&gt; Закоментировать установку кодировки и увидеть</text:p>
      <text:p text:style-name="P52">&gt;&gt;&gt; слово разбивается на байты</text:p>
      <text:p text:style-name="P52">&gt;&gt;&gt; количество разбиений - в два раза больше</text:p>
      <text:p text:style-name="P52"/>
      <text:p text:style-name="P67">Преобразование регистра написания</text:p>
      <text:p text:style-name="P67"/>
      <text:p text:style-name="P52">&gt; test_russian_utf8_2 test_russian_utf8.txt</text:p>
      <text:p text:style-name="P52"/>
      <text:p text:style-name="P52">Разработчиками было принято решение не поддерживать регистровые преобразования в ядре языка.</text:p>
      <text:p text:style-name="P67"/>
      <text:p text:style-name="P52">1) потому что оно локаль-зависимое (пример с турецким I). Выполение программы не должно зависеть от локали.</text:p>
      <text:p text:style-name="P52"/>
      <text:p text:style-name="P52">2) некоторые преобразования не биективны (не взаимно-однозначны)</text:p>
      <text:p text:style-name="P52"><text:tab/>e.g. German <text:span text:style-name="T73">ß</text:span> --&gt; SS но не всякое SS -&gt; <text:span text:style-name="T73">ß</text:span></text:p>
      <text:p text:style-name="P52"/>
      <text:p text:style-name="P52">&gt;&gt;&gt; переписка Мацумото: http://blade.nagaokaut.ac.jp/cgi-bin/scat.rb/ruby/ruby-core/19384</text:p>
      <text:p text:style-name="P52"/>
      <text:p text:style-name="P52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2"/>
      <text:p text:style-name="P52">Преобразование регистра: Решение</text:p>
      <text:p text:style-name="P52"/>
      <text:p text:style-name="P52">1. Использовать механизм Multibyte из ActiveSupport</text:p>
      <text:p text:style-name="P52"/>
      <text:p text:style-name="P52">shell &gt; gem install active_support i18n</text:p>
      <text:p text:style-name="P52"/>
      <text:p text:style-name="P52">ruby&gt; require 'active_support/lazy_load_hooks' # may not be necessary</text:p>
      <text:p text:style-name="P52">ruby&gt; require 'active_support/core_ext/string'</text:p>
      <text:p text:style-name="P52">ruby&gt; 'ящериц'.mb_chars.upcase<text:span text:style-name="T1">.to_s</text:span></text:p>
      <text:p text:style-name="P52">=&gt; "ЯЩЕРИЦ"</text:p>
      <text:p text:style-name="P52"/>
      <text:p text:style-name="P52">2. или gem (пакет) unicode_utils (http://unicode-utils.rubyforge.org/)</text:p>
      <text:p text:style-name="P52"/>
      <text:p text:style-name="P52">shell&gt; gem install unicode_utils</text:p>
      <text:p text:style-name="P52"><text:soft-page-break/></text:p>
      <text:p text:style-name="P52">&gt; require 'unicode_utils'</text:p>
      <text:p text:style-name="P52">&gt; UnicodeUtils.upcase('ящериц') </text:p>
      <text:p text:style-name="P52"><text:s/>=&gt; "ЯЩЕРИЦ"</text:p>
      <text:p text:style-name="P52"/>
      <text:p text:style-name="P67">Установка гемов в пользовательскую директорию</text:p>
      <text:p text:style-name="P67"/>
      <text:p text:style-name="P52">1. установить при помощи пакетного менеджера gem</text:p>
      <text:p text:style-name="P52"/>
      <text:p text:style-name="P52">см. http://guides.rubygems.org/faqs/#user-install</text:p>
      <text:p text:style-name="P52"/>
      <text:p text:style-name="P52">&gt; gem1.9.1 install <text:span text:style-name="T1">--user-install</text:span> active_support i18n</text:p>
      <text:p text:style-name="P52"/>
      <text:p text:style-name="P52">2. настроить окружение (.bashrc) и перестартовать терминал</text:p>
      <text:p text:style-name="P52"/>
      <text:p text:style-name="P52">if which ruby &gt;/dev/null &amp;&amp; which gem &gt;/dev/null; then </text:p>
      <text:p text:style-name="P52"><text:s text:c="4"/>PATH="$(ruby -rubygems -e 'puts Gem.user_dir')/bin:$PATH" </text:p>
      <text:p text:style-name="P52">fi</text:p>
      <text:p text:style-name="P52"/>
      <text:p text:style-name="P52">&gt;&gt;&gt; Вопрос: что делает вышеуказанная команда?</text:p>
      <text:p text:style-name="P52"/>
      <text:p text:style-name="P52">3. добавляет в переменную PATH новый путь</text:p>
      <text:p text:style-name="P52"/>
      <text:p text:style-name="P52">&gt;echo $(ruby -rubygems -e 'puts Gem.user_dir') <text:s text:c="10"/></text:p>
      <text:p text:style-name="P52">#=&gt; /home/krot/.gem/ruby/1.9.1 </text:p>
      <text:p text:style-name="P52"/>
      <text:p text:style-name="P57">Задание по CRF вставлено сразу после первого слайда по CRF (стр. 165+)</text:p>
      <text:p text:style-name="P57"/>
      <text:p text:style-name="P52">&gt;&gt;&gt; Для запускания скриптов использовать версию: /shared/syntagma2/krot/prosaos/prosao1_2013_11_19.crf/bin/work.textspacer</text:p>
      <text:p text:style-name="P52"/>
      <text:p text:style-name="P67">Стадии выполнения задания по TextSpacer</text:p>
      <text:p text:style-name="P67"/>
      <text:p text:style-name="P52">1. решить, какой нужен тагсет для решения задачи.</text:p>
      <text:p text:style-name="P52"/>
      <text:p text:style-name="P52">&gt;&gt;&gt; изучить входные данные из train и test</text:p>
      <text:p text:style-name="P52"/>
      <text:p text:style-name="P52"><text:tab/>test.txt -- в таком виде будут приходить данные в момент использования модели.</text:p>
      <text:p text:style-name="P52"><text:tab/>Видно, что это не задача токенизации (знаки препинания отрывать не надо)</text:p>
      <text:p text:style-name="P52"/>
      <text:p text:style-name="P52">Тагсет должен быть таким, чтобы он позволял выполнить задачу - вставить пробелы. Он должен сообщать, куда вставляется пробел.</text:p>
      <text:p text:style-name="P52"/>
      <text:p text:style-name="P52">SL<text:tab/>пробел слева</text:p>
      <text:p text:style-name="P52">SR<text:tab/>пробел справа</text:p>
      <text:p text:style-name="P52">SB<text:tab/>пробелы по обе стороны от символа</text:p>
      <text:p text:style-name="P52"/>
      <text:p text:style-name="P52">или, глядя со стороны слов, другие теги</text:p>
      <text:p text:style-name="P52"/>
      <text:p text:style-name="P52"><text:soft-page-break/>SI<text:tab/>начальный символ слова</text:p>
      <text:p text:style-name="P52">SM<text:tab/>серединный символ слова</text:p>
      <text:p text:style-name="P52">SL<text:tab/>последний символ слова</text:p>
      <text:p text:style-name="P52">SW<text:tab/>символ-слово</text:p>
      <text:p text:style-name="P52"/>
      <text:p text:style-name="P52">!!! Задание: заполните необходимые секции в конфигурационном файле</text:p>
      <text:p text:style-name="P52"/>
      <text:p text:style-name="P52">Начальный скрипт: crf_text_spacer_stub.cfg</text:p>
      <text:p text:style-name="P52"/>
      <text:p text:style-name="P52">описание: http://syn-proc5/wiki/crf/</text:p>
      <text:p text:style-name="P52"/>
      <text:p text:style-name="P52">2. подготовить корпусов (test и train)</text:p>
      <text:p text:style-name="P52"/>
      <text:p text:style-name="P52">Требования:</text:p>
      <text:p text:style-name="P52"/>
      <text:p text:style-name="P52">а) реальные данные будут приходить в том виде, как дано в тестировочном корпусе -- пляшем от тестировочного корпуса</text:p>
      <text:p text:style-name="P52"/>
      <text:p text:style-name="P52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2"/>
      <text:p text:style-name="P52">в) формат, понятный утилитам syn{ll,b}_crf</text:p>
      <text:p text:style-name="P52"/>
      <text:p text:style-name="P52"><text:tab/>слово \tab тег</text:p>
      <text:p text:style-name="P52"><text:tab/>слово \tab тег</text:p>
      <text:p text:style-name="P52"><text:tab/>[между параграфами - одна или более пустых строк]</text:p>
      <text:p text:style-name="P52"><text:tab/>слово \tab тег</text:p>
      <text:p text:style-name="P52"><text:tab/>слово \tab тег</text:p>
      <text:p text:style-name="P52"><text:tab/>...</text:p>
      <text:p text:style-name="P52"/>
      <text:p text:style-name="P52">Вопрос: Что будет "словом" в данной задаче?</text:p>
      <text:p text:style-name="P52">Ответ: один символ</text:p>
      <text:p text:style-name="P52"/>
      <text:p text:style-name="P52">Итого, необходимые действия</text:p>
      <text:p text:style-name="P5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2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7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2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2"/>
      <text:p text:style-name="P5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2"/>
      <text:p text:style-name="P52">Причем, можно сделать один скрип для обработки двух файлов</text:p>
      <text:p text:style-name="P52"><text:soft-page-break/>&gt;&gt;&gt; Вопрос: должен ли скрипт различать, с каким файлом он работает, с train или с test?</text:p>
      <text:p text:style-name="P52">&gt;&gt;&gt; Ответ: да.</text:p>
      <text:p text:style-name="P52">&gt;&gt;&gt; Вопрос: нужна ли опция, чтобы различать корпуса?</text:p>
      <text:p text:style-name="P52">&gt;&gt;&gt; Ответ: да, увы</text:p>
      <text:p text:style-name="P52"><text:tab/>Можно было бы распознать текст без пробелов, но одной - первой строки - для этого может быть недостаточно.</text:p>
      <text:p text:style-name="P52"/>
      <text:p text:style-name="P52">&gt;&gt;&gt; Действие 3 - удаление пробелов из test.txt - не повредит, даже если будет выполнено.</text:p>
      <text:p text:style-name="P52"/>
      <text:p text:style-name="P52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2"/>
      <text:p text:style-name="P52">Опция --label-empty-lines уже реализована, по ней пустые строки в выдаче заменяются на #!#EMPTYLINE</text:p>
      <text:p text:style-name="P52"/>
      <text:p text:style-name="P52"><text:span text:style-name="T68">Начальный скрипт: v</text:span>erticalize_stub</text:p>
      <text:p text:style-name="P52"/>
      <text:p text:style-name="P52">Возможная реализация: verticalize</text:p>
      <text:p text:style-name="P52"/>
      <text:p text:style-name="P52">Ожидаемый выход:</text:p>
      <text:p text:style-name="P52"><text:tab/>test_short.txt <text:s text:c="2"/>-&gt; <text:s/>test_short.vert</text:p>
      <text:p text:style-name="P52"><text:tab/>train_short.txt <text:s/>-&gt; <text:s/>train_short.vert</text:p>
      <text:p text:style-name="P52"/>
      <text:p text:style-name="P52">&gt; cat train_short.vert | grep -v SM</text:p>
      <text:p text:style-name="P52"/>
      <text:p text:style-name="P52">3. Конфигурирование CRFа и навешивание фич при помощи шаблонизатора</text:p>
      <text:p text:style-name="P52"/>
      <text:p text:style-name="P52">Сам по себе символ уже является property, и из него можно создать ряд фич.</text:p>
      <text:p text:style-name="P52"/>
      <text:p text:style-name="P52">Общий вид шаблона для униграмных фич:</text:p>
      <text:p text:style-name="P52">UG<text:tab/>NAME<text:tab/><text:tab/>LINENUM,FIELDNUM<text:tab/>[LINENUM,FIELDNUM]</text:p>
      <text:p text:style-name="P52"/>
      <text:p text:style-name="P52">Например:</text:p>
      <text:p text:style-name="P52"># current character text</text:p>
      <text:p text:style-name="P52">UG<text:tab/>CW<text:tab/>0,0</text:p>
      <text:p text:style-name="P52"># previous character text</text:p>
      <text:p text:style-name="P52">UG<text:tab/>PW<text:tab/>-1,0</text:p>
      <text:p text:style-name="P52"># previous character combined with the current character</text:p>
      <text:p text:style-name="P52">UG<text:tab/>PCW<text:tab/>-1,0<text:tab/>0,0</text:p>
      <text:p text:style-name="P52"/>
      <text:p text:style-name="P52">Задание: добавьте шаблоны для генерации следующих фич</text:p>
      <text:p text:style-name="P52"/>
      <text:p text:style-name="P52"><text:tab/>current character</text:p>
      <text:p text:style-name="P52"><text:tab/>previous character</text:p>
      <text:p text:style-name="P52"><text:tab/>next character</text:p>
      <text:p text:style-name="P52"><text:tab/>previous character + current character</text:p>
      <text:p text:style-name="P52"><text:tab/>current character + next character</text:p>
      <text:p text:style-name="P52"><text:soft-page-break/><text:tab/>previous character + current character + next character</text:p>
      <text:p text:style-name="P52"/>
      <text:p text:style-name="P52">Вопрос: какие значения должны иметь переменные</text:p>
      <text:p text:style-name="P52"><text:tab/>STR_WORD_FIELDS_COUNT</text:p>
      <text:p text:style-name="P52"><text:tab/>INT_WORD_FIELDS_COUNT</text:p>
      <text:p text:style-name="P52">Ответ: 1 и 0 соответственно</text:p>
      <text:p text:style-name="P52"/>
      <text:p text:style-name="P52">Задание: включите бинарную фичу, которая бы использовала соседние теги.</text:p>
      <text:p text:style-name="P52"/>
      <text:p text:style-name="P52">4. Навешивание properties</text:p>
      <text:p text:style-name="P52"/>
      <text:p text:style-name="P52">Если нужны дополнительные свойства, то их можно добавить в файл, который идет на вход утилитам CRF</text:p>
      <text:p text:style-name="P52"/>
      <text:p text:style-name="P52"><text:tab/>слово \tab PROP1 \tab PROP2 \tab тег</text:p>
      <text:p text:style-name="P52"><text:tab/>слово \tab PROP1 \tab PROP2 \tab тег</text:p>
      <text:p text:style-name="P52"/>
      <text:p text:style-name="P52">Дополнительно, в конфигурационном файле необходимо:</text:p>
      <text:p text:style-name="P52">1) изменить значения переменных STR_WORD_FIELDS_COUNT и INT_WORD_FIELDS_COUNT</text:p>
      <text:p text:style-name="P52">2) написать шаблоны для преобразования свойств в фичи</text:p>
      <text:p text:style-name="P52"/>
      <text:p text:style-name="P52">Задание: используйте скрипт assign_properties, чтобы добавить как отдельное свойство текст символа в нижнем регистре.</text:p>
      <text:p text:style-name="P52">&gt;&gt;&gt; символ в оригинаальном регистре полезен, чтобы распознавать начало предложения</text:p>
      <text:p text:style-name="P52">&gt;&gt;&gt; может быть полезным для того, чтобы модель тренировалась узнавать приставки. тут уже регистр не важен.</text:p>
      <text:p text:style-name="P52"/>
      <text:p text:style-name="P52">5. Запуск тренировки</text:p>
      <text:p text:style-name="P52"/>
      <text:p text:style-name="P52">корпус статичен, его изменять на надо</text:p>
      <text:p text:style-name="P52">корпус -&gt; файл-с-пропертями -&gt; synll_crf</text:p>
      <text:p text:style-name="P52"/>
      <text:p text:style-name="P52">cat train.txt | assign_properties | synb_crf --bin=model.bin --min-feat=2 --config=crf_text_spacer.cfg</text:p>
      <text:p text:style-name="P52"/>
      <text:p text:style-name="P52">см. пайп в скрипте train_crf</text:p>
      <text:p text:style-name="P52"/>
      <text:p text:style-name="P55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2"/>
      <text:p text:style-name="P52">пример вывода в процессе тренировки: synb_crf.log</text:p>
      <text:p text:style-name="P52">1) Exit code of training procedure: 1 -- это хорошо</text:p>
      <text:p text:style-name="P52">2) err=0.0642554 -- значение cost function. чем меньше, тем лучше. CRF тренируется пока ему удается уменьшать это значение.</text:p>
      <text:p text:style-name="P52"><text:soft-page-break/></text:p>
      <text:p text:style-name="P52">Если synb_crf выдает такое сообщение, то надо уменьшать корпус</text:p>
      <text:p text:style-name="P52">terminate called after throwing an instance of 'std::bad_alloc' </text:p>
      <text:p text:style-name="P52"><text:s text:c="2"/>what(): <text:s/>std::bad_alloc</text:p>
      <text:p text:style-name="P52"/>
      <text:p text:style-name="P55">6. Тестирование на test.txt или применение в боевых условиях</text:p>
      <text:p text:style-name="P55"/>
      <text:p text:style-name="P55">cat test.txt | assign_properties <text:s/>| synll_crf --bin=model.bin</text:p>
      <text:p text:style-name="P55"/>
      <text:p text:style-name="P52"/>
      <text:p text:style-name="P52">7. Вставка пробелов по вычисленным тегам.</text:p>
      <text:p text:style-name="P52"/>
      <text:p text:style-name="P52">Задание: разработайте скрипт, вставляющий пробелы в текст согласно тегов, вычисленных моделью.</text:p>
      <text:p text:style-name="P52"/>
      <text:p text:style-name="P52">Скрипт должен уметь принимать данные с любым количеством полей:</text:p>
      <text:p text:style-name="P52"><text:tab/>restore_spaces.1.in</text:p>
      <text:p text:style-name="P52"><text:tab/>restore_spac<text:tab/>es.2.in</text:p>
      <text:p text:style-name="P52">Ожидаемых выход для обоих входных файлов одинаковый:</text:p>
      <text:p text:style-name="P52"><text:tab/>restore_spaces.all.out</text:p>
      <text:p text:style-name="P52"/>
      <text:p text:style-name="P52">Скрипт должен распознавать метку #!#EMPTYLINE и вставлять вместо нее пустую строку. Эта логика уже реализована.</text:p>
      <text:p text:style-name="P52"/>
      <text:p text:style-name="P52">Начальный скрипт: restores_spaces_stub</text:p>
      <text:p text:style-name="P52">Возможная реализация: restores_spaces</text:p>
      <text:p text:style-name="P52"/>
      <text:p text:style-name="P55">Now you can submit the test.txt file with restored spaces to the contest by copying it into predefined directory.</text:p>
      <text:p text:style-name="P56"/>
      <text:p text:style-name="P56"/>
      <text:p text:style-name="P56"/>
      <text:p text:style-name="P56"/>
      <text:p text:style-name="P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212945535677766" text:continue-numbering="true" text:style-name="L54">
        <text:list-item>
          <text:p text:style-name="P229">lesson.23.tar.bz2</text:p>
        </text:list-item>
      </text:list>
      <text:p text:style-name="P52"/>
      <text:p text:style-name="P67">Running commands from Ruby script</text:p>
      <text:p text:style-name="P67"/>
      <text:p text:style-name="P57">http://stackoverflow.com/questions/2232/calling-bash-commands-from-ruby</text:p>
      <text:p text:style-name="P57"/>
      <text:p text:style-name="P5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8">Some things to think about when choosing between these mechanisms are:</text:p>
            <text:list xml:id="list1976609078692668364" text:style-name="L57">
              <text:list-item>
                <text:p text:style-name="P308">Do you just want stdout or do you need stderr as well? or even separated out? </text:p>
              </text:list-item>
              <text:list-item>
                <text:p text:style-name="P308">How big is your output? Do you want to hold the entire result in memory? </text:p>
              </text:list-item>
              <text:list-item>
                <text:p text:style-name="P308">Do you want to read some of your output while the subprocess is still running? </text:p>
              </text:list-item>
              <text:list-item>
                <text:p text:style-name="P308">Do you need result codes? </text:p>
              </text:list-item>
              <text:list-item>
                <text:p text:style-name="P309">Do you need a ruby object that represents the process and lets you kill it on demand? </text:p>
              </text:list-item>
            </text:list>
            <text:p text:style-name="P208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8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68"><text:tab/>IO</text:span>.<text:span text:style-name="T68">popen</text:span>("date") { <text:span text:style-name="T68">|io|</text:span> <text:span text:style-name="T68">puts</text:span> <text:span text:style-name="T68">io</text:span>.<text:span text:style-name="T68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68"><text:tab/>io = IO</text:span>.<text:span text:style-name="T68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5016801443125988656" text:style-name="L58">
        <text:list-item>
          <text:p text:style-name="P232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32">какие способы позволяют забрать выход выполненной программы? - `cmd`, <text:s/>%x{cmd}, IO.popen</text:p>
        </text:list-item>
        <text:list-item>
          <text:p text:style-name="P232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32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32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32">Годиться ли IO.popen для запуска только лишь одиночных команд? – нет, и для пайпов тоже</text:p>
        </text:list-item>
        <text:list-item>
          <text:p text:style-name="P232">Как передать данные на вход команде/пайпу, открытому при помощи IO.popen – IO#puts</text:p>
        </text:list-item>
        <text:list-item>
          <text:p text:style-name="P268"><text:span text:style-name="T4">Как забрать данные? – IO#gets</text:span></text:p>
        </text:list-item>
        <text:list-item>
          <text:p text:style-name="P232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32"><text:s/>Как бороться с буферизацией? – stdbuf, --flush</text:p>
        </text:list-item>
        <text:list-item>
          <text:p text:style-name="P232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32">Какие режимы открывания файла/пайпа есть - r, w, a и r+, w+, a+</text:p>
        </text:list-item>
        <text:list-item>
          <text:p text:style-name="P232">чем отличается w от a?</text:p>
        </text:list-item>
        <text:list-item>
          <text:p text:style-name="P232">Как нужно открыть пайп, чтобы иметь возможность как писать в него, так и читать? – r+ или w+</text:p>
        </text:list-item>
        <text:list-item>
          <text:p text:style-name="P232">В чем отличие r+ от w+ – при открытии файла, r+ ругнется, если файла нет. w+ просто его создаст</text:p>
        </text:list-item>
        <text:list-item>
          <text:p text:style-name="P232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7">По CRF можно сделать</text:p>
      <text:p text:style-name="P67"/>
      <text:p text:style-name="P56">Нужны слайды</text:p>
      <text:p text:style-name="P56"/>
      <text:list xml:id="list6204739222340535673" text:style-name="L59">
        <text:list-item>
          <text:p text:style-name="P233">еще раз рассказать, что assign_properties необязателен (изменен слайд 175)</text:p>
        </text:list-item>
        <text:list-item>
          <text:p text:style-name="P233">разбор assign_properties</text:p>
        </text:list-item>
        <text:list-item>
          <text:p text:style-name="P233"><text:soft-page-break/>разобрать скрипт verticalize</text:p>
        </text:list-item>
        <text:list-item>
          <text:p text:style-name="P233">объяснить: word, *tmp, tag = line.split</text:p>
        </text:list-item>
        <text:list-item>
          <text:p text:style-name="P233">реализовать restore_spaces (slide 178). показать, как его тестировать на исходном train.vert с эталонными тегами.</text:p>
          <text:p text:style-name="P233"/>
        </text:list-item>
      </text:list>
      <text:p text:style-name="P52">моя рабочая директория с пробелизатором:</text:p>
      <text:p text:style-name="P52">/shared/syntagma2/krot/prosaos/prosao1_2013_11_19.crf/bin/work.textspacer</text:p>
      <text:p text:style-name="P52"/>
      <text:p text:style-name="P67">Нужны слайды</text:p>
      <text:p text:style-name="P67"/>
      <text:p text:style-name="P56">Можно ли задать пайп через массив – нет</text:p>
      <text:p text:style-name="P56"><text:span text:style-name="T67">Если задать одной строкой, то как передать </text:span>окружение?</text:p>
      <text:p text:style-name="P56">Работает ли механизм env в 2.0</text:p>
      <text:p text:style-name="P56">Работает ли механизм cmd-на-массиве в 1.9</text:p>
      <text:p text:style-name="P56"/>
      <text:p text:style-name="P56"><text:span text:style-name="T67">Передается ли env на все команды? А как в </text:span>баше?</text:p>
      <text:p text:style-name="P56"/>
      <text:p text:style-name="P52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74"><text:tab/>IO.popen([</text:span><text:span text:style-name="T75">env</text:span>,] cmd, mode="r" [, opt])</text:p>
      <text:p text:style-name="P2"/>
      <text:p text:style-name="P16"><text:span text:style-name="T67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<text:soft-page-break/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4435874419458198413" text:style-name="L60">
        <text:list-item>
          <text:p text:style-name="P269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1652327188408317853" text:style-name="L61">
        <text:list-item>
          <text:p text:style-name="P270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70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70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70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70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70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270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270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87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65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65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7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7"><text:span text:style-name="Source_20_Text"><text:span text:style-name="T8"/></text:span></text:p>
      <text:p text:style-name="P187"><text:span text:style-name="Source_20_Text"><text:span text:style-name="T8">!!! Вопрос: в какую скобку попадает год в следующем РВ?</text:span></text:span></text:p>
      <text:p text:style-name="P187"><text:span text:style-name="Source_20_Text"><text:span text:style-name="T8"/></text:span></text:p>
      <text:p text:style-name="P187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2183746595796403623" text:style-name="L62">
        <text:list-item>
          <text:p text:style-name="P271"><text:span text:style-name="Source_20_Text"><text:span text:style-name="T5">lesson.29.tar.bz2</text:span></text:span></text:p>
          <text:p text:style-name="P271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212945445688818" text:continue-numbering="true" text:style-name="L62">
        <text:list-item>
          <text:p text:style-name="P272"><text:span text:style-name="Source_20_Text"><text:span text:style-name="T4">lesson.30.tar.bz2 (тест)</text:span></text:span></text:p>
        </text:list-item>
        <text:list-item>
          <text:p text:style-name="P272"><text:span text:style-name="Source_20_Text"><text:span text:style-name="T4">lesson.31.tar.bz2 (рекурсия)</text:span></text:span></text:p>
        </text:list-item>
      </text:list>
      <text:p text:style-name="P47"/>
      <text:p text:style-name="P47"><text:span text:style-name="Source_20_Text"><text:span text:style-name="T14">Вопросы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1">Эти же вопросы без ответов здесь: lectures/Test.30.odp</text:span></text:span></text:p>
      <text:p text:style-name="P48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76">Переделайте пример выше так, чтобы одна из скобок стала незахватывающей</text:span></text:span><text:span text:style-name="Source_20_Text"><text:span text:style-name="T77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31">m i x</text:span></text:span><text:span text:style-name="Source_20_Text"><text:span text:style-name="T5"> (NB: опция </text:span></text:span><text:span text:style-name="Source_20_Text"><text:span text:style-name="T31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76">Можно ли выключить опцию для конкретной скобки? </text:span></text:span><text:span text:style-name="Source_20_Text"><text:span text:style-name="T77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76"><text:tab/>&gt; "apple".match /(?:PP)l/i</text:span></text:span></text:p>
      <text:p text:style-name="Standard"><text:span text:style-name="Source_20_Text"><text:span text:style-name="T77"><text:tab/></text:span></text:span><text:span text:style-name="Source_20_Text"><text:span text:style-name="T76">&gt; "apple".match</text:span></text:span></text:p>
      <text:p text:style-name="Standard"><text:span text:style-name="Source_20_Text"><text:span text:style-name="T76"/></text:span></text:p>
      <text:p text:style-name="Standard"><text:span text:style-name="Source_20_Text"><text:span text:style-name="T76">Ответ:</text:span></text:span></text:p>
      <text:p text:style-name="Standard"><text:span text:style-name="Source_20_Text"><text:span text:style-name="T76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7"><text:span text:style-name="Source_20_Text"><text:span text:style-name="T5">13. </text:span></text:span><text:span text:style-name="Source_20_Text"><text:span text:style-name="T76">Что заметчит следующее РВ? И почему</text:span></text:span><text:span text:style-name="Source_20_Text"><text:span text:style-name="T77"> (опишите словами или подчеркните в </text:span></text:span><text:span text:style-name="Source_20_Text"><text:span text:style-name="T76">str</text:span></text:span><text:span text:style-name="Source_20_Text"><text:span text:style-name="T77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76">lesson.30/test_re_13</text:span></text:span><text:span text:style-name="Source_20_Text"><text:span text:style-name="T77">.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<text:tab/>&gt; str = "S p RING\nHas\nCome" </text:span></text:span></text:p>
      <text:p text:style-name="P187"><text:span text:style-name="Source_20_Text"><text:span text:style-name="T5"><text:tab/>&gt; re = /(?mx-i:[A-Z] .+ [A-Z])/</text:span></text:span></text:p>
      <text:p text:style-name="P187"><text:span text:style-name="Source_20_Text"><text:span text:style-name="T5"><text:tab/>&gt; str.match re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см. lesson.30/test_re_13</text:span></text:span></text:p>
      <text:p text:style-name="P187"><text:span text:style-name="Source_20_Text"><text:span text:style-name="T6"/></text:span></text:p>
      <text:p text:style-name="P187"><text:span text:style-name="Source_20_Text"><text:span text:style-name="T64">Ответ:</text:span></text:span></text:p>
      <text:p text:style-name="P187"><text:span text:style-name="Source_20_Text"><text:span text:style-name="T64"><text:tab/>1) /[A-Z]/ метчит “S”</text:span></text:span></text:p>
      <text:p text:style-name="P187"><text:span text:style-name="Source_20_Text"><text:span text:style-name="T64"><text:tab/>2) пробелы вокруг .+ игнорируются, так как включени режим /x</text:span></text:span></text:p>
      <text:p text:style-name="P187"><text:span text:style-name="Source_20_Text"><text:span text:style-name="T64"><text:tab/>3) /.+/ метчит “ p RING\nHas\n” так как включени /m которая позволяет метчить \s метасимволом /./</text:span></text:span></text:p>
      <text:p text:style-name="P187"><text:span text:style-name="Source_20_Text"><text:span text:style-name="T64"><text:tab/>4) [A-Z] метчит “C”</text:span></text:span></text:p>
      <text:p text:style-name="P187"><text:span text:style-name="Source_20_Text"><text:span text:style-name="T64"/></text:span></text:p>
      <text:p text:style-name="P187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7">Разделяй и властвуй</text:p>
      <text:p text:style-name="P67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2"/>
      <text:p text:style-name="P124"><text:span text:style-name="Source_20_Text"><text:span text:style-name="T39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38"/></text:span></text:p>
      <text:p text:style-name="P67">Рекурсия в работе и в быту</text:p>
      <text:p text:style-name="P67"/>
      <text:p text:style-name="P52">Рекурсия - повторение самоподобным образом</text:p>
      <text:p text:style-name="P52"/>
      <text:p text:style-name="P52">Рекурсивная картинка</text:p>
      <text:p text:style-name="P52">lectures/monalisa_recursion.jpg -- вставить в презентацию</text:p>
      <text:p text:style-name="P52">lesson.30/recursion/pink_floyd.jpg</text:p>
      <text:p text:style-name="P52"/>
      <text:p text:style-name="P52">Рекурсивные акронимы</text:p>
      <text:p text:style-name="P52"><text:tab/>VISA: VISA international Service Association</text:p>
      <text:p text:style-name="P52"><text:tab/>GNU : GNU is not Unix</text:p>
      <text:p text:style-name="P52"/>
      <text:p text:style-name="P52">Рекурсивная процедура - процедура, вызывающая саму себя.</text:p>
      <text:list xml:id="list5892668550427915608" text:style-name="L63">
        <text:list-item>
          <text:p text:style-name="P234">простая - вызывает себя непосредственно</text:p>
        </text:list-item>
        <text:list-item>
          <text:p text:style-name="P234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37">родитель </text:span></text:span><text:span text:style-name="Source_20_Text"><text:span text:style-name="T45">-&gt; </text:span></text:span><text:span text:style-name="Source_20_Text"><text:span text:style-name="T37">дочерние узлы, дочерние узлы в свою очередь являются родительскими для других узлов</text:span></text:span></text:p>
      <text:list xml:id="list212945028088334" text:continue-numbering="true" text:style-name="L63">
        <text:list-header>
          <text:p text:style-name="P284"><text:span text:style-name="Source_20_Text"><text:span text:style-name="T15"/></text:span></text:p>
        </text:list-header>
      </text:list>
      <text:p text:style-name="P67">В математике</text:p>
      <text:p text:style-name="P67"/>
      <text:p text:style-name="P52">Функция может быть задана рекурсивно, при помощи так называемой рекуррентной формулы</text:p>
      <text:p text:style-name="P52"/>
      <text:list xml:id="list6654534840894009000" text:style-name="L64">
        <text:list-item>
          <text:p text:style-name="P235">функция задана для некоторого начального значения a (base case)</text:p>
        </text:list-item>
        <text:list-item>
          <text:p text:style-name="P235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90"><text:span text:style-name="Source_20_Text"><text:span text:style-name="T37"><text:s text:c="5"/>{ <text:s text:c="2"/>f(k+1) = a * f(k)</text:span></text:span></text:p>
      <text:p text:style-name="P190"><text:span text:style-name="Source_20_Text"><text:span text:style-name="T15"/></text:span></text:p>
      <text:p text:style-name="P190"><text:span text:style-name="Source_20_Text"><text:span text:style-name="T37">Вычисление a^5</text:span></text:span></text:p>
      <text:p text:style-name="P190"><text:span text:style-name="Source_20_Text"><text:span text:style-name="T30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&gt;&gt;&gt; рекуррентное определение - это forward recursion. </text:span></text:span></text:p>
      <text:p text:style-name="P187"><text:span text:style-name="Source_20_Text"><text:span text:style-name="T5">&gt;&gt;&gt; Дополнительно надо знать, когда остановиться (k стало равным n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Вопрос: Можно ли эту задачу решить используя цикл?</text:span></text:span></text:p>
      <text:p text:style-name="P187"><text:span text:style-name="Source_20_Text"><text:span text:style-name="T5">Ответ: да, см. power_loop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7"><text:span text:style-name="Source_20_Text"><text:span text:style-name="T5"/></text:span></text:p>
      <text:p text:style-name="P121"><text:span text:style-name="Source_20_Text"><text:span text:style-name="T45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37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37"/></text:span></text:p>
      <text:p text:style-name="P124"><text:span text:style-name="Source_20_Text"><text:span text:style-name="T41">Разделяй и властвуй</text:span></text:span><text:span text:style-name="Source_20_Text"><text:span text:style-name="T39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39"/></text:span></text:p>
      <text:p text:style-name="P124"><text:span text:style-name="Source_20_Text"><text:span text:style-name="T37">Backward recursion - от большей задачи через меньшие задачи мы приходим к base case.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37">f(n) = a^n для n&gt;=0</text:span></text:span></text:p>
      <text:p text:style-name="P124"><text:span text:style-name="Source_20_Text"><text:span text:style-name="T30"/></text:span></text:p>
      <text:p text:style-name="P2"><text:s text:c="5"/>{ <text:s text:c="2"/>f(0) = 1</text:p>
      <text:p text:style-name="P124"><text:span text:style-name="Source_20_Text"><text:span text:style-name="T37"><text:s text:c="5"/>{ <text:s text:c="2"/>f(k) = a * f(k-1)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37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30"/></text:span></text:p>
      <text:p text:style-name="P187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def power a, n</text:span></text:span></text:p>
      <text:p text:style-name="P187"><text:span text:style-name="Source_20_Text"><text:span text:style-name="T5"><text:tab/>if n == 0</text:span></text:span></text:p>
      <text:p text:style-name="P187"><text:span text:style-name="Source_20_Text"><text:span text:style-name="T5"><text:tab/><text:tab/>return 1</text:span></text:span></text:p>
      <text:p text:style-name="P187"><text:span text:style-name="Source_20_Text"><text:span text:style-name="T5"><text:tab/>else</text:span></text:span></text:p>
      <text:p text:style-name="P187"><text:span text:style-name="Source_20_Text"><text:span text:style-name="T5"><text:tab/><text:tab/>return a * power(a, n-1)</text:span></text:span></text:p>
      <text:p text:style-name="P187"><text:span text:style-name="Source_20_Text"><text:span text:style-name="T5"><text:tab/>end</text:span></text:span></text:p>
      <text:p text:style-name="P187"><text:soft-page-break/><text:span text:style-name="Source_20_Text"><text:span text:style-name="T5">end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puts </text:span></text:span><text:span text:style-name="Source_20_Text"><text:span text:style-name="T5">power(2,5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показать как трассировать рекурсию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&gt;&gt;&gt; Распечатать lectures/TracingRecursion.odp</text:span></text:span></text:p>
      <text:p text:style-name="P187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7"><text:span text:style-name="Source_20_Text"><text:span text:style-name="T5">power(2,5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16</text:span></text:span></text:p>
          </table:table-cell>
          <table:table-cell table:style-name="Table43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4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8</text:span></text:span></text:p>
          </table:table-cell>
          <table:table-cell table:style-name="Table43.A1" office:value-type="string">
            <text:p text:style-name="P187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3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4</text:span></text:span></text:p>
          </table:table-cell>
          <table:table-cell table:style-name="Table43.A1" office:value-type="string">
            <text:p text:style-name="P187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2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1)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  <table:table-cell table:style-name="Table43.A1" office:value-type="string">
            <text:p text:style-name="P187"><text:span text:style-name="Source_20_Text"><text:span text:style-name="T5">1</text:span></text:span></text:p>
          </table:table-cell>
          <table:table-cell table:style-name="Table43.A1" office:value-type="string">
            <text:p text:style-name="P187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7"><text:span text:style-name="Source_20_Text"><text:span text:style-name="T5">power(2,0)</text:span></text:span></text:p>
          </table:table-cell>
          <table:table-cell table:style-name="Table43.A1" office:value-type="string">
            <text:p text:style-name="P187"><text:span text:style-name="Source_20_Text"><text:span text:style-name="T5">-</text:span></text:span></text:p>
          </table:table-cell>
          <table:table-cell table:style-name="Table43.A1" office:value-type="string">
            <text:p text:style-name="P187"><text:span text:style-name="Source_20_Text"><text:span text:style-name="T5">-</text:span></text:span></text:p>
          </table:table-cell>
          <table:table-cell table:style-name="Table43.A1" office:value-type="string">
            <text:p text:style-name="P187"><text:span text:style-name="Source_20_Text"><text:span text:style-name="T5">1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Задание: воспроизведите трассировку рекурсии для случая power(2,6)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&gt;&gt;&gt; к таблице добавиться строка сверху, </text:span></text:span></text:p>
      <text:p text:style-name="P187"><text:span text:style-name="Source_20_Text"><text:span text:style-name="T5">&gt;&gt;&gt; power(2,6) | 2 | 32 | 64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7"><text:span text:style-name="Source_20_Text"><text:span text:style-name="T5"><text:tab/>if x == 1</text:span></text:span></text:p>
      <text:p text:style-name="P187"><text:span text:style-name="Source_20_Text"><text:span text:style-name="T5"><text:tab/><text:tab/>return a</text:span></text:span></text:p>
      <text:p text:style-name="P187"><text:span text:style-name="Source_20_Text"><text:span text:style-name="T5"><text:tab/>end</text:span></text:span></text:p>
      <text:p text:style-name="P187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5">Base cases can be multiple.</text:span></text:span></text:p>
      <text:p text:style-name="P187"><text:span text:style-name="Source_20_Text"><text:span text:style-name="T5">Recursive calls can be multiple and different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http://en.wikipedia.org/wiki/Collatz_conjecture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7"><text:span text:style-name="Source_20_Text"><text:span text:style-name="T5">def power a, n</text:span></text:span></text:p>
            <text:p text:style-name="P187"><text:span text:style-name="Source_20_Text"><text:span text:style-name="T5"><text:tab/>if n == 0</text:span></text:span></text:p>
            <text:p text:style-name="P187"><text:span text:style-name="Source_20_Text"><text:span text:style-name="T5"><text:tab/><text:tab/>return 1</text:span></text:span></text:p>
            <text:p text:style-name="P187"><text:span text:style-name="Source_20_Text"><text:span text:style-name="T5"><text:tab/>elsif n == 1</text:span></text:span></text:p>
            <text:p text:style-name="P187"><text:span text:style-name="Source_20_Text"><text:span text:style-name="T5"><text:tab/><text:tab/>return a </text:span></text:span></text:p>
            <text:p text:style-name="P187"><text:span text:style-name="Source_20_Text"><text:span text:style-name="T5"><text:tab/>else</text:span></text:span></text:p>
            <text:p text:style-name="P187"><text:span text:style-name="Source_20_Text"><text:span text:style-name="T5"><text:tab/><text:tab/>return a * power(a, n-1)</text:span></text:span></text:p>
            <text:p text:style-name="P187"><text:span text:style-name="Source_20_Text"><text:span text:style-name="T5"><text:tab/>end</text:span></text:span></text:p>
            <text:p text:style-name="P187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7"><text:span text:style-name="Source_20_Text"><text:span text:style-name="T15">if (test for simple case) {</text:span></text:span></text:p>
            <text:p text:style-name="P187"><text:span text:style-name="Source_20_Text"><text:span text:style-name="T15"><text:tab/>Compute a simple solution without using recursion.</text:span></text:span></text:p>
            <text:p text:style-name="P187"><text:span text:style-name="Source_20_Text"><text:span text:style-name="T15">} else {</text:span></text:span></text:p>
            <text:p text:style-name="P187"><text:span text:style-name="Source_20_Text"><text:span text:style-name="T15"><text:tab/>Break the problem down into subproblems of the same form.</text:span></text:span></text:p>
            <text:p text:style-name="P187"><text:span text:style-name="Source_20_Text"><text:span text:style-name="T15"><text:tab/>Solve each of the subproblems by calling this function recursively.</text:span></text:span></text:p>
            <text:p text:style-name="P187"><text:span text:style-name="Source_20_Text"><text:span text:style-name="T15"><text:tab/>Reassemble the solutions to the subproblems into a solution for the whole.</text:span></text:span></text:p>
            <text:p text:style-name="P187"><text:span text:style-name="Source_20_Text"><text:span text:style-name="T15">}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/></text:span></text:p>
      <text:p text:style-name="P187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5">reverse(“bamboo”) #=&gt; oobmab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5">подсказка:</text:span></text:span></text:p>
      <text:p text:style-name="P187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7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7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7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7"><text:span text:style-name="Source_20_Text"><text:span text:style-name="T5">b</text:span></text:span></text:p>
          </table:table-cell>
          <table:table-cell table:style-name="Table44.A1" office:value-type="string">
            <text:p text:style-name="P187"><text:span text:style-name="Source_20_Text"><text:span text:style-name="T5">oobma</text:span></text:span></text:p>
          </table:table-cell>
          <table:table-cell table:style-name="Table44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7"><text:span text:style-name="Source_20_Text"><text:span text:style-name="T5">a</text:span></text:span></text:p>
          </table:table-cell>
          <table:table-cell table:style-name="Table44.A1" office:value-type="string">
            <text:p text:style-name="P187"><text:span text:style-name="Source_20_Text"><text:span text:style-name="T5">oobm</text:span></text:span></text:p>
          </table:table-cell>
          <table:table-cell table:style-name="Table44.A1" office:value-type="string">
            <text:p text:style-name="P187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7"><text:span text:style-name="Source_20_Text"><text:span text:style-name="T5">m</text:span></text:span></text:p>
          </table:table-cell>
          <table:table-cell table:style-name="Table44.A1" office:value-type="string">
            <text:p text:style-name="P187"><text:span text:style-name="Source_20_Text"><text:span text:style-name="T5">oob</text:span></text:span></text:p>
          </table:table-cell>
          <table:table-cell table:style-name="Table44.A1" office:value-type="string">
            <text:p text:style-name="P187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7"><text:span text:style-name="Source_20_Text"><text:span text:style-name="T5">b</text:span></text:span></text:p>
          </table:table-cell>
          <table:table-cell table:style-name="Table44.A1" office:value-type="string">
            <text:p text:style-name="P187"><text:span text:style-name="Source_20_Text"><text:span text:style-name="T5">oo</text:span></text:span></text:p>
          </table:table-cell>
          <table:table-cell table:style-name="Table44.A1" office:value-type="string">
            <text:p text:style-name="P187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7"><text:span text:style-name="Source_20_Text"><text:span text:style-name="T5">o</text:span></text:span></text:p>
          </table:table-cell>
          <table:table-cell table:style-name="Table44.A1" office:value-type="string">
            <text:p text:style-name="P187"><text:span text:style-name="Source_20_Text"><text:span text:style-name="T5">“”</text:span></text:span></text:p>
          </table:table-cell>
          <table:table-cell table:style-name="Table44.A1" office:value-type="string">
            <text:p text:style-name="P187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7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7"><text:span text:style-name="Source_20_Text"><text:span text:style-name="T5">-</text:span></text:span></text:p>
          </table:table-cell>
          <table:table-cell table:style-name="Table44.A1" office:value-type="string">
            <text:p text:style-name="P187"><text:span text:style-name="Source_20_Text"><text:span text:style-name="T5">-</text:span></text:span></text:p>
          </table:table-cell>
          <table:table-cell table:style-name="Table44.A1" office:value-type="string">
            <text:p text:style-name="P187"><text:span text:style-name="Source_20_Text"><text:span text:style-name="T5">“”</text:span></text:span></text:p>
          </table:table-cell>
        </table:table-row>
      </table:table>
      <text:p text:style-name="P187"><text:span text:style-name="Source_20_Text"><text:span text:style-name="T5"/></text:span></text:p>
      <text:p text:style-name="P187"><text:span text:style-name="Source_20_Text"><text:span text:style-name="T5">Ответ: recursion/reverse_string</text:span></text:span></text:p>
      <text:p text:style-name="P187"><text:span text:style-name="Source_20_Text"><text:span text:style-name="T5"/></text:span></text:p>
      <text:p text:style-name="P187"><text:span text:style-name="Source_20_Text"><text:span text:style-name="T13">Задания</text:span></text:span></text:p>
      <text:p text:style-name="P187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2"/>
      <text:p text:style-name="P124"><text:span text:style-name="Source_20_Text"><text:span text:style-name="T45">ответ: lesson.31/recursion/factorial</text:span></text:span></text:p>
      <text:p text:style-name="P124"><text:span text:style-name="Source_20_Text"><text:span text:style-name="T5"/></text:span></text:p>
      <text:p text:style-name="P187"><text:span text:style-name="Source_20_Text"><text:span text:style-name="T25">Задания</text:span></text:span></text:p>
      <text:p text:style-name="P187"><text:span text:style-name="Source_20_Text"><text:span text:style-name="T25"/></text:span></text:p>
      <text:list xml:id="list7475143704933165884" text:style-name="WWNum72">
        <text:list-header>
          <text:p text:style-name="P278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23"/></text:span></text:p>
      <text:p text:style-name="P114"><text:span text:style-name="Source_20_Text"><text:span text:style-name="T28">Раздаточный материал</text:span></text:span></text:p>
      <text:p text:style-name="P114"><text:span text:style-name="Source_20_Text"><text:span text:style-name="T28"/></text:span></text:p>
      <text:list xml:id="list3882975928866005226" text:style-name="L65">
        <text:list-item>
          <text:p text:style-name="P285"><text:span text:style-name="Source_20_Text"><text:span text:style-name="T24">lesson.32.tar.bz2</text:span></text:span></text:p>
        </text:list-item>
        <text:list-item>
          <text:p text:style-name="P285"><text:span text:style-name="Source_20_Text"><text:span text:style-name="T24">бланки с таблицей для трассировки рекурсии</text:span></text:span></text:p>
        </text:list-item>
      </text:list>
      <text:p text:style-name="P114"><text:span text:style-name="Source_20_Text"><text:span text:style-name="T23"/></text:span></text:p>
      <text:p text:style-name="P67">Call Stack (стек вызовов)</text:p>
      <text:p text:style-name="P52"/>
      <text:p text:style-name="P52">см. lesson.31/recursion/power_rec_failing</text:p>
      <text:p text:style-name="P52"/>
      <text:p text:style-name="P52">Стэк вызовов - механизм реализации рекурсии в языках программирования.</text:p>
      <text:p text:style-name="P52"/>
      <text:p text:style-name="P52">&gt;&gt;&gt; картинка стек-фреймов на примере возведения в степень power(2,3)</text:p>
      <text:p text:style-name="P52"/>
      <text:p text:style-name="P52">Количество вызовов называется глубиной рекурсии</text:p>
      <text:p text:style-name="P52"/>
      <text:p text:style-name="P52">При большой глубине рекурсии может произойти переполнение стэка вызовов.</text:p>
      <text:p text:style-name="P52"><text:tab/>&gt; stack level too deep</text:p>
      <text:p text:style-name="P52"/>
      <text:p text:style-name="P52">Рекурсия - дорогая операция:</text:p>
      <text:list xml:id="list3302607623715702389" text:style-name="L66">
        <text:list-item>
          <text:p text:style-name="P236">каждый stack frame требует памяти</text:p>
        </text:list-item>
        <text:list-item>
          <text:p text:style-name="P236">создание stack frame требует времени</text:p>
        </text:list-item>
      </text:list>
      <text:p text:style-name="P124"><text:span text:style-name="Source_20_Text"><text:span text:style-name="T36"/></text:span></text:p>
      <text:p text:style-name="P124"><text:span text:style-name="Source_20_Text"><text:span text:style-name="T40">&gt;&gt;&gt; здесь разобрать/сделать задания с предыдущих слайдов</text:span></text:span></text:p>
      <text:p text:style-name="P124"><text:span text:style-name="Source_20_Text"><text:span text:style-name="T40"/></text:span></text:p>
      <text:p text:style-name="P124"><text:span text:style-name="Source_20_Text"><text:span text:style-name="T42">Хвостовая рекурсия</text:span></text:span></text:p>
      <text:p text:style-name="P124"><text:span text:style-name="Source_20_Text"><text:span text:style-name="T43"/></text:span></text:p>
      <text:p text:style-name="P52">Хвостовая рекурсия (tail recursion) - такой способ задания рекурсивной процедуры, при котором рекурсивный вызов является <text:span text:style-name="T57">последним и единственным</text:span> действием процедуры.</text:p>
      <text:p text:style-name="P52"/>
      <text:p text:style-name="P52">пример: lesson.32/recursion/power_tailrec</text:p>
      <text:p text:style-name="P52"/>
      <text:p text:style-name="P52">не хвостовая рекурсия</text:p>
      <text:p text:style-name="P52"/>
      <text:p text:style-name="P52">def power(base, exp)</text:p>
      <text:p text:style-name="P52"><text:s text:c="2"/>if exp == 0</text:p>
      <text:p text:style-name="P52"><text:s text:c="4"/>1</text:p>
      <text:p text:style-name="P52"><text:s text:c="2"/>else</text:p>
      <text:p text:style-name="P52"><text:s text:c="4"/>base * power(base, exp-1)</text:p>
      <text:p text:style-name="P52"><text:s text:c="2"/>end</text:p>
      <text:p text:style-name="P52">end</text:p>
      <text:p text:style-name="P52"/>
      <text:p text:style-name="P52">хвостовая рекурсия</text:p>
      <text:p text:style-name="P52"/>
      <text:p text:style-name="P52">def power(base, exp, accum=1)</text:p>
      <text:p text:style-name="P52"><text:s text:c="2"/>if exp == 0</text:p>
      <text:p text:style-name="P52"><text:soft-page-break/><text:s text:c="4"/>accum # когда наступает base case, необходимо вернуть аккумулированное значение</text:p>
      <text:p text:style-name="P52"><text:s text:c="2"/>else</text:p>
      <text:p text:style-name="P52"><text:s text:c="4"/>power(base, exp-1, accum*base)</text:p>
      <text:p text:style-name="P52"><text:s text:c="2"/>end</text:p>
      <text:p text:style-name="P52">end</text:p>
      <text:p text:style-name="P52"/>
      <text:p text:style-name="P52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2"/>
          </table:table-cell>
          <table:table-cell table:style-name="Table42.A1" office:value-type="string">
            <text:p text:style-name="P192">ждущее</text:p>
            <text:p text:style-name="P192">значение</text:p>
          </table:table-cell>
          <table:table-cell table:style-name="Table42.A1" office:value-type="string">
            <text:p text:style-name="P191">значение, пришедшее на возврате</text:p>
          </table:table-cell>
          <table:table-cell table:style-name="Table42.A1" office:value-type="string">
            <text:p text:style-name="P192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45">power(2,5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45">power(2,4, 2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45">power(2,3, 4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45">power(2,2, 8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45">power(2,1, 16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45">power(2,0, 32)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-</text:span></text:span></text:p>
          </table:table-cell>
          <table:table-cell table:style-name="Table42.A1" office:value-type="string">
            <text:p text:style-name="P187"><text:span text:style-name="Source_20_Text"><text:span text:style-name="T5">32</text:span></text:span></text:p>
          </table:table-cell>
        </table:table-row>
      </table:table>
      <text:p text:style-name="P52"/>
      <text:p text:style-name="P52">&gt;&gt;&gt; вычесленное промежуточное значение помещается в переменную-аккумулятор. это может быть переменная любого типа данных</text:p>
      <text:p text:style-name="P52"/>
      <text:p text:style-name="P52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2"/>
      <text:p text:style-name="P52">Руби по умолчанию не поддерживает tail recursion optimization, но может быть перекомпелирован с поддержкой хвостовой рекурсии.</text:p>
      <text:p text:style-name="P52"/>
      <text:p text:style-name="P52">!!! Задание: реализуйте вычисление факториала в виде хвостовой рекурсии</text:p>
      <text:p text:style-name="P52"/>
      <text:p text:style-name="P52">ответ: lesson.32/recursion/factorial_tailrec</text:p>
      <text:p text:style-name="P52"/>
      <text:p text:style-name="P52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4"><text:span text:style-name="Source_20_Text"><text:span text:style-name="T15"/></text:span></text:p>
      <text:p text:style-name="P124"><text:span text:style-name="Source_20_Text"><text:span text:style-name="T37">def reverse(str, res="") </text:span></text:span></text:p>
      <text:p text:style-name="P124"><text:span text:style-name="Source_20_Text"><text:span text:style-name="T37"><text:s text:c="2"/>if str.empty? </text:span></text:span></text:p>
      <text:p text:style-name="P124"><text:span text:style-name="Source_20_Text"><text:span text:style-name="T37"><text:s text:c="4"/>res </text:span></text:span></text:p>
      <text:p text:style-name="P124"><text:span text:style-name="Source_20_Text"><text:span text:style-name="T37"><text:s text:c="2"/>else </text:span></text:span></text:p>
      <text:p text:style-name="P124"><text:span text:style-name="Source_20_Text"><text:span text:style-name="T37"><text:s text:c="4"/>reverse(str[0..-2], res &lt;&lt; str[-1,1]) </text:span></text:span></text:p>
      <text:p text:style-name="P124"><text:span text:style-name="Source_20_Text"><text:span text:style-name="T37"><text:s text:c="2"/>end </text:span></text:span></text:p>
      <text:p text:style-name="P124"><text:span text:style-name="Source_20_Text"><text:span text:style-name="T37">end</text:span></text:span></text:p>
      <text:p text:style-name="P124"><text:span text:style-name="Source_20_Text"><text:span text:style-name="T30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2"/>
          </table:table-cell>
          <table:table-cell table:style-name="Table40.A1" office:value-type="string">
            <text:p text:style-name="P192">ждущее</text:p>
            <text:p text:style-name="P192">значение</text:p>
          </table:table-cell>
          <table:table-cell table:style-name="Table40.A1" office:value-type="string">
            <text:p text:style-name="P191">значение, пришедшее на возврате (берется из 4)</text:p>
          </table:table-cell>
          <table:table-cell table:style-name="Table40.A1" office:value-type="string">
            <text:p text:style-name="P192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7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7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-</text:span></text:span></text:p>
          </table:table-cell>
          <table:table-cell table:style-name="Table40.A1" office:value-type="string">
            <text:p text:style-name="P187"><text:span text:style-name="Source_20_Text"><text:span text:style-name="T5">oobmab</text:span></text:span></text:p>
          </table:table-cell>
        </table:table-row>
      </table:table>
      <text:p text:style-name="P124"><text:span text:style-name="Source_20_Text"><text:span text:style-name="T25"/></text:span></text:p>
      <text:p text:style-name="P124"><text:span text:style-name="Source_20_Text"><text:span text:style-name="T44">Задания</text:span></text:span></text:p>
      <text:p text:style-name="P124"><text:span text:style-name="Source_20_Text"><text:span text:style-name="T25"/></text:span></text:p>
      <text:p text:style-name="P124"><text:span text:style-name="Source_20_Text"><text:span text:style-name="T37">Реализуйте метод, проверяющий, является ли данная строка палиндромом.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37"><text:tab/>palindrome?I(«civic») #=&gt; true</text:span></text:span></text:p>
      <text:p text:style-name="P124"><text:span text:style-name="Source_20_Text"><text:span text:style-name="T30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37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37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37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30"/></text:span></text:p>
      <text:p text:style-name="P124"><text:span text:style-name="Source_20_Text"><text:span text:style-name="T37">Это и есть индуктивный шаг.</text:span></text:span></text:p>
      <text:p text:style-name="P124"><text:span text:style-name="Source_20_Text"><text:span text:style-name="T15"/></text:span></text:p>
      <text:p text:style-name="P124"><text:span text:style-name="Source_20_Text"><text:span text:style-name="T37">Сформулируйте базис рекурсии?</text:span></text:span></text:p>
      <text:p text:style-name="P190"><text:span text:style-name="Source_20_Text"><text:span text:style-name="T37">для какой строки задачу не нужно уменьшать, а можно сразу принять решение?</text:span></text:span></text:p>
      <text:p text:style-name="P190"><text:span text:style-name="Source_20_Text"><text:span text:style-name="T37">является ли палиндромом пустая строка? -- да,</text:span></text:span></text:p>
      <text:p text:style-name="P190"><text:span text:style-name="Source_20_Text"><text:span text:style-name="T37">является ли палиндромом строка, состоящая из одного символа? -- да</text:span></text:span></text:p>
      <text:p text:style-name="P190"><text:span text:style-name="Source_20_Text"><text:span text:style-name="T37">является ли палиндромом строка, состоящая из двух символов? -- может быть, но этот случай не подходит как base case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30"/></text:span></text:p>
      <text:p text:style-name="P124"><text:span text:style-name="Source_20_Text"><text:span text:style-name="T37">ответ: lesson.32/recursion/palindrome</text:span></text:span></text:p>
      <text:p text:style-name="P124"><text:span text:style-name="Source_20_Text"><text:span text:style-name="T37">слова для тестирования: palindrome.in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37">def palindrome? str </text:span></text:span></text:p>
      <text:p text:style-name="P124"><text:span text:style-name="Source_20_Text"><text:span text:style-name="T37"><text:s text:c="2"/>if str.length &lt; 2 </text:span></text:span></text:p>
      <text:p text:style-name="P124"><text:span text:style-name="Source_20_Text"><text:span text:style-name="T37"><text:s text:c="4"/>true </text:span></text:span></text:p>
      <text:p text:style-name="P124"><text:span text:style-name="Source_20_Text"><text:span text:style-name="T37"><text:s text:c="2"/>else </text:span></text:span></text:p>
      <text:p text:style-name="P124"><text:span text:style-name="Source_20_Text"><text:span text:style-name="T37"><text:s text:c="4"/>str.match /^(.)(.*)(.)$/ </text:span></text:span></text:p>
      <text:p text:style-name="P124"><text:span text:style-name="Source_20_Text"><text:span text:style-name="T37"><text:s text:c="4"/>head, body, tail = $~.captures </text:span></text:span></text:p>
      <text:p text:style-name="P124"><text:span text:style-name="Source_20_Text"><text:span text:style-name="T37"><text:s text:c="4"/>head == tail &amp;&amp; palindrome?(body) </text:span></text:span></text:p>
      <text:p text:style-name="P124"><text:span text:style-name="Source_20_Text"><text:span text:style-name="T37"><text:s text:c="2"/>end </text:span></text:span></text:p>
      <text:p text:style-name="P124"><text:span text:style-name="Source_20_Text"><text:span text:style-name="T37">end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39">Заполните таблицу трассировки для этой задачи на примере слова civic и trust</text:span></text:span></text:p>
      <text:p text:style-name="P124"><text:span text:style-name="Source_20_Text"><text:span text:style-name="T30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7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7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7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7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7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7"><text:span text:style-name="Source_20_Text"><text:span text:style-name="T5">-</text:span></text:span></text:p>
          </table:table-cell>
          <table:table-cell table:style-name="Table35.A1" office:value-type="string">
            <text:p text:style-name="P187"><text:span text:style-name="Source_20_Text"><text:span text:style-name="T5">-</text:span></text:span></text:p>
          </table:table-cell>
          <table:table-cell table:style-name="Table35.A1" office:value-type="string">
            <text:p text:style-name="P187"><text:span text:style-name="Source_20_Text"><text:span text:style-name="T5">true</text:span></text:span></text:p>
          </table:table-cell>
        </table:table-row>
      </table:table>
      <text:p text:style-name="P187"><text:span text:style-name="Source_20_Text"><text:span text:style-name="T25"/></text:span></text:p>
      <text:p text:style-name="P124"><text:span text:style-name="Source_20_Text"><text:span text:style-name="T39">Таблица трассировки для слова trust</text:span></text:span></text:p>
      <text:p text:style-name="P187"><text:span text:style-name="Source_20_Text"><text:span text:style-name="T25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7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7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7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7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7"><text:span text:style-name="Source_20_Text"><text:span text:style-name="T5">-</text:span></text:span></text:p>
          </table:table-cell>
          <table:table-cell table:style-name="Table39.A1" office:value-type="string">
            <text:p text:style-name="P187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7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7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7"><text:span text:style-name="Source_20_Text"><text:span text:style-name="T25"/></text:span></text:p>
      <text:p text:style-name="P187"><text:span text:style-name="Source_20_Text"><text:span text:style-name="T25">Задание</text:span></text:span></text:p>
      <text:p text:style-name="P187"><text:soft-page-break/><text:span text:style-name="Source_20_Text"><text:span text:style-name="T25"/></text:span></text:p>
      <text:p text:style-name="P187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sum_digits(2014) #=&gt; 7 # т.к. <text:s/>2+0+1+4 = 7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 lesson.32/recursion/sum_digits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24">&gt;&gt;&gt; Нарисовать в виде дерева:</text:span></text:span></text:p>
      <text:p text:style-name="P187"><text:span text:style-name="Source_20_Text"><text:span text:style-name="T15"><text:s text:c="3"/>2014</text:span></text:span></text:p>
      <text:p text:style-name="P187"><text:span text:style-name="Source_20_Text"><text:span text:style-name="T15"><text:s text:c="3"/>| <text:s text:c="5"/>|</text:span></text:span></text:p>
      <text:p text:style-name="P187"><text:span text:style-name="Source_20_Text"><text:span text:style-name="T15">201 <text:s/>| 4</text:span></text:span></text:p>
      <text:p text:style-name="P187"><text:span text:style-name="Source_20_Text"><text:span text:style-name="T15"><text:s text:c="2"/>| <text:s text:c="2"/>\</text:span></text:span></text:p>
      <text:p text:style-name="P187"><text:span text:style-name="Source_20_Text"><text:span text:style-name="T15">20 | 1</text:span></text:span></text:p>
      <text:p text:style-name="P187"><text:span text:style-name="Source_20_Text"><text:span text:style-name="T15"><text:s/>| <text:s/>\</text:span></text:span></text:p>
      <text:p text:style-name="P187"><text:span text:style-name="Source_20_Text"><text:span text:style-name="T15">2 | 0</text:span></text:span></text:p>
      <text:p text:style-name="P187"><text:span text:style-name="Source_20_Text"><text:span text:style-name="T15"><text:s/>|</text:span></text:span></text:p>
      <text:p text:style-name="P187"><text:span text:style-name="Source_20_Text"><text:span text:style-name="T15">2 = base cas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ак получить значение последнего разряда? см. radix_sort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25">(домашнее) Задание*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шаг 1: 1 + 7 + 2 + 9 #=&gt; 19</text:span></text:span></text:p>
      <text:p text:style-name="P187"><text:span text:style-name="Source_20_Text"><text:span text:style-name="T15"><text:tab/>шаг 2: 1 + 9 <text:s text:c="12"/>#=&gt; 10</text:span></text:span></text:p>
      <text:p text:style-name="P187"><text:span text:style-name="Source_20_Text"><text:span text:style-name="T15"><text:tab/>шаг 3: 1 + 0 <text:s text:c="12"/>#=&gt; 1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 решении нельзя использовать циклы.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lesson.33/recursion/digital_root_stub</text:span></text:span></text:p>
      <text:p text:style-name="P187"><text:span text:style-name="Source_20_Text"><text:span text:style-name="T15">ответ: lesson.33/recursion/digital_root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ариация попроще: можно использовать цикл и sum_digits.</text:span></text:span></text:p>
      <text:p text:style-name="P187"><text:span text:style-name="Source_20_Text"><text:span text:style-name="T23"/></text:span></text:p>
      <text:p text:style-name="P187"><text:span text:style-name="Source_20_Text"><text:span text:style-name="T28">Задание</text:span></text:span></text:p>
      <text:p text:style-name="P187"><text:span text:style-name="Source_20_Text"><text:span text:style-name="T28"/></text:span></text:p>
      <text:p text:style-name="P187"><text:span text:style-name="Source_20_Text"><text:span text:style-name="T24">Взаимная рекурсия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24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7"><text:span text:style-name="Source_20_Text"><text:span text:style-name="T24"/></text:span></text:p>
      <text:p text:style-name="P187"><text:soft-page-break/><text:span text:style-name="Source_20_Text"><text:span text:style-name="T24">число является четным, если предшественник числа - нечетное число</text:span></text:span></text:p>
      <text:p text:style-name="P187"><text:span text:style-name="Source_20_Text"><text:span text:style-name="T24">число является нечетным, если оно не является четным</text:span></text:span></text:p>
      <text:p text:style-name="P187"><text:span text:style-name="Source_20_Text"><text:span text:style-name="T24">число 0 является четным</text:span></text:span></text:p>
      <text:list xml:id="list3232359218291550021" text:style-name="L67">
        <text:list-header>
          <text:p text:style-name="P286"><text:span text:style-name="Source_20_Text"><text:span text:style-name="T24"/></text:span></text:p>
        </text:list-header>
      </text:list>
      <text:p text:style-name="P187"><text:span text:style-name="Source_20_Text"><text:span text:style-name="T24">начальный скрипт: lesson.32/recursion/odd_or_even_stub</text:span></text:span></text:p>
      <text:p text:style-name="P187"><text:span text:style-name="Source_20_Text"><text:span text:style-name="T24">ответ: lesson.32/recursion/odd_or_even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24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24">def even? n</text:span></text:span></text:p>
      <text:p text:style-name="P187"><text:span text:style-name="Source_20_Text"><text:span text:style-name="T24"><text:s text:c="2"/>if n == 0</text:span></text:span></text:p>
      <text:p text:style-name="P187"><text:span text:style-name="Source_20_Text"><text:span text:style-name="T24"><text:s text:c="6"/>return true</text:span></text:span></text:p>
      <text:p text:style-name="P187"><text:span text:style-name="Source_20_Text"><text:span text:style-name="T24"><text:s text:c="3"/>else</text:span></text:span></text:p>
      <text:p text:style-name="P187"><text:span text:style-name="Source_20_Text"><text:span text:style-name="T24"><text:s text:c="6"/>return odd? n-1</text:span></text:span></text:p>
      <text:p text:style-name="P187"><text:span text:style-name="Source_20_Text"><text:span text:style-name="T24"><text:s text:c="3"/>end</text:span></text:span></text:p>
      <text:p text:style-name="P187"><text:span text:style-name="Source_20_Text"><text:span text:style-name="T24">end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24">def odd? n</text:span></text:span></text:p>
      <text:p text:style-name="P187"><text:span text:style-name="Source_20_Text"><text:span text:style-name="T24"><text:s text:c="2"/>if n == 1</text:span></text:span></text:p>
      <text:p text:style-name="P187"><text:span text:style-name="Source_20_Text"><text:span text:style-name="T24"><text:s text:c="4"/>return true</text:span></text:span></text:p>
      <text:p text:style-name="P187"><text:span text:style-name="Source_20_Text"><text:span text:style-name="T24"><text:s text:c="2"/>else</text:span></text:span></text:p>
      <text:p text:style-name="P187"><text:span text:style-name="Source_20_Text"><text:span text:style-name="T24"><text:s text:c="4"/>return even? n-1</text:span></text:span></text:p>
      <text:p text:style-name="P187"><text:span text:style-name="Source_20_Text"><text:span text:style-name="T24"><text:s text:c="2"/>end</text:span></text:span></text:p>
      <text:p text:style-name="P187"><text:span text:style-name="Source_20_Text"><text:span text:style-name="T24">end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24">см. lesson.32/recursion/odd_or_even_2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28">Задание</text:span></text:span></text:p>
      <text:p text:style-name="P187"><text:span text:style-name="Source_20_Text"><text:span text:style-name="T28"/></text:span></text:p>
      <text:p text:style-name="P187"><text:span text:style-name="Source_20_Text"><text:span text:style-name="T24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7"><text:span text:style-name="Source_20_Text"><text:span text:style-name="T24"/></text:span></text:p>
      <text:list xml:id="list5254639783424134304" text:style-name="L68">
        <text:list-item>
          <text:p text:style-name="P287"><text:span text:style-name="Source_20_Text"><text:span text:style-name="T24">если x делится без остатка на y, то y и есть НОД -- (базис рекурсии)</text:span></text:span></text:p>
        </text:list-item>
      </text:list>
      <text:p text:style-name="P187"><text:span text:style-name="Source_20_Text"><text:span text:style-name="T24"><text:tab/><text:tab/>x = k*y + 0</text:span></text:span></text:p>
      <text:p text:style-name="P187"><text:span text:style-name="Source_20_Text"><text:span text:style-name="T24"/></text:span></text:p>
      <text:list xml:id="list212946175373771" text:continue-numbering="true" text:style-name="L68">
        <text:list-item>
          <text:p text:style-name="P287"><text:span text:style-name="Source_20_Text"><text:span text:style-name="T24">в противном случае, НОД чисел x и y равен НОДелителю чисел y и остатка от деления x на y</text:span></text:span></text:p>
        </text:list-item>
      </text:list>
      <text:p text:style-name="P187"><text:span text:style-name="Source_20_Text"><text:span text:style-name="T24"/></text:span></text:p>
      <text:p text:style-name="P187"><text:span text:style-name="Source_20_Text"><text:span text:style-name="T24"><text:tab/><text:tab/>x = k*y + r, где r &gt; 0</text:span></text:span></text:p>
      <text:p text:style-name="P187"><text:span text:style-name="Source_20_Text"><text:span text:style-name="T24"><text:tab/><text:tab/>надо искать НОД чисел y и r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24">ответ: lesson.32/recursion/euclid_gcd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24">http://en.wikipedia.org/wiki/Euclidean_algorithm</text:span></text:span></text:p>
      <text:p text:style-name="P187"><text:span text:style-name="Source_20_Text"><text:span text:style-name="T24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8">Рекурсия с мемоизацией</text:p>
            <text:p text:style-name="P158">числа фибоначчи</text:p>
            <text:p text:style-name="P158">решение задач</text:p>
          </table:table-cell>
          <table:table-cell table:style-name="Таблица15.A1" office:value-type="string">
            <text:p text:style-name="P159">Занятие 33</text:p>
            <text:p text:style-name="P159">(90 минут)</text:p>
          </table:table-cell>
        </table:table-row>
      </table:table>
      <text:p text:style-name="P187"><text:span text:style-name="Source_20_Text"><text:span text:style-name="T23"/></text:span></text:p>
      <text:p text:style-name="P187"><text:span text:style-name="Source_20_Text"><text:span text:style-name="T28">Раздаточный материал</text:span></text:span></text:p>
      <text:p text:style-name="P187"><text:span text:style-name="Source_20_Text"><text:span text:style-name="T28"/></text:span></text:p>
      <text:list xml:id="list5122275631133384843" text:style-name="L69">
        <text:list-item>
          <text:p text:style-name="P288"><text:span text:style-name="Source_20_Text"><text:span text:style-name="T24">lesson.33.tar.bz2</text:span></text:span></text:p>
        </text:list-item>
      </text:list>
      <text:p text:style-name="P187"><text:span text:style-name="Source_20_Text"><text:span text:style-name="T24"/></text:span></text:p>
      <text:p text:style-name="P187"><text:span text:style-name="Source_20_Text"><text:span text:style-name="T28">План занятия</text:span></text:span></text:p>
      <text:p text:style-name="P187"><text:span text:style-name="Source_20_Text"><text:span text:style-name="T28"/></text:span></text:p>
      <text:list xml:id="list7492362019939131840" text:style-name="L70">
        <text:list-item>
          <text:p text:style-name="P289"><text:span text:style-name="Source_20_Text"><text:span text:style-name="T24">Объявить сбор заданий от студентов!!! Иначе расстрел</text:span></text:span></text:p>
        </text:list-item>
      </text:list>
      <text:list xml:id="list1013056787800250914" text:style-name="L71">
        <text:list-item>
          <text:p text:style-name="P290"><text:span text:style-name="Source_20_Text"><text:span text:style-name="T24">Разбор задания про определение четного/нечетного. + вопрос для lesson.32/recursion/odd_or_even_2</text:span></text:span></text:p>
        </text:list-item>
        <text:list-item>
          <text:p text:style-name="P290"><text:span text:style-name="Source_20_Text"><text:span text:style-name="T24">Фибоначчи и мемоизация</text:span></text:span></text:p>
        </text:list-item>
        <text:list-item>
          <text:p text:style-name="P290"><text:span text:style-name="Source_20_Text"><text:span text:style-name="T24">Решение остальных задач по теме рекурсия со слайдов, которые не были решены</text:span></text:span></text:p>
        </text:list-item>
      </text:list>
      <text:p text:style-name="P187"><text:span text:style-name="Source_20_Text"><text:span text:style-name="T24"/></text:span></text:p>
      <text:p text:style-name="P187"><text:span text:style-name="Source_20_Text"><text:span text:style-name="T28">Вопросы</text:span></text:span></text:p>
      <text:p text:style-name="P187"><text:span text:style-name="Source_20_Text"><text:span text:style-name="T28"/></text:span></text:p>
      <text:p text:style-name="P187"><text:span text:style-name="Source_20_Text"><text:span text:style-name="T24">попросить показать как вычисляется факториал на примере колоды карты. Каждая карта это stack frame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24">TODO: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25">Задание: Кролики Фибоначчи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15">1202 год, Leonardo Fibonacci в трактате Liber Abbaci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7"><text:span text:style-name="Source_20_Text"><text:span text:style-name="T15">молодые кролики приобретают способность размножаться на 2 месяц от роду</text:span></text:span></text:p>
      <text:p text:style-name="P187"><text:span text:style-name="Source_20_Text"><text:span text:style-name="T15">кролики не умирают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счет на начало месяца!</text:span></text:span></text:p>
      <text:p text:style-name="P187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0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март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2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май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3</text:p>
          </table:table-cell>
        </table:table-row>
        <text:soft-page-break/>
        <table:table-row>
          <table:table-cell table:style-name="Table41.A2" office:value-type="string">
            <text:p text:style-name="P193"><text:span text:style-name="Source_20_Text"><text:span text:style-name="T15">июнь</text:span></text:span>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2</text:p>
          </table:table-cell>
          <table:table-cell table:style-name="Table41.E2" office:value-type="string">
            <text:p text:style-name="P181">5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июль</text:span></text:span>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3</text:p>
          </table:table-cell>
          <table:table-cell table:style-name="Table41.E2" office:value-type="string">
            <text:p text:style-name="P181">8</text:p>
          </table:table-cell>
        </table:table-row>
        <table:table-row>
          <table:table-cell table:style-name="Table41.A2" office:value-type="string">
            <text:p text:style-name="P193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81">5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5</text:p>
          </table:table-cell>
          <table:table-cell table:style-name="Table41.E2" office:value-type="string">
            <text:p text:style-name="P181">13</text:p>
          </table:table-cell>
        </table:table-row>
      </table:table>
      <text:p text:style-name="P187"><text:span text:style-name="Source_20_Text"><text:span text:style-name="T15"/></text:span></text:p>
      <text:p text:style-name="P187"><text:span text:style-name="Source_20_Text"><text:span text:style-name="T15">сколько будет кроликов в январе следующего года?</text:span></text:span></text:p>
      <text:p text:style-name="P187"><text:span text:style-name="Source_20_Text"><text:span text:style-name="T15">t13 = 144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оличество кроликов в этом месяце =</text:span></text:span></text:p>
      <text:p text:style-name="P187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7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tn = tn-1 + tn-2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25">Задание</text:span></text:span></text:p>
      <text:p text:style-name="P187"><text:span text:style-name="Source_20_Text"><text:span text:style-name="T25"/></text:span></text:p>
      <text:p text:style-name="Standard"><text:span text:style-name="Source_20_Text"><text:span text:style-name="T66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25"/></text:span></text:p>
      <text:p text:style-name="P16"><text:tab/>0, 1, 1, 2, 3, 5, 8, 13, 21, 34, 55, 89, 144</text:p>
      <text:p text:style-name="P16"/>
      <text:p text:style-name="P16">&gt;&gt;&gt; Попросить самостоятельно сформулировать рекуррентное определение.</text:p>
      <text:p text:style-name="P16"/>
      <text:p text:style-name="P16">Рекуррентое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&lt;&lt;&lt; Это лишнее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25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и занести в кэш</text:p>
      <text:p text:style-name="P16"><text:s text:c="4"/>end</text:p>
      <text:p text:style-name="P16">end</text:p>
      <text:p text:style-name="Standard"><text:span text:style-name="Source_20_Text"><text:span text:style-name="T15"/></text:span></text:p>
      <text:p text:style-name="P16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36"/></text:span></text:p>
      <text:p text:style-name="Standard"><text:span text:style-name="Source_20_Text"><text:span text:style-name="T46">&gt;&gt;&gt; Это неправильно, так как этот кэш не очищается</text:span></text:span></text:p>
      <text:p text:style-name="Standard"><text:span text:style-name="Source_20_Text"><text:span text:style-name="T46">def fibo_nth(n)</text:span></text:span></text:p>
      <text:p text:style-name="Standard"><text:span text:style-name="Source_20_Text"><text:span text:style-name="T46"><text:s text:c="2"/>@fibo_numbers ||= {0 =&gt; 0, 1 =&gt; 1}</text:span></text:span></text:p>
      <text:p text:style-name="Standard"><text:span text:style-name="Source_20_Text"><text:span text:style-name="T46"><text:s text:c="2"/>@fibo_numbers[n] ||= fibo_nth(n-2) + fibo_nth(n-1)</text:span></text:span></text:p>
      <text:p text:style-name="Standard"><text:span text:style-name="Source_20_Text"><text:span text:style-name="T46">end</text:span></text:span></text:p>
      <text:p text:style-name="Standard"><text:span text:style-name="Source_20_Text"><text:span text:style-name="T46">fibo_nth(20) #=&gt; 6765</text:span></text:span></text:p>
      <text:p text:style-name="Standard"><text:span text:style-name="Source_20_Text"><text:span text:style-name="T36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5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25">Задание</text:span></text:span></text:p>
      <text:p text:style-name="Standard"><text:soft-page-break/><text:span text:style-name="Source_20_Text"><text:span text:style-name="T25"/></text:span></text:p>
      <text:p text:style-name="P16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7"><text:span text:style-name="Source_20_Text"><text:span text:style-name="T25">(домашнее) Задание </text:span></text:span><text:span text:style-name="Source_20_Text"><text:span text:style-name="T23">нет на слайдах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24">(вариации на тему http://en.wikipedia.org/wiki/Caesar_cipher)</text:span></text:span></text:p>
      <text:p text:style-name="P187"><text:span text:style-name="Source_20_Text"><text:span text:style-name="T24"/></text:span></text:p>
      <text:p text:style-name="P187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a b c d e f g h i j k l m n o p q r s t u v w x y z</text:span></text:span></text:p>
      <text:p text:style-name="P187"><text:span text:style-name="Source_20_Text"><text:span text:style-name="T15"><text:tab/>d e f g h i j k l m n o p q r s t u v w x y z { <text:s/>| <text:s/>}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shift_cipher('abcdef', 3) #=&gt; 'defghi'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Проблемы:</text:span></text:span></text:p>
      <text:p text:style-name="P187"><text:span text:style-name="Source_20_Text"><text:span text:style-name="T15">у пробела нет предыдущего печатаемого символа http://en.wikipedia.org/wiki/Latin-1</text:span></text:span></text:p>
      <text:p text:style-name="P187"><text:span text:style-name="Source_20_Text"><text:span text:style-name="T15"><text:tab/>&gt; ' '.ord #=&gt; 32</text:span></text:span></text:p>
      <text:p text:style-name="P187"><text:span text:style-name="Source_20_Text"><text:span text:style-name="T15"><text:tab/>&gt; 31.chr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начальный скрипт: lesson.32/recursion/cipher_machine_stub</text:span></text:span></text:p>
      <text:p text:style-name="P187"><text:span text:style-name="Source_20_Text"><text:span text:style-name="T15">ответ: lesson.32/recursion/cipher_machine_stub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Base case - сдвиг пустой строки дает пустую строку</text:span></text:span></text:p>
      <text:p text:style-name="P187"><text:span text:style-name="Source_20_Text"><text:span text:style-name="T24">Индукция - сдвинуть первый символ и присоединить к нему сдвинутую оставшуюся подстроку без первого символа</text:span></text:span></text:p>
      <text:p text:style-name="P187"><text:span text:style-name="Source_20_Text"><text:span text:style-name="T23"/></text:span></text:p>
      <text:p text:style-name="P187"><text:span text:style-name="Source_20_Text"><text:span text:style-name="T23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7"><text:span text:style-name="Source_20_Text"><text:span text:style-name="T23"/></text:span></text:p>
      <text:p text:style-name="P187"><text:span text:style-name="Source_20_Text"><text:span text:style-name="T24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8">Рекурсивные структуры данных</text:p>
            <text:p text:style-name="P158">Задания на вывод парсингового дерева</text:p>
            <text:p text:style-name="P158"/>
          </table:table-cell>
          <table:table-cell table:style-name="Table45.A1" office:value-type="string">
            <text:p text:style-name="P159">Занятие 34+35</text:p>
            <text:p text:style-name="P159">(90 минут)</text:p>
          </table:table-cell>
        </table:table-row>
      </table:table>
      <text:p text:style-name="P187"><text:span text:style-name="Source_20_Text"><text:span text:style-name="T23"/></text:span></text:p>
      <text:p text:style-name="P187"><text:span text:style-name="Source_20_Text"><text:span text:style-name="T28">Раздаточный материал</text:span></text:span></text:p>
      <text:p text:style-name="P187"><text:span text:style-name="Source_20_Text"><text:span text:style-name="T28"/></text:span></text:p>
      <text:list xml:id="list212944917555867" text:continue-list="list5122275631133384843" text:style-name="L69">
        <text:list-item>
          <text:p text:style-name="P288"><text:span text:style-name="Source_20_Text"><text:span text:style-name="T23">lesson.34.tar.bz2 -- <text:s/>ОБНОВЛЕН!</text:span></text:span></text:p>
        </text:list-item>
        <text:list-item>
          <text:p text:style-name="P288"><text:span text:style-name="Source_20_Text"><text:span text:style-name="T23">lesson.35.tar.bz2</text:span></text:span></text:p>
          <text:p text:style-name="P288"><text:span text:style-name="Source_20_Text"><text:span text:style-name="T24"/></text:span></text:p>
        </text:list-item>
      </text:list>
      <text:p text:style-name="P294"><text:span text:style-name="Source_20_Text"><text:span text:style-name="T26">Разбор digital_root</text:span></text:span></text:p>
      <text:p text:style-name="P187"><text:span text:style-name="Source_20_Text"><text:span text:style-name="T25"/></text:span></text:p>
      <text:p text:style-name="P294"><text:span text:style-name="Source_20_Text"><text:span text:style-name="T16">см. lesson.35/recursion/digital_root_tonya</text:span></text:span></text:p>
      <text:p text:style-name="P294"><text:span text:style-name="Source_20_Text"><text:span text:style-name="T16"/></text:span></text:p>
      <text:p text:style-name="P295"><text:span text:style-name="Source_20_Text"><text:span text:style-name="T27">Merge sort</text:span></text:span></text:p>
      <text:p text:style-name="P295"><text:span text:style-name="Source_20_Text"><text:span text:style-name="T26"/></text:span></text:p>
      <text:p text:style-name="P295"><text:span text:style-name="Source_20_Text"><text:span text:style-name="T17">см. презентацию sorting.odp</text:span></text:span></text:p>
      <text:p text:style-name="P295"><text:span text:style-name="Source_20_Text"><text:span text:style-name="T27"/></text:span></text:p>
      <text:p text:style-name="P296"><text:span text:style-name="Source_20_Text"><text:span text:style-name="T19">!!!</text:span></text:span><text:span text:style-name="Source_20_Text"><text:span text:style-name="T18">Задание: исследуйте, как меняется количество вызовов метода merge_sort, если делить массив не на р</text:span></text:span><text:span text:style-name="Source_20_Text"><text:span text:style-name="T22">а</text:span></text:span><text:span text:style-name="Source_20_Text"><text:span text:style-name="T18">вные части, а 1:2</text:span></text:span></text:p>
      <text:p text:style-name="P296"><text:span text:style-name="Source_20_Text"><text:span text:style-name="T19"/></text:span></text:p>
      <text:p text:style-name="P295"><text:span text:style-name="Source_20_Text"><text:span text:style-name="T27">Если мало времени</text:span></text:span></text:p>
      <text:p text:style-name="P295"><text:span text:style-name="Source_20_Text"><text:span text:style-name="T27"/></text:span></text:p>
      <text:p text:style-name="P295"><text:span text:style-name="Source_20_Text"><text:span text:style-name="T17">то доделать оставшиеся задачки со слайдов</text:span></text:span></text:p>
      <text:p text:style-name="P295"><text:span text:style-name="Source_20_Text"><text:span text:style-name="T17"/></text:span></text:p>
      <text:p text:style-name="P187"><text:span text:style-name="Source_20_Text"><text:span text:style-name="T25">Рекурсивные структуры данных</text:span></text:span></text:p>
      <text:p text:style-name="P187"><text:span text:style-name="Source_20_Text"><text:span text:style-name="T25"/></text:span></text:p>
      <text:p text:style-name="P187"><text:span text:style-name="Source_20_Text"><text:span text:style-name="T15">см. слайд с красивыми картинками-тучками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в просао используется скобочная форма записи дерева:</text:span></text:span></text:p>
      <text:p text:style-name="P187"><text:span text:style-name="Source_20_Text"><text:span text:style-name="T15"><text:tab/>lesson.34/recursion/sent.en.parsed</text:span></text:span></text:p>
      <text:p text:style-name="P187"><text:span text:style-name="Source_20_Text"><text:span text:style-name="T15"><text:tab/>lesson.34/recursion/sent.de.parsed</text:span></text:span></text:p>
      <text:p text:style-name="P187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7"><text:span text:style-name="Source_20_Text"><text:span text:style-name="T15"><text:tab/>&gt; cat sent.en.parsed | syn_ps2tree</text:span></text:span></text:p>
      <text:p text:style-name="P187"><text:span text:style-name="Source_20_Text"><text:span text:style-name="T15">получится как в файле:</text:span></text:span></text:p>
      <text:p text:style-name="P187"><text:span text:style-name="Source_20_Text"><text:span text:style-name="T15"><text:tab/>lesson.34/recursion/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ереве можно представить в виде вложенных массивов.</text:span></text:span></text:p>
      <text:p text:style-name="P187"><text:span text:style-name="Source_20_Text"><text:span text:style-name="T15">1) каждый уровень это массив узлов</text:span></text:span></text:p>
      <text:p text:style-name="P187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87"><text:span text:style-name="Source_20_Text"><text:span text:style-name="T15"><text:tab/>ответ: 1 11 111 12 13 131 132 <text:s text:c="4"/># в порядке обхода графа в глубину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Вопрос: где располагались бы дочерние узлы (например 1311, 1312) узла 131?</text:span></text:span></text:p>
      <text:p text:style-name="P187"><text:span text:style-name="Source_20_Text"><text:span text:style-name="T25"/></text:span></text:p>
      <text:p text:style-name="P187"><text:soft-page-break/><text:span text:style-name="Source_20_Text"><text:span text:style-name="T15">см. массивы, заданные в файле display_parse_tree_stub</text:span></text:span></text:p>
      <text:p text:style-name="P187"><text:span text:style-name="Source_20_Text"><text:span text:style-name="T15"><text:tab/>parsing1 - дерево немецкого предложения</text:span></text:span></text:p>
      <text:p text:style-name="P187"><text:span text:style-name="Source_20_Text"><text:span text:style-name="T15"><text:tab/>parsing2 - дерево английского предложения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&gt;&gt;&gt; показать как его создать такой массив из скобочной записи:</text:span></text:span></text:p>
      <text:list xml:id="list4546619652446357374" text:style-name="L72">
        <text:list-item>
          <text:p text:style-name="P291"><text:span text:style-name="Source_20_Text"><text:span text:style-name="T15">заменить (( на [ и )) на ]</text:span></text:span></text:p>
        </text:list-item>
      </text:list>
      <text:p text:style-name="P187"><text:span text:style-name="Source_20_Text"><text:span text:style-name="T15"/></text:span></text:p>
      <text:p text:style-name="P187"><text:span text:style-name="Source_20_Text"><text:span text:style-name="T15">&gt;&gt;&gt; показать, как из дерева создать такой массив:</text:span></text:span></text:p>
      <text:list xml:id="list7869360857488107407" text:style-name="L73">
        <text:list-item>
          <text:p text:style-name="P292"><text:span text:style-name="Source_20_Text"><text:span text:style-name="T15">каждый </text:span></text:span><text:span text:style-name="Source_20_Text"><text:span text:style-name="T25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292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292"><text:span text:style-name="Source_20_Text"><text:span text:style-name="T15"/></text:span></text:p>
        </text:list-item>
      </text:list>
      <text:p text:style-name="P187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ответ: lesson.34/recursion/display_parse_tree</text:span></text:span></text:p>
      <text:p text:style-name="P187"><text:span text:style-name="Source_20_Text"><text:span text:style-name="T15">начальный скрипт: lesson.34/recursion/display_parse_tree_stub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для сравнения используйте команду (отличия должны быть минимальны)</text:span></text:span></text:p>
      <text:p text:style-name="P187"><text:span text:style-name="Source_20_Text"><text:span text:style-name="T15"><text:tab/>display_parse_tree_stub | diff -Z - sent.en.parsed.tree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a) реализация без рекурсии</text:span></text:span></text:p>
      <text:p text:style-name="P187"><text:span text:style-name="Source_20_Text"><text:span text:style-name="T15"><text:tab/><text:tab/>ответ: scripts/syntagma.awk функция print_ps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23">TODO: Сделать то же самое при помощи Hash, положить в lesson.35</text:span></text:span></text:p>
      <text:p text:style-name="P187"><text:span text:style-name="Source_20_Text"><text:span text:style-name="T23"/></text:span></text:p>
      <text:p text:style-name="P187"><text:span text:style-name="Source_20_Text"><text:span text:style-name="T29">Разработка класса ParseTree</text:span></text:span></text:p>
      <text:p text:style-name="P187"><text:span text:style-name="Source_20_Text"><text:span text:style-name="T29"/></text:span></text:p>
      <text:p text:style-name="P187"><text:span text:style-name="Source_20_Text"><text:span text:style-name="T23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87"><text:span text:style-name="Source_20_Text"><text:span text:style-name="T23"/></text:span></text:p>
      <text:p text:style-name="P187"><text:span text:style-name="Source_20_Text"><text:span text:style-name="T15"/></text:span></text:p>
      <text:p text:style-name="P186"><text:span text:style-name="Source_20_Text"><text:span text:style-name="T15"/></text:span></text:p>
      <text:p text:style-name="P187"><text:span text:style-name="Source_20_Text"><text:span text:style-name="T36"/></text:span></text:p>
      <text:p text:style-name="P187"><text:span text:style-name="Source_20_Text"><text:span text:style-name="T25">Другие задания</text:span></text:span></text:p>
      <text:p text:style-name="P187"><text:span text:style-name="Source_20_Text"><text:span text:style-name="T25"/></text:span></text:p>
      <text:list xml:id="list212945487804111" text:continue-list="list7475143704933165884" text:style-name="WWNum72">
        <text:list-item>
          <text:p text:style-name="P293"><text:span text:style-name="Source_20_Text"><text:span text:style-name="T15">power используя прямую рекурсию</text:span></text:span></text:p>
        </text:list-item>
        <text:list-item>
          <text:p text:style-name="P293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93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93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293"><text:span text:style-name="Source_20_Text"><text:span text:style-name="T23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23">на отдельные слова (дан словарь). Достаточно получить одно разбиение.</text:span></text:span></text:p>
        </text:list-item>
        <text:list-item>
          <text:p text:style-name="P293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293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293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93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93"><text:span text:style-name="Source_20_Text"><text:span text:style-name="T23">судоку, рекурсивно перебором</text:span></text:span></text:p>
        </text:list-item>
        <text:list-item>
          <text:p text:style-name="P293"><text:span text:style-name="Source_20_Text"><text:span text:style-name="T23">задача о расстановке 4 ферзей, рекурсивно перебором</text:span></text:span></text:p>
        </text:list-item>
        <text:list-item>
          <text:p text:style-name="P293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87"><text:span text:style-name="Source_20_Text"><text:span text:style-name="T15"/></text:span></text:p>
      <text:p text:style-name="P114"><text:span text:style-name="Source_20_Text"><text:span text:style-name="T28">Вопросы для контроля по теме рекурсия</text:span></text:span></text:p>
      <text:p text:style-name="P114"><text:span text:style-name="Source_20_Text"><text:span text:style-name="T28"/></text:span></text:p>
      <text:p text:style-name="P114"><text:span text:style-name="Source_20_Text"><text:span text:style-name="T24">что такое рекурсия?</text:span></text:span></text:p>
      <text:p text:style-name="P114"><text:span text:style-name="Source_20_Text"><text:span text:style-name="T24">какие виды ее бывают?</text:span></text:span></text:p>
      <text:p text:style-name="P114"><text:span text:style-name="Source_20_Text"><text:span text:style-name="T24">назовите две составляющие рекуррентного определения</text:span></text:span></text:p>
      <text:p text:style-name="P114"><text:span text:style-name="Source_20_Text"><text:span text:style-name="T24">что такое базис рекурсии (base case)?</text:span></text:span></text:p>
      <text:p text:style-name="P114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2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35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7"/>
      <text:p text:style-name="P67">Странности в String#[]</text:p>
      <text:p text:style-name="P87"/>
      <text:p text:style-name="P52">см. lesson.24/test_getting_chars</text:p>
      <text:p text:style-name="P52"/>
      <text:p text:style-name="P52">Обращение по одному индексу</text:p>
      <text:p text:style-name="P67"/>
      <text:p text:style-name="P56">TODO: нарисовать и пронумеровать строку слева направо и справа налево.</text:p>
      <text:p text:style-name="P56"/>
      <text:p text:style-name="P52"><text:tab/>puts "a"[0] <text:s text:c="2"/>#=&gt; "a"</text:p>
      <text:p text:style-name="P52"><text:tab/>puts "a"[-1] <text:s text:c="2"/>#=&gt; "a"</text:p>
      <text:p text:style-name="P52"><text:tab/>puts "a"[1] <text:s text:c="2"/>#=&gt; nil <text:s/># see 4.</text:p>
      <text:p text:style-name="P52"><text:tab/>puts "a"[2] <text:s text:c="2"/>#=&gt; nil</text:p>
      <text:p text:style-name="P52"><text:tab/>puts "a"[-2] <text:s text:c="2"/>#=&gt; nil # see 4.</text:p>
      <text:p text:style-name="P52"><text:tab/>puts "a"[-3] <text:s text:c="2"/>#=&gt; nil</text:p>
      <text:p text:style-name="P52"/>
      <text:p text:style-name="P52">Начальная позиция <text:span text:style-name="T1">внутри</text:span> строки - все ок.</text:p>
      <text:p text:style-name="P52"/>
      <text:p text:style-name="P52"><text:tab/>puts "a"[0,1] #=&gt; "a"</text:p>
      <text:p text:style-name="P52"><text:tab/>puts "a"[-1,1] #=&gt; "a"</text:p>
      <text:p text:style-name="P52"/>
      <text:p text:style-name="P52">Начальная позиция <text:span text:style-name="T1">вне</text:span> границ строки</text:p>
      <text:p text:style-name="P52"/>
      <text:p text:style-name="P52"><text:tab/>puts "a"[2,1] #=&gt; nil</text:p>
      <text:p text:style-name="P52"><text:tab/>puts "a"[-3,1] #=&gt; nil</text:p>
      <text:p text:style-name="P52"/>
      <text:p text:style-name="P52">Начальная позиция <text:span text:style-name="T1">примыкает</text:span> к границе строки</text:p>
      <text:p text:style-name="P52"/>
      <text:p text:style-name="P52"><text:tab/>puts "a"[1,1] #=&gt; "" <text:s text:c="4"/># WTF! see 3</text:p>
      <text:p text:style-name="P52"><text:tab/>puts "a"[-2,1] #=&gt; nil <text:s text:c="2"/># see 4. And 3. is not applicable</text:p>
      <text:p text:style-name="P52"/>
      <text:p text:style-name="P56">TODO: добавить случаи с диапазонами “a”[1..2]</text:p>
      <text:p text:style-name="P5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7"/>
      <text:p text:style-name="P52"><text:span text:style-name="T1">презентация lectures/sorting.{odp,pdf</text:span>}</text:p>
      <text:p text:style-name="P52"/>
      <text:p text:style-name="P67">Куча</text:p>
      <text:p text:style-name="P52"/>
      <text:p text:style-name="P52">??? То ли это самое, что и бинарное дерево?</text:p>
      <text:p text:style-name="P52">http://www.eecs.wsu.edu/~ananth/CptS223/Lectures/heaps.pdf</text:p>
      <text:p text:style-name="P52"/>
      <text:p text:style-name="P52">MinHeap / MaxHeap</text:p>
      <text:p text:style-name="P52"/>
      <text:p text:style-name="P52">??? <text:span text:style-name="T1">Где их можно использовать в лингвистических задачах?</text:span></text:p>
      <text:p text:style-name="P57"><text:s text:c="3"/>см здесь олимпиадные задачи: http://codeforces.com/blog/entry/5950</text:p>
      <text:p text:style-name="P52">??? Что такое приоритетные очереди и как их использовать в лингвистических задачах?</text:p>
      <text:p text:style-name="P52"/>
      <text:p text:style-name="P52">Что такое куча (heap)? Структура и основное свойство кучи: value[parent(i)] &gt;= value[i]</text:p>
      <text:p text:style-name="P52"/>
      <text:p text:style-name="P52">В какой структуре данных хранить кучу? как для этого использовать массив</text:p>
      <text:p text:style-name="P52"/>
      <text:p text:style-name="P52">!!! Задание: написать методы parent_idx(i), left_child_idx(i), right_child_idx(i)</text:p>
      <text:p text:style-name="P52"/>
      <text:p text:style-name="P52">Алгоритм исправления неправильного состояния в некотором узле: heapify(heap, i)</text:p>
      <text:p text:style-name="P52">percolateDown?</text:p>
      <text:p text:style-name="P52"/>
      <text:p text:style-name="P52">!!! Задание: реализовать heapify()</text:p>
      <text:p text:style-name="P52"/>
      <text:p text:style-name="P52">&gt;&gt;&gt; я дам свои тесткейсы</text:p>
      <text:p text:style-name="P52"><text:tab/>случай, когда рекурсия попадает в лист</text:p>
      <text:p text:style-name="P52"><text:tab/>случай с длинной рекурсией (с двумя вызовами)</text:p>
      <text:p text:style-name="P52"><text:tab/>случай, когда i это лист</text:p>
      <text:p text:style-name="P52"/>
      <text:p text:style-name="P52">Построение кучи: создание кучи из заданного массива (in-place). Алгоритм и реализация.</text:p>
      <text:p text:style-name="P52"/>
      <text:p text:style-name="P52">Алгоритм сортировки с использованием кучи (heap sort).</text:p>
      <text:p text:style-name="P52"/>
      <text:p text:style-name="P52">!!! Задание: реализовать сортировку кучей.</text:p>
      <text:p text:style-name="P52"/>
      <text:p text:style-name="P52">кучи хороши для построения priority queues. кучи позволяют производить вставку и удаление элемента эффективно.</text:p>
      <text:p text:style-name="P52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2"/>
      <text:p text:style-name="P67">Удаление элементов хэша</text:p>
      <text:p text:style-name="P67"/>
      <text:p text:style-name="P52">Метод Hash#clear удаляет все элементы (пары ключ-значение) хэша</text:p>
      <text:p text:style-name="P52"/>
      <text:p text:style-name="P52"><text:soft-page-break/>Метод Hash#delete позволяет удалить один элемент (изменяется сам объект!)</text:p>
      <text:p text:style-name="P52"/>
      <text:p text:style-name="P52"><text:tab/>months = { "dec" =&gt; "December", <text:s/>"jan" =&gt; "January" }</text:p>
      <text:p text:style-name="P52"><text:tab/>months.delete "dec"</text:p>
      <text:p text:style-name="P52"><text:tab/>puts months <text:s text:c="14"/>#=&gt;{"jan"=&gt;"January"}</text:p>
      <text:p text:style-name="P52"/>
      <text:p text:style-name="P52">!!! Задание: Исследуйте скрипт lesson.21/test_delete.1.rb</text:p>
      <text:p text:style-name="P52"/>
      <text:p text:style-name="P52"><text:tab/>ri Hash#delete</text:p>
      <text:p text:style-name="P52"><text:tab/>ri String#delete</text:p>
      <text:p text:style-name="P52"/>
      <text:p text:style-name="P67">Удаление элементов хэша - 2</text:p>
      <text:p text:style-name="P52"/>
      <text:p text:style-name="P52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2"/>
      <text:p text:style-name="P52">меняют объект</text:p>
      <text:p text:style-name="P52"><text:tab/>delete_if <text:s text:c="3"/></text:p>
      <text:p text:style-name="P52"><text:tab/>reject!</text:p>
      <text:p text:style-name="P52"><text:s/></text:p>
      <text:p text:style-name="P52">не меняют объект, вохвращают измененную копию</text:p>
      <text:p text:style-name="P52"><text:tab/>reject</text:p>
      <text:p text:style-name="P52"/>
      <text:p text:style-name="P52">см. test_delete.2.rb</text:p>
      <text:p text:style-name="P52"/>
      <text:p text:style-name="P52">hash = { "apple" =&gt; "Apfel", <text:s/>"pear" <text:s/>=&gt; "Birne" }</text:p>
      <text:p text:style-name="P52"/>
      <text:p text:style-name="P52">hash.delete_if do |key, val|</text:p>
      <text:p text:style-name="P52"><text:tab/>key =~ /a/ &amp;&amp; val !~ /a/i</text:p>
      <text:p text:style-name="P52">end</text:p>
      <text:p text:style-name="P52"/>
      <text:p text:style-name="P52">puts hash</text:p>
      <text:p text:style-name="P52">#=&gt; {"apple"=&gt;"Apfel"}</text:p>
      <text:p text:style-name="P52"/>
      <text:p text:style-name="P52">&gt;&gt;&gt; Внимание на модификатор i (ignorecase) в регулярном выражении</text:p>
      <text:p text:style-name="P52"/>
      <text:p text:style-name="P52">!!! Вопрос: что останется в хэше, если убрать модификатор i?</text:p>
      <text:p text:style-name="P52">Ответ: ничего, хэш станет пустым</text:p>
      <text:p text:style-name="P52"/>
      <text:p text:style-name="P52">!!! Задание: исследуйте, что делает скрипт test_delete.3.rb</text:p>
      <text:p text:style-name="P52"/>
      <text:p text:style-name="P52">!!! Задание: (lesson.21/test_delete.4_stub.rb) оставьте только те месяцы, в которые температура отрицательная</text:p>
      <text:p text:style-name="P52">lectures/Lectures.odt</text:p>
      <text:p text:style-name="P52">ответ: lesson.21/test_delete.4.rb</text:p>
      <text:p text:style-name="P52"/>
      <text:p text:style-name="P52">!!! Задание: исследуйте, что произойдет, если вместо to_f использовать to_i (test_delete.4.rb)</text:p>
      <text:p text:style-name="P52"/>
      <text:p text:style-name="P52"><text:soft-page-break/>Антоним метода reject:</text:p>
      <text:list xml:id="list4636616344387486848" text:style-name="L74">
        <text:list-item>
          <text:p text:style-name="P261"><text:span text:style-name="T32">select!/keep_if – изменяют и</text:span>сх<text:span text:style-name="T32">одный объ</text:span>ек<text:span text:style-name="T32">т</text:span></text:p>
        </text:list-item>
        <text:list-item>
          <text:p text:style-name="P261"><text:span text:style-name="T32">select в</text:span>о<text:span text:style-name="T32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2"/>
      <text:p text:style-name="P52"><text:tab/>ri Object#send</text:p>
      <text:p text:style-name="P52"/>
      <text:p text:style-name="P52"><text:tab/>“hello”.length<text:tab/>#=&gt; 5<text:tab/><text:tab/><text:tab/><text:tab/>“hello”.send(:length)</text:p>
      <text:p text:style-name="P52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4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3984915719849967383" text:style-name="L75">
        <text:list-item>
          <text:p text:style-name="P262">унарная оператор – оператор, принимающий один аргумент (операнд)</text:p>
        </text:list-item>
        <text:list-item>
          <text:p text:style-name="P262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8734148412782565841" text:style-name="L76">
        <text:list-item>
          <text:p text:style-name="P263">двоичное смещение вправо: 10 &gt;&gt; 1 #=&gt; 5 равноценно делению на 2</text:p>
        </text:list-item>
        <text:list-item>
          <text:p text:style-name="P263">двоичное смещение влево: 10 &lt;&lt; 2 #= &gt; 40 равноценно умножению на 4</text:p>
          <text:p text:style-name="P264"/>
        </text:list-item>
      </text:list>
      <text:p text:style-name="P96">Приоритеты операций (operator precedence)</text:p>
      <text:p text:style-name="P97"/>
      <text:p text:style-name="P52">2 + 2 – 5 # =&gt; -1</text:p>
      <text:p text:style-name="P52">2 + 2 * 2 #=&gt;6 <text:s text:c="3"/>#= 2 + (2 * 2)</text:p>
      <text:p text:style-name="P52">(2 + 2) * 2 #=&gt; 8</text:p>
      <text:p text:style-name="P52">2 * 2 / 4 #=&gt; 2</text:p>
      <text:p text:style-name="P52">2**3*4 <text:s/>#=&gt; 32</text:p>
      <text:p text:style-name="P52">2**(3*4) #=&gt; 2 ** 12 = 4096</text:p>
      <text:p text:style-name="P52">-2*2 - 2 #=&gt; -6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50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50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48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7"/>
      <text:p text:style-name="P52">NB: and or имеют одинаковые приоритет, что неверно</text:p>
      <text:p text:style-name="P67"/>
      <text:p text:style-name="P52">!!! Задание: вычислить формулу из первой лекции</text:p>
      <text:p text:style-name="P99"><text:span text:style-name="Source_20_Text"><text:span text:style-name="T55"/></text:span></text:p>
      <text:p text:style-name="P67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48">!!! задание: попробовать в irb. Измениться ли значение переменной a ?</text:span></text:span></text:p>
      <text:p text:style-name="P99"><text:span text:style-name="Source_20_Text"><text:span text:style-name="T48"/></text:span></text:p>
      <text:p text:style-name="P148"><text:span text:style-name="Source_20_Text"><text:span text:style-name="T48">a ||= 2</text:span></text:span></text:p>
      <text:p text:style-name="P139"><text:span text:style-name="Source_20_Text"><text:span text:style-name="T3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contextual-spacing="false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style:contextual-spacing="false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 style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44pt" style:font-style-asian="normal" style:font-weight-asian="normal" style:font-name-complex="Bitstream Vera Sans" style:font-family-complex="'Bitstream Ver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20pt" style:font-style-asian="normal" style:font-weight-asian="normal" style:font-name-complex="Bitstream Vera Sans" style:font-family-complex="'Bitstream Ver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fo:font-family="'Bitstream Vera Sans'" style:font-family-generic="modern" style:font-pitch="fixed" style:font-name-asian="Bitstream Vera Sans1" style:font-family-asian="'Bitstream Vera Sans'" style:font-family-generic-asian="modern" style:font-pitch-asian="fixed" style:font-name-complex="Bitstream Vera Sans1" style:font-family-complex="'Bitstream Vera Sans'" style:font-family-generic-complex="modern" style:font-pitch-complex="fixed"/>
    </style:style>
    <style:style style:name="Bullets" style:family="paragraph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6b6b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 style:contextual-spacing="false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 style:contextual-spacing="false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 style:contextual-spacing="false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 style:contextual-spacing="false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 style:contextual-spacing="false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 style:contextual-spacing="false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style:contextual-spacing="false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contextual-spacing="false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contextual-spacing="false" style:text-autospace="none"/>
      <style:text-properties style:font-name="Droid Sans" fo:font-family="'Droid Sans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roid Sans" style:font-family-complex="'Droid Sans'" style:font-family-generic-complex="modern" style:font-pitch-complex="fixed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 style:contextual-spacing="false"/>
    </style:style>
    <style:style style:name="WW-Heading12" style:family="paragraph" style:parent-style-name="Standard">
      <style:paragraph-properties fo:margin-top="0.42cm" fo:margin-bottom="0.21cm" style:contextual-spacing="false"/>
    </style:style>
    <style:style style:name="WW-Heading123" style:family="paragraph" style:parent-style-name="Standard">
      <style:paragraph-properties fo:margin-top="0.42cm" fo:margin-bottom="0.21cm" style:contextual-spacing="false"/>
    </style:style>
    <style:style style:name="WW-Heading1234" style:family="paragraph" style:parent-style-name="Standard">
      <style:paragraph-properties fo:margin-top="0.42cm" fo:margin-bottom="0.21cm" style:contextual-spacing="false"/>
    </style:style>
    <style:style style:name="WW-Heading12345" style:family="paragraph" style:parent-style-name="Standard">
      <style:paragraph-properties fo:margin-top="0.42cm" fo:margin-bottom="0.21cm" style:contextual-spacing="false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caption" style:family="paragraph">
      <style:paragraph-properties fo:margin-top="0.374cm" fo:margin-bottom="0.374cm" style:contextual-spacing="false" style:text-autospace="none"/>
      <style:text-properties style:use-window-font-color="true" style:font-name="Liberation Serif1" fo:font-family="'Liberation Serif', 'Times New Roman'" style:font-family-generic="roman" style:font-pitch="variable" fo:font-size="12pt" fo:font-style="italic" style:font-name-asian="Liberation Serif1" style:font-family-asian="'Liberation Serif', 'Times New Roman'" style:font-family-generic-asian="roman" style:font-pitch-asian="variable" style:font-size-asian="12pt" style:font-style-asian="italic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1" style:font-family-asian="'Bitstream Vera Sans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4.1.6.2$Linux_X86_64 LibreOffice_project/410m0$Build-2</meta:generator>
    <dc:date>2014-05-15T21:29:44.087223246</dc:date>
    <meta:editing-duration>P15DT14H14M17S</meta:editing-duration>
    <meta:editing-cycles>1789</meta:editing-cycles>
    <dc:creator>Nikolai Krot</dc:creator>
    <meta:document-statistic meta:table-count="61" meta:image-count="0" meta:object-count="0" meta:page-count="138" meta:paragraph-count="3842" meta:word-count="21173" meta:character-count="145449" meta:non-whitespace-character-count="125587"/>
  </office:meta>
</office:document-meta>
</file>